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53">
      <style:table-cell-properties fo:border="0.06pt solid #000000"/>
    </style:style>
    <style:style style:name="ce3" style:family="table-cell" style:parent-style-name="Default" style:data-style-name="N53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53">
      <style:table-cell-properties fo:background-color="#dddddd" fo:border="0.06pt solid #000000"/>
    </style:style>
    <style:style style:name="ce5" style:family="table-cell" style:parent-style-name="Default" style:data-style-name="N53">
      <style:table-cell-properties fo:background-color="#b3b3b3" fo:border="0.06pt solid #000000"/>
    </style:style>
    <style:style style:name="ce6" style:family="table-cell" style:parent-style-name="Default" style:data-style-name="N50"/>
    <style:style style:name="ce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ackground-color="#dddddd" fo:border="0.06pt solid #000000"/>
    </style:style>
    <style:style style:name="ce11" style:family="table-cell" style:parent-style-name="Default">
      <style:table-cell-properties fo:background-color="#b3b3b3" fo:border="0.06pt solid #000000"/>
    </style:style>
    <style:style style:name="ce12" style:family="table-cell" style:parent-style-name="Default">
      <style:table-cell-properties fo:background-color="#cccccc" fo:border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color="#2a6099" fo:font-weight="bold" style:font-weight-asian="bold" style:font-weight-complex="bold"/>
    </style:style>
    <style:style style:name="ce14" style:family="table-cell" style:parent-style-name="Default">
      <style:table-cell-properties fo:background-color="#b3b3b3" fo:border="0.06pt solid #000000"/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ackground-color="#b3b3b3" fo:border="0.06pt solid #000000"/>
      <style:text-properties fo:color="#c9211e"/>
    </style:style>
    <style:style style:name="ce16" style:family="table-cell" style:parent-style-name="Default">
      <style:table-cell-properties fo:border="0.06pt solid #000000"/>
      <style:text-properties fo:color="#3465a4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color="#3465a4"/>
    </style:style>
    <style:style style:name="ce19" style:family="table-cell" style:parent-style-name="Default">
      <style:table-cell-properties fo:border="0.06pt solid #000000"/>
      <style:text-properties fo:color="#c9211e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53">
      <style:table-cell-properties fo:background-color="#ffdbb6" fo:border="0.06pt solid #000000"/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53">
      <style:table-cell-properties fo:background-color="#729fcf" fo:border="0.06pt solid #000000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53">
      <style:table-cell-properties fo:background-color="#ffdbb6" fo:border="0.06pt solid #000000"/>
      <style:text-properties fo:color="#000000"/>
    </style:style>
    <style:style style:name="ce24" style:family="table-cell" style:parent-style-name="Default" style:data-style-name="N53">
      <style:table-cell-properties fo:background-color="#729fcf" fo:border="0.06pt solid #000000"/>
      <style:text-properties fo:color="#000000"/>
    </style:style>
    <style:style style:name="ce25" style:family="table-cell" style:parent-style-name="Default" style:data-style-name="N53">
      <style:table-cell-properties fo:background-color="#729fcf" fo:border="0.06pt solid #000000"/>
    </style:style>
    <style:style style:name="ce26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bb6" fo:border="0.06pt solid #000000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729fcf" fo:border="0.06pt solid #000000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ackground-color="#ffdbb6" fo:border="0.06pt solid #000000"/>
      <style:text-properties fo:color="#000000"/>
    </style:style>
    <style:style style:name="ce30" style:family="table-cell" style:parent-style-name="Default">
      <style:table-cell-properties fo:background-color="#729fcf" fo:border="0.06pt solid #000000"/>
      <style:text-properties fo:color="#000000"/>
    </style:style>
    <style:style style:name="ce31" style:family="table-cell" style:parent-style-name="Default">
      <style:table-cell-properties fo:background-color="#729fc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lden Gate_current_speed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7"/>
          <table:table-cell table:style-name="ce1" office:value-type="string" calcext:value-type="string" table:number-columns-spanned="3" table:number-rows-spanned="1">
            <text:p>Current Magnitude</text:p>
          </table:table-cell>
          <table:covered-table-cell table:number-columns-repeated="2" table:style-name="ce7"/>
          <table:table-cell table:style-name="ce1" office:value-type="string" calcext:value-type="string" table:number-columns-spanned="3" table:number-rows-spanned="1">
            <text:p>Current Direction</text:p>
          </table:table-cell>
          <table:covered-table-cell table:number-columns-repeated="2" table:style-name="ce7"/>
          <table:table-cell/>
          <table:table-cell table:style-name="ce20" office:value-type="string" calcext:value-type="string">
            <text:p>Datetime</text:p>
          </table:table-cell>
          <table:table-cell table:style-name="ce26" office:value-type="string" calcext:value-type="string">
            <text:p>Timestamp(h)</text:p>
          </table:table-cell>
          <table:table-cell table:style-name="ce26" office:value-type="string" calcext:value-type="string">
            <text:p>Current at Golden Gate</text:p>
          </table:table-cell>
          <table:table-cell table:style-name="ce26" office:value-type="string" calcext:value-type="string">
            <text:p>Maximin</text:p>
          </table:table-cell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style-name="ce7" office:value-type="string" calcext:value-type="string">
            <text:p>Timestamp(h)</text:p>
          </table:table-cell>
          <table:table-cell table:style-name="ce7" office:value-type="string" calcext:value-type="string">
            <text:p>Golden Gate</text:p>
          </table:table-cell>
          <table:table-cell table:style-name="ce7" office:value-type="string" calcext:value-type="string">
            <text:p>Eagles Point</text:p>
          </table:table-cell>
          <table:table-cell table:style-name="ce7" office:value-type="string" calcext:value-type="string">
            <text:p>Deadman's Point</text:p>
          </table:table-cell>
          <table:table-cell table:style-name="ce7" office:value-type="string" calcext:value-type="string">
            <text:p>Golden Gate</text:p>
          </table:table-cell>
          <table:table-cell table:style-name="ce7" office:value-type="string" calcext:value-type="string">
            <text:p>Eagles Point</text:p>
          </table:table-cell>
          <table:table-cell table:style-name="ce7" office:value-type="string" calcext:value-type="string">
            <text:p>Deadman's Point</text:p>
          </table:table-cell>
          <table:table-cell/>
          <table:table-cell table:style-name="ce21" table:formula="of:=[.A16]" office:value-type="date" office:date-value="2016-06-30T06:30:00" calcext:value-type="date">
            <text:p>2016-06-30T06:30:00</text:p>
          </table:table-cell>
          <table:table-cell table:style-name="ce27" office:value-type="float" office:value="6.5" calcext:value-type="float">
            <text:p>6.5</text:p>
          </table:table-cell>
          <table:table-cell table:style-name="ce27" office:value-type="float" office:value="1.7375757" calcext:value-type="float">
            <text:p>1.7375757</text:p>
          </table:table-cell>
          <table:table-cell table:style-name="ce27" office:value-type="string" calcext:value-type="string">
            <text:p>ebb</text:p>
          </table:table-cell>
        </table:table-row>
        <table:table-row table:style-name="ro1">
          <table:table-cell office:value-type="date" office:date-value="2016-06-30" calcext:value-type="date">
            <text:p>2016-06-30T00:00:00</text:p>
          </table:table-cell>
          <table:table-cell office:value-type="float" office:value="0" calcext:value-type="float">
            <text:p>0</text:p>
          </table:table-cell>
          <table:table-cell office:value-type="float" office:value="1.6539001" calcext:value-type="float">
            <text:p>1.6539001</text:p>
          </table:table-cell>
          <table:table-cell office:value-type="float" office:value="0.15579097" calcext:value-type="float">
            <text:p>0.15579097</text:p>
          </table:table-cell>
          <table:table-cell office:value-type="float" office:value="0.0554677" calcext:value-type="float">
            <text:p>0.0554677</text:p>
          </table:table-cell>
          <table:table-cell table:style-name="ce18" office:value-type="float" office:value="249.98547" calcext:value-type="float">
            <text:p>249.98547</text:p>
          </table:table-cell>
          <table:table-cell table:style-name="ce19" office:value-type="float" office:value="94.0741" calcext:value-type="float">
            <text:p>94.0741</text:p>
          </table:table-cell>
          <table:table-cell table:style-name="ce18" office:value-type="float" office:value="233.12427" calcext:value-type="float">
            <text:p>233.12427</text:p>
          </table:table-cell>
          <table:table-cell/>
          <table:table-cell table:style-name="ce22" table:formula="of:=[.A29]" office:value-type="date" office:date-value="2016-06-30T13:00:00" calcext:value-type="date">
            <text:p>2016-06-30T13:00:0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.3798205" calcext:value-type="float">
            <text:p>1.3798205</text:p>
          </table:table-cell>
          <table:table-cell table:style-name="ce28" office:value-type="string" calcext:value-type="string">
            <text:p>flood</text:p>
          </table:table-cell>
        </table:table-row>
        <table:table-row table:style-name="ro1">
          <table:table-cell table:formula="of:=[.A3]+0.5/24" office:value-type="date" office:date-value="2016-06-30T00:30:00" calcext:value-type="date">
            <text:p>2016-06-30T00:30:00</text:p>
          </table:table-cell>
          <table:table-cell office:value-type="float" office:value="0.5" calcext:value-type="float">
            <text:p>0.5</text:p>
          </table:table-cell>
          <table:table-cell office:value-type="float" office:value="1.5941262" calcext:value-type="float">
            <text:p>1.5941262</text:p>
          </table:table-cell>
          <table:table-cell office:value-type="float" office:value="0.17788824" calcext:value-type="float">
            <text:p>0.17788824</text:p>
          </table:table-cell>
          <table:table-cell office:value-type="float" office:value="0.2073322" calcext:value-type="float">
            <text:p>0.2073322</text:p>
          </table:table-cell>
          <table:table-cell table:style-name="ce18" office:value-type="float" office:value="250.052" calcext:value-type="float">
            <text:p>250.052</text:p>
          </table:table-cell>
          <table:table-cell table:style-name="ce19" office:value-type="float" office:value="93.573456" calcext:value-type="float">
            <text:p>93.573456</text:p>
          </table:table-cell>
          <table:table-cell table:style-name="ce18" office:value-type="float" office:value="254.48485" calcext:value-type="float">
            <text:p>254.48485</text:p>
          </table:table-cell>
          <table:table-cell/>
          <table:table-cell table:style-name="ce21" table:formula="of:=[.A41]" office:value-type="date" office:date-value="2016-06-30T19:00:00" calcext:value-type="date">
            <text:p>2016-06-30T19:00:0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.2847415" calcext:value-type="float">
            <text:p>1.2847415</text:p>
          </table:table-cell>
          <table:table-cell table:style-name="ce27" office:value-type="string" calcext:value-type="string">
            <text:p>ebb</text:p>
          </table:table-cell>
        </table:table-row>
        <table:table-row table:style-name="ro1">
          <table:table-cell table:formula="of:=[.A4]+0.5/24" office:value-type="date" office:date-value="2016-06-30T01:00:00" calcext:value-type="date">
            <text:p>2016-06-30T01:00:00</text:p>
          </table:table-cell>
          <table:table-cell office:value-type="float" office:value="1" calcext:value-type="float">
            <text:p>1</text:p>
          </table:table-cell>
          <table:table-cell office:value-type="float" office:value="1.4823766" calcext:value-type="float">
            <text:p>1.4823766</text:p>
          </table:table-cell>
          <table:table-cell office:value-type="float" office:value="0.13367203" calcext:value-type="float">
            <text:p>0.13367203</text:p>
          </table:table-cell>
          <table:table-cell office:value-type="float" office:value="0.15581739" calcext:value-type="float">
            <text:p>0.15581739</text:p>
          </table:table-cell>
          <table:table-cell table:style-name="ce18" office:value-type="float" office:value="249.39423" calcext:value-type="float">
            <text:p>249.39423</text:p>
          </table:table-cell>
          <table:table-cell table:style-name="ce19" office:value-type="float" office:value="94.75528" calcext:value-type="float">
            <text:p>94.75528</text:p>
          </table:table-cell>
          <table:table-cell table:style-name="ce18" office:value-type="float" office:value="274.0756" calcext:value-type="float">
            <text:p>274.0756</text:p>
          </table:table-cell>
          <table:table-cell/>
          <table:table-cell table:style-name="ce22" table:formula="of:=[.A53]" office:value-type="date" office:date-value="2016-07-01T01:00:00" calcext:value-type="date">
            <text:p>2016-07-01T01:00:0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.6785351" calcext:value-type="float">
            <text:p>1.6785351</text:p>
          </table:table-cell>
          <table:table-cell table:style-name="ce28" office:value-type="string" calcext:value-type="string">
            <text:p>flood</text:p>
          </table:table-cell>
        </table:table-row>
        <table:table-row table:style-name="ro1">
          <table:table-cell table:formula="of:=[.A5]+0.5/24" office:value-type="date" office:date-value="2016-06-30T01:30:00" calcext:value-type="date">
            <text:p>2016-06-30T01:30:00</text:p>
          </table:table-cell>
          <table:table-cell office:value-type="float" office:value="1.5" calcext:value-type="float">
            <text:p>1.5</text:p>
          </table:table-cell>
          <table:table-cell office:value-type="float" office:value="1.306937" calcext:value-type="float">
            <text:p>1.306937</text:p>
          </table:table-cell>
          <table:table-cell office:value-type="float" office:value="0.100513086" calcext:value-type="float">
            <text:p>0.100513086</text:p>
          </table:table-cell>
          <table:table-cell office:value-type="float" office:value="0.02484647" calcext:value-type="float">
            <text:p>0.02484647</text:p>
          </table:table-cell>
          <table:table-cell table:style-name="ce18" office:value-type="float" office:value="249.10222" calcext:value-type="float">
            <text:p>249.10222</text:p>
          </table:table-cell>
          <table:table-cell table:style-name="ce19" office:value-type="float" office:value="96.34535" calcext:value-type="float">
            <text:p>96.34535</text:p>
          </table:table-cell>
          <table:table-cell table:style-name="ce18" office:value-type="float" office:value="333.399" calcext:value-type="float">
            <text:p>333.399</text:p>
          </table:table-cell>
          <table:table-cell/>
          <table:table-cell table:style-name="ce21" table:formula="of:=[.A66]" office:value-type="date" office:date-value="2016-07-01T07:30:00" calcext:value-type="date">
            <text:p>2016-07-01T07:30:00</text:p>
          </table:table-cell>
          <table:table-cell table:style-name="ce27" office:value-type="float" office:value="31.5" calcext:value-type="float">
            <text:p>31.5</text:p>
          </table:table-cell>
          <table:table-cell table:style-name="ce27" office:value-type="float" office:value="1.9413085" calcext:value-type="float">
            <text:p>1.9413085</text:p>
          </table:table-cell>
          <table:table-cell table:style-name="ce27" office:value-type="string" calcext:value-type="string">
            <text:p>ebb</text:p>
          </table:table-cell>
        </table:table-row>
        <table:table-row table:style-name="ro1">
          <table:table-cell table:formula="of:=[.A6]+0.5/24" office:value-type="date" office:date-value="2016-06-30T02:00:00" calcext:value-type="date">
            <text:p>2016-06-30T02:00:00</text:p>
          </table:table-cell>
          <table:table-cell office:value-type="float" office:value="2" calcext:value-type="float">
            <text:p>2</text:p>
          </table:table-cell>
          <table:table-cell office:value-type="float" office:value="1.0656724" calcext:value-type="float">
            <text:p>1.0656724</text:p>
          </table:table-cell>
          <table:table-cell office:value-type="float" office:value="0.12208223" calcext:value-type="float">
            <text:p>0.12208223</text:p>
          </table:table-cell>
          <table:table-cell office:value-type="float" office:value="0.044384487" calcext:value-type="float">
            <text:p>0.044384487</text:p>
          </table:table-cell>
          <table:table-cell table:style-name="ce18" office:value-type="float" office:value="247.97545" calcext:value-type="float">
            <text:p>247.97545</text:p>
          </table:table-cell>
          <table:table-cell table:style-name="ce19" office:value-type="float" office:value="89.987305" calcext:value-type="float">
            <text:p>89.987305</text:p>
          </table:table-cell>
          <table:table-cell table:style-name="ce19" office:value-type="float" office:value="89.96515" calcext:value-type="float">
            <text:p>89.96515</text:p>
          </table:table-cell>
          <table:table-cell/>
          <table:table-cell table:style-name="ce22" table:formula="of:=[.A79]" office:value-type="date" office:date-value="2016-07-01T14:00:00" calcext:value-type="date">
            <text:p>2016-07-01T14:00:0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.5448552" calcext:value-type="float">
            <text:p>1.5448552</text:p>
          </table:table-cell>
          <table:table-cell table:style-name="ce28" office:value-type="string" calcext:value-type="string">
            <text:p>flood</text:p>
          </table:table-cell>
        </table:table-row>
        <table:table-row table:style-name="ro1">
          <table:table-cell table:formula="of:=[.A7]+0.5/24" office:value-type="date" office:date-value="2016-06-30T02:30:00" calcext:value-type="date">
            <text:p>2016-06-30T02:30:00</text:p>
          </table:table-cell>
          <table:table-cell office:value-type="float" office:value="2.5" calcext:value-type="float">
            <text:p>2.5</text:p>
          </table:table-cell>
          <table:table-cell office:value-type="float" office:value="0.7506315" calcext:value-type="float">
            <text:p>0.7506315</text:p>
          </table:table-cell>
          <table:table-cell office:value-type="float" office:value="0.15541583" calcext:value-type="float">
            <text:p>0.15541583</text:p>
          </table:table-cell>
          <table:table-cell office:value-type="float" office:value="0.14473462" calcext:value-type="float">
            <text:p>0.14473462</text:p>
          </table:table-cell>
          <table:table-cell table:style-name="ce18" office:value-type="float" office:value="246.469" calcext:value-type="float">
            <text:p>246.469</text:p>
          </table:table-cell>
          <table:table-cell table:style-name="ce19" office:value-type="float" office:value="90.0013" calcext:value-type="float">
            <text:p>90.0013</text:p>
          </table:table-cell>
          <table:table-cell table:style-name="ce19" office:value-type="float" office:value="94.4032" calcext:value-type="float">
            <text:p>94.4032</text:p>
          </table:table-cell>
          <table:table-cell/>
          <table:table-cell table:style-name="ce23" table:formula="of:=[.A91]" office:value-type="date" office:date-value="2016-07-01T20:00:00" calcext:value-type="date">
            <text:p>2016-07-01T20:00:0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.2881832" calcext:value-type="float">
            <text:p>1.2881832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8]+0.5/24" office:value-type="date" office:date-value="2016-06-30T03:00:00" calcext:value-type="date">
            <text:p>2016-06-30T03:00:00</text:p>
          </table:table-cell>
          <table:table-cell office:value-type="float" office:value="3" calcext:value-type="float">
            <text:p>3</text:p>
          </table:table-cell>
          <table:table-cell office:value-type="float" office:value="0.40358853" calcext:value-type="float">
            <text:p>0.40358853</text:p>
          </table:table-cell>
          <table:table-cell office:value-type="float" office:value="0.210899" calcext:value-type="float">
            <text:p>0.210899</text:p>
          </table:table-cell>
          <table:table-cell office:value-type="float" office:value="0.20009898" calcext:value-type="float">
            <text:p>0.20009898</text:p>
          </table:table-cell>
          <table:table-cell table:style-name="ce18" office:value-type="float" office:value="238.49399" calcext:value-type="float">
            <text:p>238.49399</text:p>
          </table:table-cell>
          <table:table-cell table:style-name="ce19" office:value-type="float" office:value="90.00096" calcext:value-type="float">
            <text:p>90.00096</text:p>
          </table:table-cell>
          <table:table-cell table:style-name="ce19" office:value-type="float" office:value="86.8186" calcext:value-type="float">
            <text:p>86.8186</text:p>
          </table:table-cell>
          <table:table-cell/>
          <table:table-cell table:style-name="ce24" table:formula="of:=[.A103]" office:value-type="date" office:date-value="2016-07-02T02:00:00" calcext:value-type="date">
            <text:p>2016-07-02T02:00:0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.7240713" calcext:value-type="float">
            <text:p>1.7240713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formula="of:=[.A9]+0.5/24" office:value-type="date" office:date-value="2016-06-30T03:30:00" calcext:value-type="date">
            <text:p>2016-06-30T03:30:00</text:p>
          </table:table-cell>
          <table:table-cell office:value-type="float" office:value="3.5" calcext:value-type="float">
            <text:p>3.5</text:p>
          </table:table-cell>
          <table:table-cell office:value-type="float" office:value="0.122603096" calcext:value-type="float">
            <text:p>0.122603096</text:p>
          </table:table-cell>
          <table:table-cell office:value-type="float" office:value="0.3331577" calcext:value-type="float">
            <text:p>0.3331577</text:p>
          </table:table-cell>
          <table:table-cell office:value-type="float" office:value="0.28881344" calcext:value-type="float">
            <text:p>0.28881344</text:p>
          </table:table-cell>
          <table:table-cell office:value-type="float" office:value="185.18587" calcext:value-type="float">
            <text:p>185.18587</text:p>
          </table:table-cell>
          <table:table-cell table:style-name="ce19" office:value-type="float" office:value="88.09454" calcext:value-type="float">
            <text:p>88.09454</text:p>
          </table:table-cell>
          <table:table-cell table:style-name="ce19" office:value-type="float" office:value="87.80188" calcext:value-type="float">
            <text:p>87.80188</text:p>
          </table:table-cell>
          <table:table-cell/>
          <table:table-cell table:style-name="ce23" table:formula="of:=[.A115]" office:value-type="date" office:date-value="2016-07-02T08:00:00" calcext:value-type="date">
            <text:p>2016-07-02T08:00:00</text:p>
          </table:table-cell>
          <table:table-cell table:style-name="ce29" office:value-type="float" office:value="56" calcext:value-type="float">
            <text:p>56</text:p>
          </table:table-cell>
          <table:table-cell table:style-name="ce27" office:value-type="float" office:value="2.1131723" calcext:value-type="float">
            <text:p>2.1131723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10]+0.5/24" office:value-type="date" office:date-value="2016-06-30T04:00:00" calcext:value-type="date">
            <text:p>2016-06-30T04:00:00</text:p>
          </table:table-cell>
          <table:table-cell office:value-type="float" office:value="4" calcext:value-type="float">
            <text:p>4</text:p>
          </table:table-cell>
          <table:table-cell office:value-type="float" office:value="0.502579" calcext:value-type="float">
            <text:p>0.502579</text:p>
          </table:table-cell>
          <table:table-cell office:value-type="float" office:value="0.38916165" calcext:value-type="float">
            <text:p>0.38916165</text:p>
          </table:table-cell>
          <table:table-cell office:value-type="float" office:value="0.45565826" calcext:value-type="float">
            <text:p>0.45565826</text:p>
          </table:table-cell>
          <table:table-cell office:value-type="float" office:value="59.469177" calcext:value-type="float">
            <text:p>59.469177</text:p>
          </table:table-cell>
          <table:table-cell table:style-name="ce19" office:value-type="float" office:value="86.72711" calcext:value-type="float">
            <text:p>86.72711</text:p>
          </table:table-cell>
          <table:table-cell table:style-name="ce19" office:value-type="float" office:value="87.20517" calcext:value-type="float">
            <text:p>87.20517</text:p>
          </table:table-cell>
          <table:table-cell/>
          <table:table-cell table:style-name="ce24" table:formula="of:=[.A129]" office:value-type="date" office:date-value="2016-07-02T15:00:00" calcext:value-type="date">
            <text:p>2016-07-02T15:00:0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.699464" calcext:value-type="float">
            <text:p>1.699464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formula="of:=[.A11]+0.5/24" office:value-type="date" office:date-value="2016-06-30T04:30:00" calcext:value-type="date">
            <text:p>2016-06-30T04:30:00</text:p>
          </table:table-cell>
          <table:table-cell office:value-type="float" office:value="4.5" calcext:value-type="float">
            <text:p>4.5</text:p>
          </table:table-cell>
          <table:table-cell office:value-type="float" office:value="1.1127151" calcext:value-type="float">
            <text:p>1.1127151</text:p>
          </table:table-cell>
          <table:table-cell office:value-type="float" office:value="0.32208535" calcext:value-type="float">
            <text:p>0.32208535</text:p>
          </table:table-cell>
          <table:table-cell office:value-type="float" office:value="0.41123888" calcext:value-type="float">
            <text:p>0.41123888</text:p>
          </table:table-cell>
          <table:table-cell table:style-name="ce19" office:value-type="float" office:value="71.3844" calcext:value-type="float">
            <text:p>71.3844</text:p>
          </table:table-cell>
          <table:table-cell table:style-name="ce19" office:value-type="float" office:value="88.02829" calcext:value-type="float">
            <text:p>88.02829</text:p>
          </table:table-cell>
          <table:table-cell table:style-name="ce19" office:value-type="float" office:value="86.90686" calcext:value-type="float">
            <text:p>86.90686</text:p>
          </table:table-cell>
          <table:table-cell/>
          <table:table-cell table:style-name="ce23" table:formula="of:=[.A141]" office:value-type="date" office:date-value="2016-07-02T21:00:00" calcext:value-type="date">
            <text:p>2016-07-02T21:00:0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.3198304" calcext:value-type="float">
            <text:p>1.3198304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12]+0.5/24" office:value-type="date" office:date-value="2016-06-30T05:00:00" calcext:value-type="date">
            <text:p>2016-06-30T05:00:00</text:p>
          </table:table-cell>
          <table:table-cell office:value-type="float" office:value="5" calcext:value-type="float">
            <text:p>5</text:p>
          </table:table-cell>
          <table:table-cell office:value-type="float" office:value="1.3726748" calcext:value-type="float">
            <text:p>1.3726748</text:p>
          </table:table-cell>
          <table:table-cell office:value-type="float" office:value="0.24450143" calcext:value-type="float">
            <text:p>0.24450143</text:p>
          </table:table-cell>
          <table:table-cell office:value-type="float" office:value="0.3567693" calcext:value-type="float">
            <text:p>0.3567693</text:p>
          </table:table-cell>
          <table:table-cell table:style-name="ce19" office:value-type="float" office:value="72.591675" calcext:value-type="float">
            <text:p>72.591675</text:p>
          </table:table-cell>
          <table:table-cell table:style-name="ce19" office:value-type="float" office:value="87.40289" calcext:value-type="float">
            <text:p>87.40289</text:p>
          </table:table-cell>
          <table:table-cell table:style-name="ce19" office:value-type="float" office:value="84.64505" calcext:value-type="float">
            <text:p>84.64505</text:p>
          </table:table-cell>
          <table:table-cell/>
          <table:table-cell table:style-name="ce25" table:formula="of:=[.A152]" office:value-type="date" office:date-value="2016-07-03T02:30:00" calcext:value-type="date">
            <text:p>2016-07-03T02:30:00</text:p>
          </table:table-cell>
          <table:table-cell table:style-name="ce31" office:value-type="float" office:value="74.5" calcext:value-type="float">
            <text:p>74.5</text:p>
          </table:table-cell>
          <table:table-cell table:style-name="ce31" office:value-type="float" office:value="1.7696278" calcext:value-type="float">
            <text:p>1.7696278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formula="of:=[.A13]+0.5/24" office:value-type="date" office:date-value="2016-06-30T05:30:00" calcext:value-type="date">
            <text:p>2016-06-30T05:30:00</text:p>
          </table:table-cell>
          <table:table-cell office:value-type="float" office:value="5.5" calcext:value-type="float">
            <text:p>5.5</text:p>
          </table:table-cell>
          <table:table-cell office:value-type="float" office:value="1.6216944" calcext:value-type="float">
            <text:p>1.6216944</text:p>
          </table:table-cell>
          <table:table-cell office:value-type="float" office:value="0.0894464" calcext:value-type="float">
            <text:p>0.0894464</text:p>
          </table:table-cell>
          <table:table-cell office:value-type="float" office:value="0.24647337" calcext:value-type="float">
            <text:p>0.24647337</text:p>
          </table:table-cell>
          <table:table-cell table:style-name="ce19" office:value-type="float" office:value="72.06149" calcext:value-type="float">
            <text:p>72.06149</text:p>
          </table:table-cell>
          <table:table-cell table:style-name="ce19" office:value-type="float" office:value="82.88937" calcext:value-type="float">
            <text:p>82.88937</text:p>
          </table:table-cell>
          <table:table-cell table:style-name="ce19" office:value-type="float" office:value="82.237854" calcext:value-type="float">
            <text:p>82.237854</text:p>
          </table:table-cell>
          <table:table-cell/>
          <table:table-cell table:style-name="ce23" table:formula="of:=[.A165]" office:value-type="date" office:date-value="2016-07-03T09:00:00" calcext:value-type="date">
            <text:p>2016-07-03T09:00:0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.2571979" calcext:value-type="float">
            <text:p>2.2571979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14]+0.5/24" office:value-type="date" office:date-value="2016-06-30T06:00:00" calcext:value-type="date">
            <text:p>2016-06-30T06:00:00</text:p>
          </table:table-cell>
          <table:table-cell office:value-type="float" office:value="6" calcext:value-type="float">
            <text:p>6</text:p>
          </table:table-cell>
          <table:table-cell office:value-type="float" office:value="1.7097266" calcext:value-type="float">
            <text:p>1.7097266</text:p>
          </table:table-cell>
          <table:table-cell office:value-type="float" office:value="0.1225855" calcext:value-type="float">
            <text:p>0.1225855</text:p>
          </table:table-cell>
          <table:table-cell office:value-type="float" office:value="0.040032063" calcext:value-type="float">
            <text:p>0.040032063</text:p>
          </table:table-cell>
          <table:table-cell table:style-name="ce19" office:value-type="float" office:value="72.62369" calcext:value-type="float">
            <text:p>72.62369</text:p>
          </table:table-cell>
          <table:table-cell table:style-name="ce18" office:value-type="float" office:value="275.19107" calcext:value-type="float">
            <text:p>275.19107</text:p>
          </table:table-cell>
          <table:table-cell office:value-type="float" office:value="56.320526" calcext:value-type="float">
            <text:p>56.320526</text:p>
          </table:table-cell>
          <table:table-cell/>
          <table:table-cell table:style-name="ce24" table:formula="of:=[.A179]" office:value-type="date" office:date-value="2016-07-03T16:00:00" calcext:value-type="date">
            <text:p>2016-07-03T16:00:0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.8293588" calcext:value-type="float">
            <text:p>1.8293588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style-name="ce3" table:formula="of:=[.A15]+0.5/24" office:value-type="date" office:date-value="2016-06-30T06:30:00" calcext:value-type="date">
            <text:p>2016-06-30T06:30:00</text:p>
          </table:table-cell>
          <table:table-cell table:style-name="ce9" office:value-type="float" office:value="6.5" calcext:value-type="float">
            <text:p>6.5</text:p>
          </table:table-cell>
          <table:table-cell table:style-name="ce12" office:value-type="float" office:value="1.7375757" calcext:value-type="float">
            <text:p>1.7375757</text:p>
          </table:table-cell>
          <table:table-cell table:style-name="ce9" office:value-type="float" office:value="0.26657525" calcext:value-type="float">
            <text:p>0.26657525</text:p>
          </table:table-cell>
          <table:table-cell table:style-name="ce9" office:value-type="float" office:value="0.14427376" calcext:value-type="float">
            <text:p>0.14427376</text:p>
          </table:table-cell>
          <table:table-cell table:style-name="ce17" office:value-type="float" office:value="70.98627" calcext:value-type="float">
            <text:p>70.98627</text:p>
          </table:table-cell>
          <table:table-cell table:style-name="ce18" office:value-type="float" office:value="272.3864" calcext:value-type="float">
            <text:p>272.3864</text:p>
          </table:table-cell>
          <table:table-cell table:style-name="ce18" office:value-type="float" office:value="269.99658" calcext:value-type="float">
            <text:p>269.99658</text:p>
          </table:table-cell>
          <table:table-cell/>
          <table:table-cell table:style-name="ce23" table:formula="of:=[.A191]" office:value-type="date" office:date-value="2016-07-03T22:00:00" calcext:value-type="date">
            <text:p>2016-07-03T22:00:0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.3584272" calcext:value-type="float">
            <text:p>1.3584272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16]+0.5/24" office:value-type="date" office:date-value="2016-06-30T07:00:00" calcext:value-type="date">
            <text:p>2016-06-30T07:00:00</text:p>
          </table:table-cell>
          <table:table-cell office:value-type="float" office:value="7" calcext:value-type="float">
            <text:p>7</text:p>
          </table:table-cell>
          <table:table-cell office:value-type="float" office:value="1.6994622" calcext:value-type="float">
            <text:p>1.6994622</text:p>
          </table:table-cell>
          <table:table-cell office:value-type="float" office:value="0.32267296" calcext:value-type="float">
            <text:p>0.32267296</text:p>
          </table:table-cell>
          <table:table-cell office:value-type="float" office:value="0.24521978" calcext:value-type="float">
            <text:p>0.24521978</text:p>
          </table:table-cell>
          <table:table-cell table:style-name="ce19" office:value-type="float" office:value="70.145325" calcext:value-type="float">
            <text:p>70.145325</text:p>
          </table:table-cell>
          <table:table-cell table:style-name="ce18" office:value-type="float" office:value="273.94604" calcext:value-type="float">
            <text:p>273.94604</text:p>
          </table:table-cell>
          <table:table-cell table:style-name="ce18" office:value-type="float" office:value="264.79922" calcext:value-type="float">
            <text:p>264.79922</text:p>
          </table:table-cell>
          <table:table-cell/>
          <table:table-cell table:style-name="ce24" table:formula="of:=[.A214]" office:value-type="date" office:date-value="2016-07-04T09:30:00" calcext:value-type="date">
            <text:p>2016-07-04T09:30:00</text:p>
          </table:table-cell>
          <table:table-cell table:style-name="ce30" office:value-type="float" office:value="105.5" calcext:value-type="float">
            <text:p>105.5</text:p>
          </table:table-cell>
          <table:table-cell table:style-name="ce30" office:value-type="float" office:value="2.3274188" calcext:value-type="float">
            <text:p>2.3274188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formula="of:=[.A17]+0.5/24" office:value-type="date" office:date-value="2016-06-30T07:30:00" calcext:value-type="date">
            <text:p>2016-06-30T07:30:00</text:p>
          </table:table-cell>
          <table:table-cell office:value-type="float" office:value="7.5" calcext:value-type="float">
            <text:p>7.5</text:p>
          </table:table-cell>
          <table:table-cell office:value-type="float" office:value="1.5733542" calcext:value-type="float">
            <text:p>1.5733542</text:p>
          </table:table-cell>
          <table:table-cell office:value-type="float" office:value="0.34425333" calcext:value-type="float">
            <text:p>0.34425333</text:p>
          </table:table-cell>
          <table:table-cell table:style-name="ce16" office:value-type="float" office:value="0.33462995" calcext:value-type="float">
            <text:p>0.33462995</text:p>
          </table:table-cell>
          <table:table-cell table:style-name="ce19" office:value-type="float" office:value="69.77661" calcext:value-type="float">
            <text:p>69.77661</text:p>
          </table:table-cell>
          <table:table-cell table:style-name="ce18" office:value-type="float" office:value="271.8482" calcext:value-type="float">
            <text:p>271.8482</text:p>
          </table:table-cell>
          <table:table-cell table:style-name="ce16" office:value-type="float" office:value="264.28357" calcext:value-type="float">
            <text:p>264.28357</text:p>
          </table:table-cell>
          <table:table-cell/>
          <table:table-cell table:style-name="ce23" table:formula="of:=[.A229]" office:value-type="date" office:date-value="2016-07-04T17:00:00" calcext:value-type="date">
            <text:p>2016-07-04T17:00:00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.909989" calcext:value-type="float">
            <text:p>1.909989</text:p>
          </table:table-cell>
          <table:table-cell table:style-name="ce29" office:value-type="string" calcext:value-type="string">
            <text:p>ebb</text:p>
          </table:table-cell>
        </table:table-row>
        <table:table-row table:style-name="ro1">
          <table:table-cell table:formula="of:=[.A18]+0.5/24" office:value-type="date" office:date-value="2016-06-30T08:00:00" calcext:value-type="date">
            <text:p>2016-06-30T08:00:00</text:p>
          </table:table-cell>
          <table:table-cell office:value-type="float" office:value="8" calcext:value-type="float">
            <text:p>8</text:p>
          </table:table-cell>
          <table:table-cell office:value-type="float" office:value="1.3978573" calcext:value-type="float">
            <text:p>1.3978573</text:p>
          </table:table-cell>
          <table:table-cell table:style-name="ce16" office:value-type="float" office:value="0.34427726" calcext:value-type="float">
            <text:p>0.34427726</text:p>
          </table:table-cell>
          <table:table-cell office:value-type="float" office:value="0.32493073" calcext:value-type="float">
            <text:p>0.32493073</text:p>
          </table:table-cell>
          <table:table-cell table:style-name="ce19" office:value-type="float" office:value="69.55115" calcext:value-type="float">
            <text:p>69.55115</text:p>
          </table:table-cell>
          <table:table-cell table:style-name="ce16" office:value-type="float" office:value="271.84363" calcext:value-type="float">
            <text:p>271.84363</text:p>
          </table:table-cell>
          <table:table-cell table:style-name="ce18" office:value-type="float" office:value="262.1454" calcext:value-type="float">
            <text:p>262.1454</text:p>
          </table:table-cell>
          <table:table-cell/>
          <table:table-cell table:style-name="ce24" table:formula="of:=[.A241]" office:value-type="date" office:date-value="2016-07-04T23:00:00" calcext:value-type="date">
            <text:p>2016-07-04T23:00:00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.4040364" calcext:value-type="float">
            <text:p>1.4040364</text:p>
          </table:table-cell>
          <table:table-cell table:style-name="ce30" office:value-type="string" calcext:value-type="string">
            <text:p>flood</text:p>
          </table:table-cell>
        </table:table-row>
        <table:table-row table:style-name="ro1">
          <table:table-cell table:formula="of:=[.A19]+0.5/24" office:value-type="date" office:date-value="2016-06-30T08:30:00" calcext:value-type="date">
            <text:p>2016-06-30T08:30:00</text:p>
          </table:table-cell>
          <table:table-cell office:value-type="float" office:value="8.5" calcext:value-type="float">
            <text:p>8.5</text:p>
          </table:table-cell>
          <table:table-cell office:value-type="float" office:value="1.1811234" calcext:value-type="float">
            <text:p>1.1811234</text:p>
          </table:table-cell>
          <table:table-cell office:value-type="float" office:value="0.33319482" calcext:value-type="float">
            <text:p>0.33319482</text:p>
          </table:table-cell>
          <table:table-cell office:value-type="float" office:value="0.29049093" calcext:value-type="float">
            <text:p>0.29049093</text:p>
          </table:table-cell>
          <table:table-cell table:style-name="ce19" office:value-type="float" office:value="68.499756" calcext:value-type="float">
            <text:p>68.499756</text:p>
          </table:table-cell>
          <table:table-cell table:style-name="ce18" office:value-type="float" office:value="271.90988" calcext:value-type="float">
            <text:p>271.90988</text:p>
          </table:table-cell>
          <table:table-cell table:style-name="ce18" office:value-type="float" office:value="263.41782" calcext:value-type="float">
            <text:p>263.41782</text:p>
          </table:table-cell>
          <table:table-cell table:number-columns-repeated="5"/>
        </table:table-row>
        <table:table-row table:style-name="ro1">
          <table:table-cell table:formula="of:=[.A20]+0.5/24" office:value-type="date" office:date-value="2016-06-30T09:00:00" calcext:value-type="date">
            <text:p>2016-06-30T09:00:00</text:p>
          </table:table-cell>
          <table:table-cell office:value-type="float" office:value="9" calcext:value-type="float">
            <text:p>9</text:p>
          </table:table-cell>
          <table:table-cell office:value-type="float" office:value="0.92986166" calcext:value-type="float">
            <text:p>0.92986166</text:p>
          </table:table-cell>
          <table:table-cell office:value-type="float" office:value="0.31099442" calcext:value-type="float">
            <text:p>0.31099442</text:p>
          </table:table-cell>
          <table:table-cell office:value-type="float" office:value="0.25747597" calcext:value-type="float">
            <text:p>0.25747597</text:p>
          </table:table-cell>
          <table:table-cell table:style-name="ce19" office:value-type="float" office:value="66.80029" calcext:value-type="float">
            <text:p>66.80029</text:p>
          </table:table-cell>
          <table:table-cell table:style-name="ce18" office:value-type="float" office:value="272.04785" calcext:value-type="float">
            <text:p>272.04785</text:p>
          </table:table-cell>
          <table:table-cell table:style-name="ce18" office:value-type="float" office:value="262.57126" calcext:value-type="float">
            <text:p>262.57126</text:p>
          </table:table-cell>
          <table:table-cell table:number-columns-repeated="5"/>
        </table:table-row>
        <table:table-row table:style-name="ro1">
          <table:table-cell table:formula="of:=[.A21]+0.5/24" office:value-type="date" office:date-value="2016-06-30T09:30:00" calcext:value-type="date">
            <text:p>2016-06-30T09:30:00</text:p>
          </table:table-cell>
          <table:table-cell office:value-type="float" office:value="9.5" calcext:value-type="float">
            <text:p>9.5</text:p>
          </table:table-cell>
          <table:table-cell office:value-type="float" office:value="0.6304457" calcext:value-type="float">
            <text:p>0.6304457</text:p>
          </table:table-cell>
          <table:table-cell office:value-type="float" office:value="0.27770367" calcext:value-type="float">
            <text:p>0.27770367</text:p>
          </table:table-cell>
          <table:table-cell office:value-type="float" office:value="0.25748992" calcext:value-type="float">
            <text:p>0.25748992</text:p>
          </table:table-cell>
          <table:table-cell table:style-name="ce19" office:value-type="float" office:value="63.885162" calcext:value-type="float">
            <text:p>63.885162</text:p>
          </table:table-cell>
          <table:table-cell table:style-name="ce18" office:value-type="float" office:value="272.29416" calcext:value-type="float">
            <text:p>272.29416</text:p>
          </table:table-cell>
          <table:table-cell table:style-name="ce18" office:value-type="float" office:value="262.56552" calcext:value-type="float">
            <text:p>262.56552</text:p>
          </table:table-cell>
          <table:table-cell table:number-columns-repeated="5"/>
        </table:table-row>
        <table:table-row table:style-name="ro1">
          <table:table-cell table:formula="of:=[.A22]+0.5/24" office:value-type="date" office:date-value="2016-06-30T10:00:00" calcext:value-type="date">
            <text:p>2016-06-30T10:00:00</text:p>
          </table:table-cell>
          <table:table-cell office:value-type="float" office:value="10" calcext:value-type="float">
            <text:p>10</text:p>
          </table:table-cell>
          <table:table-cell office:value-type="float" office:value="0.3174651" calcext:value-type="float">
            <text:p>0.3174651</text:p>
          </table:table-cell>
          <table:table-cell office:value-type="float" office:value="0.2555071" calcext:value-type="float">
            <text:p>0.2555071</text:p>
          </table:table-cell>
          <table:table-cell office:value-type="float" office:value="0.22310944" calcext:value-type="float">
            <text:p>0.22310944</text:p>
          </table:table-cell>
          <table:table-cell office:value-type="float" office:value="53.529236" calcext:value-type="float">
            <text:p>53.529236</text:p>
          </table:table-cell>
          <table:table-cell table:style-name="ce18" office:value-type="float" office:value="272.48828" calcext:value-type="float">
            <text:p>272.48828</text:p>
          </table:table-cell>
          <table:table-cell table:style-name="ce18" office:value-type="float" office:value="264.289" calcext:value-type="float">
            <text:p>264.289</text:p>
          </table:table-cell>
          <table:table-cell table:number-columns-repeated="5"/>
        </table:table-row>
        <table:table-row table:style-name="ro1">
          <table:table-cell table:formula="of:=[.A23]+0.5/24" office:value-type="date" office:date-value="2016-06-30T10:30:00" calcext:value-type="date">
            <text:p>2016-06-30T10:30:00</text:p>
          </table:table-cell>
          <table:table-cell office:value-type="float" office:value="10.5" calcext:value-type="float">
            <text:p>10.5</text:p>
          </table:table-cell>
          <table:table-cell office:value-type="float" office:value="0.11099596" calcext:value-type="float">
            <text:p>0.11099596</text:p>
          </table:table-cell>
          <table:table-cell office:value-type="float" office:value="0.21121167" calcext:value-type="float">
            <text:p>0.21121167</text:p>
          </table:table-cell>
          <table:table-cell office:value-type="float" office:value="0.111559026" calcext:value-type="float">
            <text:p>0.111559026</text:p>
          </table:table-cell>
          <table:table-cell table:style-name="ce18" office:value-type="float" office:value="233.12341" calcext:value-type="float">
            <text:p>233.12341</text:p>
          </table:table-cell>
          <table:table-cell table:style-name="ce18" office:value-type="float" office:value="273.00974" calcext:value-type="float">
            <text:p>273.00974</text:p>
          </table:table-cell>
          <table:table-cell table:style-name="ce18" office:value-type="float" office:value="264.2915" calcext:value-type="float">
            <text:p>264.2915</text:p>
          </table:table-cell>
          <table:table-cell table:number-columns-repeated="5"/>
        </table:table-row>
        <table:table-row table:style-name="ro1">
          <table:table-cell table:formula="of:=[.A24]+0.5/24" office:value-type="date" office:date-value="2016-06-30T11:00:00" calcext:value-type="date">
            <text:p>2016-06-30T11:00:00</text:p>
          </table:table-cell>
          <table:table-cell office:value-type="float" office:value="11" calcext:value-type="float">
            <text:p>11</text:p>
          </table:table-cell>
          <table:table-cell office:value-type="float" office:value="0.61304414" calcext:value-type="float">
            <text:p>0.61304414</text:p>
          </table:table-cell>
          <table:table-cell office:value-type="float" office:value="0.16684094" calcext:value-type="float">
            <text:p>0.16684094</text:p>
          </table:table-cell>
          <table:table-cell office:value-type="float" office:value="0.040013086" calcext:value-type="float">
            <text:p>0.040013086</text:p>
          </table:table-cell>
          <table:table-cell table:style-name="ce18" office:value-type="float" office:value="227.93399" calcext:value-type="float">
            <text:p>227.93399</text:p>
          </table:table-cell>
          <table:table-cell table:style-name="ce18" office:value-type="float" office:value="273.8088" calcext:value-type="float">
            <text:p>273.8088</text:p>
          </table:table-cell>
          <table:table-cell office:value-type="float" office:value="56.316986" calcext:value-type="float">
            <text:p>56.316986</text:p>
          </table:table-cell>
          <table:table-cell table:number-columns-repeated="5"/>
        </table:table-row>
        <table:table-row table:style-name="ro1">
          <table:table-cell table:formula="of:=[.A25]+0.5/24" office:value-type="date" office:date-value="2016-06-30T11:30:00" calcext:value-type="date">
            <text:p>2016-06-30T11:30:00</text:p>
          </table:table-cell>
          <table:table-cell office:value-type="float" office:value="11.5" calcext:value-type="float">
            <text:p>11.5</text:p>
          </table:table-cell>
          <table:table-cell office:value-type="float" office:value="0.8729702" calcext:value-type="float">
            <text:p>0.8729702</text:p>
          </table:table-cell>
          <table:table-cell office:value-type="float" office:value="0.12261649" calcext:value-type="float">
            <text:p>0.12261649</text:p>
          </table:table-cell>
          <table:table-cell office:value-type="float" office:value="0.059768494" calcext:value-type="float">
            <text:p>0.059768494</text:p>
          </table:table-cell>
          <table:table-cell table:style-name="ce18" office:value-type="float" office:value="258.2622" calcext:value-type="float">
            <text:p>258.2622</text:p>
          </table:table-cell>
          <table:table-cell table:style-name="ce18" office:value-type="float" office:value="275.20767" calcext:value-type="float">
            <text:p>275.20767</text:p>
          </table:table-cell>
          <table:table-cell office:value-type="float" office:value="68.21997" calcext:value-type="float">
            <text:p>68.21997</text:p>
          </table:table-cell>
          <table:table-cell table:number-columns-repeated="5"/>
        </table:table-row>
        <table:table-row table:style-name="ro1">
          <table:table-cell table:formula="of:=[.A26]+0.5/24" office:value-type="date" office:date-value="2016-06-30T12:00:00" calcext:value-type="date">
            <text:p>2016-06-30T12:00:00</text:p>
          </table:table-cell>
          <table:table-cell office:value-type="float" office:value="12" calcext:value-type="float">
            <text:p>12</text:p>
          </table:table-cell>
          <table:table-cell office:value-type="float" office:value="1.1865246" calcext:value-type="float">
            <text:p>1.1865246</text:p>
          </table:table-cell>
          <table:table-cell office:value-type="float" office:value="0.024854207" calcext:value-type="float">
            <text:p>0.024854207</text:p>
          </table:table-cell>
          <table:table-cell office:value-type="float" office:value="0.022247732" calcext:value-type="float">
            <text:p>0.022247732</text:p>
          </table:table-cell>
          <table:table-cell table:style-name="ce18" office:value-type="float" office:value="250.888" calcext:value-type="float">
            <text:p>250.888</text:p>
          </table:table-cell>
          <table:table-cell table:style-name="ce18" office:value-type="float" office:value="333.37473" calcext:value-type="float">
            <text:p>333.37473</text:p>
          </table:table-cell>
          <table:table-cell office:value-type="float" office:value="89.99539" calcext:value-type="float">
            <text:p>89.99539</text:p>
          </table:table-cell>
          <table:table-cell table:number-columns-repeated="5"/>
        </table:table-row>
        <table:table-row table:style-name="ro1">
          <table:table-cell table:formula="of:=[.A27]+0.5/24" office:value-type="date" office:date-value="2016-06-30T12:30:00" calcext:value-type="date">
            <text:p>2016-06-30T12:30:00</text:p>
          </table:table-cell>
          <table:table-cell office:value-type="float" office:value="12.5" calcext:value-type="float">
            <text:p>12.5</text:p>
          </table:table-cell>
          <table:table-cell office:value-type="float" office:value="1.3305548" calcext:value-type="float">
            <text:p>1.3305548</text:p>
          </table:table-cell>
          <table:table-cell office:value-type="float" office:value="0.09157746" calcext:value-type="float">
            <text:p>0.09157746</text:p>
          </table:table-cell>
          <table:table-cell office:value-type="float" office:value="0.056604486" calcext:value-type="float">
            <text:p>0.056604486</text:p>
          </table:table-cell>
          <table:table-cell table:style-name="ce18" office:value-type="float" office:value="250.50748" calcext:value-type="float">
            <text:p>250.50748</text:p>
          </table:table-cell>
          <table:table-cell table:style-name="ce19" office:value-type="float" office:value="75.96954" calcext:value-type="float">
            <text:p>75.96954</text:p>
          </table:table-cell>
          <table:table-cell office:value-type="float" office:value="168.64194" calcext:value-type="float">
            <text:p>168.64194</text:p>
          </table:table-cell>
          <table:table-cell table:number-columns-repeated="5"/>
        </table:table-row>
        <table:table-row table:style-name="ro1">
          <table:table-cell table:style-name="ce4" table:formula="of:=[.A28]+0.5/24" office:value-type="date" office:date-value="2016-06-30T13:00:00" calcext:value-type="date">
            <text:p>2016-06-30T13:00:00</text:p>
          </table:table-cell>
          <table:table-cell table:style-name="ce10" office:value-type="float" office:value="13" calcext:value-type="float">
            <text:p>13</text:p>
          </table:table-cell>
          <table:table-cell table:style-name="ce13" office:value-type="float" office:value="1.3798205" calcext:value-type="float">
            <text:p>1.3798205</text:p>
          </table:table-cell>
          <table:table-cell table:style-name="ce10" office:value-type="float" office:value="0.15543479" calcext:value-type="float">
            <text:p>0.15543479</text:p>
          </table:table-cell>
          <table:table-cell table:style-name="ce10" office:value-type="float" office:value="0.32037264" calcext:value-type="float">
            <text:p>0.32037264</text:p>
          </table:table-cell>
          <table:table-cell table:style-name="ce16" office:value-type="float" office:value="250.25156" calcext:value-type="float">
            <text:p>250.25156</text:p>
          </table:table-cell>
          <table:table-cell table:style-name="ce19" office:value-type="float" office:value="89.99313" calcext:value-type="float">
            <text:p>89.99313</text:p>
          </table:table-cell>
          <table:table-cell table:style-name="ce18" office:value-type="float" office:value="255.96793" calcext:value-type="float">
            <text:p>255.96793</text:p>
          </table:table-cell>
          <table:table-cell table:number-columns-repeated="5"/>
        </table:table-row>
        <table:table-row table:style-name="ro1">
          <table:table-cell table:formula="of:=[.A29]+0.5/24" office:value-type="date" office:date-value="2016-06-30T13:30:00" calcext:value-type="date">
            <text:p>2016-06-30T13:30:00</text:p>
          </table:table-cell>
          <table:table-cell office:value-type="float" office:value="13.5" calcext:value-type="float">
            <text:p>13.5</text:p>
          </table:table-cell>
          <table:table-cell office:value-type="float" office:value="1.3381479" calcext:value-type="float">
            <text:p>1.3381479</text:p>
          </table:table-cell>
          <table:table-cell office:value-type="float" office:value="0.16689491" calcext:value-type="float">
            <text:p>0.16689491</text:p>
          </table:table-cell>
          <table:table-cell office:value-type="float" office:value="0.215536" calcext:value-type="float">
            <text:p>0.215536</text:p>
          </table:table-cell>
          <table:table-cell table:style-name="ce18" office:value-type="float" office:value="249.61122" calcext:value-type="float">
            <text:p>249.61122</text:p>
          </table:table-cell>
          <table:table-cell table:style-name="ce19" office:value-type="float" office:value="93.81944" calcext:value-type="float">
            <text:p>93.81944</text:p>
          </table:table-cell>
          <table:table-cell table:style-name="ce18" office:value-type="float" office:value="258.11713" calcext:value-type="float">
            <text:p>258.11713</text:p>
          </table:table-cell>
          <table:table-cell table:number-columns-repeated="5"/>
        </table:table-row>
        <table:table-row table:style-name="ro1">
          <table:table-cell table:formula="of:=[.A30]+0.5/24" office:value-type="date" office:date-value="2016-06-30T14:00:00" calcext:value-type="date">
            <text:p>2016-06-30T14:00:00</text:p>
          </table:table-cell>
          <table:table-cell office:value-type="float" office:value="14" calcext:value-type="float">
            <text:p>14</text:p>
          </table:table-cell>
          <table:table-cell office:value-type="float" office:value="1.2329092" calcext:value-type="float">
            <text:p>1.2329092</text:p>
          </table:table-cell>
          <table:table-cell table:style-name="ce17" office:value-type="float" office:value="0.18873262" calcext:value-type="float">
            <text:p>0.18873262</text:p>
          </table:table-cell>
          <table:table-cell office:value-type="float" office:value="0.067555666" calcext:value-type="float">
            <text:p>0.067555666</text:p>
          </table:table-cell>
          <table:table-cell table:style-name="ce18" office:value-type="float" office:value="249.44371" calcext:value-type="float">
            <text:p>249.44371</text:p>
          </table:table-cell>
          <table:table-cell table:style-name="ce19" office:value-type="float" office:value="89.99573" calcext:value-type="float">
            <text:p>89.99573</text:p>
          </table:table-cell>
          <table:table-cell table:style-name="ce18" office:value-type="float" office:value="260.54782" calcext:value-type="float">
            <text:p>260.54782</text:p>
          </table:table-cell>
          <table:table-cell table:number-columns-repeated="5"/>
        </table:table-row>
        <table:table-row table:style-name="ro1">
          <table:table-cell table:formula="of:=[.A31]+0.5/24" office:value-type="date" office:date-value="2016-06-30T14:30:00" calcext:value-type="date">
            <text:p>2016-06-30T14:30:00</text:p>
          </table:table-cell>
          <table:table-cell office:value-type="float" office:value="14.5" calcext:value-type="float">
            <text:p>14.5</text:p>
          </table:table-cell>
          <table:table-cell office:value-type="float" office:value="1.0718619" calcext:value-type="float">
            <text:p>1.0718619</text:p>
          </table:table-cell>
          <table:table-cell office:value-type="float" office:value="0.17759055" calcext:value-type="float">
            <text:p>0.17759055</text:p>
          </table:table-cell>
          <table:table-cell office:value-type="float" office:value="0.099304825" calcext:value-type="float">
            <text:p>0.099304825</text:p>
          </table:table-cell>
          <table:table-cell table:style-name="ce18" office:value-type="float" office:value="248.75008" calcext:value-type="float">
            <text:p>248.75008</text:p>
          </table:table-cell>
          <table:table-cell table:style-name="ce19" office:value-type="float" office:value="89.99786" calcext:value-type="float">
            <text:p>89.99786</text:p>
          </table:table-cell>
          <table:table-cell table:style-name="ce18" office:value-type="float" office:value="243.44394" calcext:value-type="float">
            <text:p>243.44394</text:p>
          </table:table-cell>
          <table:table-cell table:number-columns-repeated="5"/>
        </table:table-row>
        <table:table-row table:style-name="ro1">
          <table:table-cell table:formula="of:=[.A32]+0.5/24" office:value-type="date" office:date-value="2016-06-30T15:00:00" calcext:value-type="date">
            <text:p>2016-06-30T15:00:00</text:p>
          </table:table-cell>
          <table:table-cell office:value-type="float" office:value="15" calcext:value-type="float">
            <text:p>15</text:p>
          </table:table-cell>
          <table:table-cell office:value-type="float" office:value="0.8453686" calcext:value-type="float">
            <text:p>0.8453686</text:p>
          </table:table-cell>
          <table:table-cell office:value-type="float" office:value="0.15578479" calcext:value-type="float">
            <text:p>0.15578479</text:p>
          </table:table-cell>
          <table:table-cell office:value-type="float" office:value="0.040021587" calcext:value-type="float">
            <text:p>0.040021587</text:p>
          </table:table-cell>
          <table:table-cell table:style-name="ce18" office:value-type="float" office:value="246.80121" calcext:value-type="float">
            <text:p>246.80121</text:p>
          </table:table-cell>
          <table:table-cell table:style-name="ce19" office:value-type="float" office:value="85.91168" calcext:value-type="float">
            <text:p>85.91168</text:p>
          </table:table-cell>
          <table:table-cell table:style-name="ce18" office:value-type="float" office:value="123.72218" calcext:value-type="float">
            <text:p>123.72218</text:p>
          </table:table-cell>
          <table:table-cell table:number-columns-repeated="5"/>
        </table:table-row>
        <table:table-row table:style-name="ro1">
          <table:table-cell table:formula="of:=[.A33]+0.5/24" office:value-type="date" office:date-value="2016-06-30T15:30:00" calcext:value-type="date">
            <text:p>2016-06-30T15:30:00</text:p>
          </table:table-cell>
          <table:table-cell office:value-type="float" office:value="15.5" calcext:value-type="float">
            <text:p>15.5</text:p>
          </table:table-cell>
          <table:table-cell office:value-type="float" office:value="0.5660013" calcext:value-type="float">
            <text:p>0.5660013</text:p>
          </table:table-cell>
          <table:table-cell office:value-type="float" office:value="0.166879" calcext:value-type="float">
            <text:p>0.166879</text:p>
          </table:table-cell>
          <table:table-cell office:value-type="float" office:value="0.13321579" calcext:value-type="float">
            <text:p>0.13321579</text:p>
          </table:table-cell>
          <table:table-cell table:style-name="ce18" office:value-type="float" office:value="244.44107" calcext:value-type="float">
            <text:p>244.44107</text:p>
          </table:table-cell>
          <table:table-cell table:style-name="ce19" office:value-type="float" office:value="86.19147" calcext:value-type="float">
            <text:p>86.19147</text:p>
          </table:table-cell>
          <table:table-cell table:style-name="ce19" office:value-type="float" office:value="89.99716" calcext:value-type="float">
            <text:p>89.99716</text:p>
          </table:table-cell>
          <table:table-cell table:number-columns-repeated="5"/>
        </table:table-row>
        <table:table-row table:style-name="ro1">
          <table:table-cell table:formula="of:=[.A34]+0.5/24" office:value-type="date" office:date-value="2016-06-30T16:00:00" calcext:value-type="date">
            <text:p>2016-06-30T16:00:00</text:p>
          </table:table-cell>
          <table:table-cell office:value-type="float" office:value="16" calcext:value-type="float">
            <text:p>16</text:p>
          </table:table-cell>
          <table:table-cell office:value-type="float" office:value="0.2775111" calcext:value-type="float">
            <text:p>0.2775111</text:p>
          </table:table-cell>
          <table:table-cell office:value-type="float" office:value="0.22198838" calcext:value-type="float">
            <text:p>0.22198838</text:p>
          </table:table-cell>
          <table:table-cell office:value-type="float" office:value="0.1886937" calcext:value-type="float">
            <text:p>0.1886937</text:p>
          </table:table-cell>
          <table:table-cell table:style-name="ce18" office:value-type="float" office:value="233.13113" calcext:value-type="float">
            <text:p>233.13113</text:p>
          </table:table-cell>
          <table:table-cell table:style-name="ce19" office:value-type="float" office:value="89.999664" calcext:value-type="float">
            <text:p>89.999664</text:p>
          </table:table-cell>
          <table:table-cell table:style-name="ce19" office:value-type="float" office:value="89.99963" calcext:value-type="float">
            <text:p>89.99963</text:p>
          </table:table-cell>
          <table:table-cell table:number-columns-repeated="5"/>
        </table:table-row>
        <table:table-row table:style-name="ro1">
          <table:table-cell table:formula="of:=[.A35]+0.5/24" office:value-type="date" office:date-value="2016-06-30T16:30:00" calcext:value-type="date">
            <text:p>2016-06-30T16:30:00</text:p>
          </table:table-cell>
          <table:table-cell office:value-type="float" office:value="16.5" calcext:value-type="float">
            <text:p>16.5</text:p>
          </table:table-cell>
          <table:table-cell office:value-type="float" office:value="0.09484524" calcext:value-type="float">
            <text:p>0.09484524</text:p>
          </table:table-cell>
          <table:table-cell office:value-type="float" office:value="0.32209036" calcext:value-type="float">
            <text:p>0.32209036</text:p>
          </table:table-cell>
          <table:table-cell office:value-type="float" office:value="0.26661882" calcext:value-type="float">
            <text:p>0.26661882</text:p>
          </table:table-cell>
          <table:table-cell office:value-type="float" office:value="159.42987" calcext:value-type="float">
            <text:p>159.42987</text:p>
          </table:table-cell>
          <table:table-cell table:style-name="ce19" office:value-type="float" office:value="88.022156" calcext:value-type="float">
            <text:p>88.022156</text:p>
          </table:table-cell>
          <table:table-cell table:style-name="ce19" office:value-type="float" office:value="87.61041" calcext:value-type="float">
            <text:p>87.61041</text:p>
          </table:table-cell>
          <table:table-cell table:number-columns-repeated="5"/>
        </table:table-row>
        <table:table-row table:style-name="ro1">
          <table:table-cell table:formula="of:=[.A36]+0.5/24" office:value-type="date" office:date-value="2016-06-30T17:00:00" calcext:value-type="date">
            <text:p>2016-06-30T17:00:00</text:p>
          </table:table-cell>
          <table:table-cell office:value-type="float" office:value="17" calcext:value-type="float">
            <text:p>17</text:p>
          </table:table-cell>
          <table:table-cell office:value-type="float" office:value="0.5067467" calcext:value-type="float">
            <text:p>0.5067467</text:p>
          </table:table-cell>
          <table:table-cell table:style-name="ce17" office:value-type="float" office:value="0.33318728" calcext:value-type="float">
            <text:p>0.33318728</text:p>
          </table:table-cell>
          <table:table-cell office:value-type="float" office:value="0.37808713" calcext:value-type="float">
            <text:p>0.37808713</text:p>
          </table:table-cell>
          <table:table-cell office:value-type="float" office:value="61.19049" calcext:value-type="float">
            <text:p>61.19049</text:p>
          </table:table-cell>
          <table:table-cell table:style-name="ce17" office:value-type="float" office:value="88.08957" calcext:value-type="float">
            <text:p>88.08957</text:p>
          </table:table-cell>
          <table:table-cell table:style-name="ce19" office:value-type="float" office:value="86.63608" calcext:value-type="float">
            <text:p>86.63608</text:p>
          </table:table-cell>
          <table:table-cell table:number-columns-repeated="5"/>
        </table:table-row>
        <table:table-row table:style-name="ro1">
          <table:table-cell table:formula="of:=[.A37]+0.5/24" office:value-type="date" office:date-value="2016-06-30T17:30:00" calcext:value-type="date">
            <text:p>2016-06-30T17:30:00</text:p>
          </table:table-cell>
          <table:table-cell office:value-type="float" office:value="17.5" calcext:value-type="float">
            <text:p>17.5</text:p>
          </table:table-cell>
          <table:table-cell office:value-type="float" office:value="0.9688041" calcext:value-type="float">
            <text:p>0.9688041</text:p>
          </table:table-cell>
          <table:table-cell office:value-type="float" office:value="0.28881004" calcext:value-type="float">
            <text:p>0.28881004</text:p>
          </table:table-cell>
          <table:table-cell office:value-type="float" office:value="0.35587806" calcext:value-type="float">
            <text:p>0.35587806</text:p>
          </table:table-cell>
          <table:table-cell office:value-type="float" office:value="71.98068" calcext:value-type="float">
            <text:p>71.98068</text:p>
          </table:table-cell>
          <table:table-cell table:style-name="ce19" office:value-type="float" office:value="87.79474" calcext:value-type="float">
            <text:p>87.79474</text:p>
          </table:table-cell>
          <table:table-cell table:style-name="ce19" office:value-type="float" office:value="86.42496" calcext:value-type="float">
            <text:p>86.42496</text:p>
          </table:table-cell>
          <table:table-cell table:number-columns-repeated="5"/>
        </table:table-row>
        <table:table-row table:style-name="ro1">
          <table:table-cell table:formula="of:=[.A38]+0.5/24" office:value-type="date" office:date-value="2016-06-30T18:00:00" calcext:value-type="date">
            <text:p>2016-06-30T18:00:00</text:p>
          </table:table-cell>
          <table:table-cell office:value-type="float" office:value="18" calcext:value-type="float">
            <text:p>18</text:p>
          </table:table-cell>
          <table:table-cell office:value-type="float" office:value="1.1238102" calcext:value-type="float">
            <text:p>1.1238102</text:p>
          </table:table-cell>
          <table:table-cell office:value-type="float" office:value="0.23335727" calcext:value-type="float">
            <text:p>0.23335727</text:p>
          </table:table-cell>
          <table:table-cell office:value-type="float" office:value="0.3115828" calcext:value-type="float">
            <text:p>0.3115828</text:p>
          </table:table-cell>
          <table:table-cell office:value-type="float" office:value="73.35535" calcext:value-type="float">
            <text:p>73.35535</text:p>
          </table:table-cell>
          <table:table-cell table:style-name="ce19" office:value-type="float" office:value="87.27927" calcext:value-type="float">
            <text:p>87.27927</text:p>
          </table:table-cell>
          <table:table-cell table:style-name="ce19" office:value-type="float" office:value="85.91696" calcext:value-type="float">
            <text:p>85.91696</text:p>
          </table:table-cell>
          <table:table-cell table:number-columns-repeated="5"/>
        </table:table-row>
        <table:table-row table:style-name="ro1">
          <table:table-cell table:formula="of:=[.A39]+0.5/24" office:value-type="date" office:date-value="2016-06-30T18:30:00" calcext:value-type="date">
            <text:p>2016-06-30T18:30:00</text:p>
          </table:table-cell>
          <table:table-cell office:value-type="float" office:value="18.5" calcext:value-type="float">
            <text:p>18.5</text:p>
          </table:table-cell>
          <table:table-cell office:value-type="float" office:value="1.2568065" calcext:value-type="float">
            <text:p>1.2568065</text:p>
          </table:table-cell>
          <table:table-cell office:value-type="float" office:value="0.12258758" calcext:value-type="float">
            <text:p>0.12258758</text:p>
          </table:table-cell>
          <table:table-cell office:value-type="float" office:value="0.22310087" calcext:value-type="float">
            <text:p>0.22310087</text:p>
          </table:table-cell>
          <table:table-cell office:value-type="float" office:value="72.52496" calcext:value-type="float">
            <text:p>72.52496</text:p>
          </table:table-cell>
          <table:table-cell table:style-name="ce19" office:value-type="float" office:value="84.78839" calcext:value-type="float">
            <text:p>84.78839</text:p>
          </table:table-cell>
          <table:table-cell table:style-name="ce19" office:value-type="float" office:value="84.29376" calcext:value-type="float">
            <text:p>84.29376</text:p>
          </table:table-cell>
          <table:table-cell table:number-columns-repeated="5"/>
        </table:table-row>
        <table:table-row table:style-name="ro1">
          <table:table-cell table:style-name="ce5" table:formula="of:=[.A40]+0.5/24" office:value-type="date" office:date-value="2016-06-30T19:00:00" calcext:value-type="date">
            <text:p>2016-06-30T19:00:00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float" office:value="1.2847415" calcext:value-type="float">
            <text:p>1.2847415</text:p>
          </table:table-cell>
          <table:table-cell table:style-name="ce11" office:value-type="float" office:value="0.024820376" calcext:value-type="float">
            <text:p>0.024820376</text:p>
          </table:table-cell>
          <table:table-cell table:style-name="ce11" office:value-type="float" office:value="0.09154391" calcext:value-type="float">
            <text:p>0.09154391</text:p>
          </table:table-cell>
          <table:table-cell table:style-name="ce17" office:value-type="float" office:value="71.878296" calcext:value-type="float">
            <text:p>71.878296</text:p>
          </table:table-cell>
          <table:table-cell table:style-name="ce18" office:value-type="float" office:value="296.5178" calcext:value-type="float">
            <text:p>296.5178</text:p>
          </table:table-cell>
          <table:table-cell table:style-name="ce19" office:value-type="float" office:value="75.97186" calcext:value-type="float">
            <text:p>75.97186</text:p>
          </table:table-cell>
          <table:table-cell table:number-columns-repeated="5"/>
        </table:table-row>
        <table:table-row table:style-name="ro1">
          <table:table-cell table:formula="of:=[.A41]+0.5/24" office:value-type="date" office:date-value="2016-06-30T19:30:00" calcext:value-type="date">
            <text:p>2016-06-30T19:30:00</text:p>
          </table:table-cell>
          <table:table-cell office:value-type="float" office:value="19.5" calcext:value-type="float">
            <text:p>19.5</text:p>
          </table:table-cell>
          <table:table-cell office:value-type="float" office:value="1.1829191" calcext:value-type="float">
            <text:p>1.1829191</text:p>
          </table:table-cell>
          <table:table-cell office:value-type="float" office:value="0.14473478" calcext:value-type="float">
            <text:p>0.14473478</text:p>
          </table:table-cell>
          <table:table-cell office:value-type="float" office:value="0.04576363" calcext:value-type="float">
            <text:p>0.04576363</text:p>
          </table:table-cell>
          <table:table-cell office:value-type="float" office:value="71.39557" calcext:value-type="float">
            <text:p>71.39557</text:p>
          </table:table-cell>
          <table:table-cell table:style-name="ce18" office:value-type="float" office:value="274.40558" calcext:value-type="float">
            <text:p>274.40558</text:p>
          </table:table-cell>
          <table:table-cell office:value-type="float" office:value="284.06027" calcext:value-type="float">
            <text:p>284.06027</text:p>
          </table:table-cell>
          <table:table-cell table:number-columns-repeated="5"/>
        </table:table-row>
        <table:table-row table:style-name="ro1">
          <table:table-cell table:formula="of:=[.A42]+0.5/24" office:value-type="date" office:date-value="2016-06-30T20:00:00" calcext:value-type="date">
            <text:p>2016-06-30T20:00:00</text:p>
          </table:table-cell>
          <table:table-cell office:value-type="float" office:value="20" calcext:value-type="float">
            <text:p>20</text:p>
          </table:table-cell>
          <table:table-cell office:value-type="float" office:value="1.0679172" calcext:value-type="float">
            <text:p>1.0679172</text:p>
          </table:table-cell>
          <table:table-cell office:value-type="float" office:value="0.21119377" calcext:value-type="float">
            <text:p>0.21119377</text:p>
          </table:table-cell>
          <table:table-cell office:value-type="float" office:value="0.13366555" calcext:value-type="float">
            <text:p>0.13366555</text:p>
          </table:table-cell>
          <table:table-cell office:value-type="float" office:value="69.30316" calcext:value-type="float">
            <text:p>69.30316</text:p>
          </table:table-cell>
          <table:table-cell table:style-name="ce18" office:value-type="float" office:value="273.011" calcext:value-type="float">
            <text:p>273.011</text:p>
          </table:table-cell>
          <table:table-cell office:value-type="float" office:value="265.23956" calcext:value-type="float">
            <text:p>265.23956</text:p>
          </table:table-cell>
          <table:table-cell table:number-columns-repeated="5"/>
        </table:table-row>
        <table:table-row table:style-name="ro1">
          <table:table-cell table:formula="of:=[.A43]+0.5/24" office:value-type="date" office:date-value="2016-06-30T20:30:00" calcext:value-type="date">
            <text:p>2016-06-30T20:30:00</text:p>
          </table:table-cell>
          <table:table-cell office:value-type="float" office:value="20.5" calcext:value-type="float">
            <text:p>20.5</text:p>
          </table:table-cell>
          <table:table-cell office:value-type="float" office:value="0.8905728" calcext:value-type="float">
            <text:p>0.8905728</text:p>
          </table:table-cell>
          <table:table-cell office:value-type="float" office:value="0.24445759" calcext:value-type="float">
            <text:p>0.24445759</text:p>
          </table:table-cell>
          <table:table-cell office:value-type="float" office:value="0.2010314" calcext:value-type="float">
            <text:p>0.2010314</text:p>
          </table:table-cell>
          <table:table-cell office:value-type="float" office:value="67.27002" calcext:value-type="float">
            <text:p>67.27002</text:p>
          </table:table-cell>
          <table:table-cell table:style-name="ce18" office:value-type="float" office:value="272.6024" calcext:value-type="float">
            <text:p>272.6024</text:p>
          </table:table-cell>
          <table:table-cell office:value-type="float" office:value="263.66125" calcext:value-type="float">
            <text:p>263.66125</text:p>
          </table:table-cell>
          <table:table-cell table:number-columns-repeated="5"/>
        </table:table-row>
        <table:table-row table:style-name="ro1">
          <table:table-cell table:formula="of:=[.A44]+0.5/24" office:value-type="date" office:date-value="2016-06-30T21:00:00" calcext:value-type="date">
            <text:p>2016-06-30T21:00:00</text:p>
          </table:table-cell>
          <table:table-cell office:value-type="float" office:value="21" calcext:value-type="float">
            <text:p>21</text:p>
          </table:table-cell>
          <table:table-cell office:value-type="float" office:value="0.6304447" calcext:value-type="float">
            <text:p>0.6304447</text:p>
          </table:table-cell>
          <table:table-cell office:value-type="float" office:value="0.25552934" calcext:value-type="float">
            <text:p>0.25552934</text:p>
          </table:table-cell>
          <table:table-cell office:value-type="float" office:value="0.25625107" calcext:value-type="float">
            <text:p>0.25625107</text:p>
          </table:table-cell>
          <table:table-cell office:value-type="float" office:value="63.88672" calcext:value-type="float">
            <text:p>63.88672</text:p>
          </table:table-cell>
          <table:table-cell table:style-name="ce18" office:value-type="float" office:value="272.48975" calcext:value-type="float">
            <text:p>272.48975</text:p>
          </table:table-cell>
          <table:table-cell office:value-type="float" office:value="265.0313" calcext:value-type="float">
            <text:p>265.0313</text:p>
          </table:table-cell>
          <table:table-cell table:number-columns-repeated="5"/>
        </table:table-row>
        <table:table-row table:style-name="ro1">
          <table:table-cell table:formula="of:=[.A45]+0.5/24" office:value-type="date" office:date-value="2016-06-30T21:30:00" calcext:value-type="date">
            <text:p>2016-06-30T21:30:00</text:p>
          </table:table-cell>
          <table:table-cell office:value-type="float" office:value="21.5" calcext:value-type="float">
            <text:p>21.5</text:p>
          </table:table-cell>
          <table:table-cell office:value-type="float" office:value="0.32647735" calcext:value-type="float">
            <text:p>0.32647735</text:p>
          </table:table-cell>
          <table:table-cell office:value-type="float" office:value="0.25554606" calcext:value-type="float">
            <text:p>0.25554606</text:p>
          </table:table-cell>
          <table:table-cell office:value-type="float" office:value="0.22308773" calcext:value-type="float">
            <text:p>0.22308773</text:p>
          </table:table-cell>
          <table:table-cell office:value-type="float" office:value="54.692017" calcext:value-type="float">
            <text:p>54.692017</text:p>
          </table:table-cell>
          <table:table-cell table:style-name="ce18" office:value-type="float" office:value="272.49234" calcext:value-type="float">
            <text:p>272.49234</text:p>
          </table:table-cell>
          <table:table-cell office:value-type="float" office:value="264.28568" calcext:value-type="float">
            <text:p>264.28568</text:p>
          </table:table-cell>
          <table:table-cell table:number-columns-repeated="5"/>
        </table:table-row>
        <table:table-row table:style-name="ro1">
          <table:table-cell table:formula="of:=[.A46]+0.5/24" office:value-type="date" office:date-value="2016-06-30T22:00:00" calcext:value-type="date">
            <text:p>2016-06-30T22:00:00</text:p>
          </table:table-cell>
          <table:table-cell office:value-type="float" office:value="22" calcext:value-type="float">
            <text:p>22</text:p>
          </table:table-cell>
          <table:table-cell office:value-type="float" office:value="0.08667584" calcext:value-type="float">
            <text:p>0.08667584</text:p>
          </table:table-cell>
          <table:table-cell office:value-type="float" office:value="0.23335662" calcext:value-type="float">
            <text:p>0.23335662</text:p>
          </table:table-cell>
          <table:table-cell office:value-type="float" office:value="0.1890467" calcext:value-type="float">
            <text:p>0.1890467</text:p>
          </table:table-cell>
          <table:table-cell office:value-type="float" office:value="230.19669" calcext:value-type="float">
            <text:p>230.19669</text:p>
          </table:table-cell>
          <table:table-cell table:style-name="ce18" office:value-type="float" office:value="272.72723" calcext:value-type="float">
            <text:p>272.72723</text:p>
          </table:table-cell>
          <table:table-cell office:value-type="float" office:value="266.62985" calcext:value-type="float">
            <text:p>266.62985</text:p>
          </table:table-cell>
          <table:table-cell table:number-columns-repeated="5"/>
        </table:table-row>
        <table:table-row table:style-name="ro1">
          <table:table-cell table:formula="of:=[.A47]+0.5/24" office:value-type="date" office:date-value="2016-06-30T22:30:00" calcext:value-type="date">
            <text:p>2016-06-30T22:30:00</text:p>
          </table:table-cell>
          <table:table-cell office:value-type="float" office:value="22.5" calcext:value-type="float">
            <text:p>22.5</text:p>
          </table:table-cell>
          <table:table-cell office:value-type="float" office:value="0.60847384" calcext:value-type="float">
            <text:p>0.60847384</text:p>
          </table:table-cell>
          <table:table-cell office:value-type="float" office:value="0.20012571" calcext:value-type="float">
            <text:p>0.20012571</text:p>
          </table:table-cell>
          <table:table-cell office:value-type="float" office:value="0.045783587" calcext:value-type="float">
            <text:p>0.045783587</text:p>
          </table:table-cell>
          <table:table-cell office:value-type="float" office:value="231.6649" calcext:value-type="float">
            <text:p>231.6649</text:p>
          </table:table-cell>
          <table:table-cell table:style-name="ce18" office:value-type="float" office:value="273.17294" calcext:value-type="float">
            <text:p>273.17294</text:p>
          </table:table-cell>
          <table:table-cell office:value-type="float" office:value="284.00113" calcext:value-type="float">
            <text:p>284.00113</text:p>
          </table:table-cell>
          <table:table-cell table:number-columns-repeated="5"/>
        </table:table-row>
        <table:table-row table:style-name="ro1">
          <table:table-cell table:formula="of:=[.A48]+0.5/24" office:value-type="date" office:date-value="2016-06-30T23:00:00" calcext:value-type="date">
            <text:p>2016-06-30T23:00:00</text:p>
          </table:table-cell>
          <table:table-cell office:value-type="float" office:value="23" calcext:value-type="float">
            <text:p>23</text:p>
          </table:table-cell>
          <table:table-cell office:value-type="float" office:value="0.9273759" calcext:value-type="float">
            <text:p>0.9273759</text:p>
          </table:table-cell>
          <table:table-cell office:value-type="float" office:value="0.15577893" calcext:value-type="float">
            <text:p>0.15577893</text:p>
          </table:table-cell>
          <table:table-cell office:value-type="float" office:value="0.06472159" calcext:value-type="float">
            <text:p>0.06472159</text:p>
          </table:table-cell>
          <table:table-cell office:value-type="float" office:value="258.95734" calcext:value-type="float">
            <text:p>258.95734</text:p>
          </table:table-cell>
          <table:table-cell table:style-name="ce18" office:value-type="float" office:value="274.08282" calcext:value-type="float">
            <text:p>274.08282</text:p>
          </table:table-cell>
          <table:table-cell office:value-type="float" office:value="59.026917" calcext:value-type="float">
            <text:p>59.026917</text:p>
          </table:table-cell>
          <table:table-cell table:number-columns-repeated="5"/>
        </table:table-row>
        <table:table-row table:style-name="ro1">
          <table:table-cell table:formula="of:=[.A49]+0.5/24" office:value-type="date" office:date-value="2016-06-30T23:30:00" calcext:value-type="date">
            <text:p>2016-06-30T23:30:00</text:p>
          </table:table-cell>
          <table:table-cell office:value-type="float" office:value="23.5" calcext:value-type="float">
            <text:p>23.5</text:p>
          </table:table-cell>
          <table:table-cell office:value-type="float" office:value="1.326872" calcext:value-type="float">
            <text:p>1.326872</text:p>
          </table:table-cell>
          <table:table-cell office:value-type="float" office:value="0.049678426" calcext:value-type="float">
            <text:p>0.049678426</text:p>
          </table:table-cell>
          <table:table-cell office:value-type="float" office:value="0.045783836" calcext:value-type="float">
            <text:p>0.045783836</text:p>
          </table:table-cell>
          <table:table-cell office:value-type="float" office:value="250.95964" calcext:value-type="float">
            <text:p>250.95964</text:p>
          </table:table-cell>
          <table:table-cell table:style-name="ce18" office:value-type="float" office:value="296.55267" calcext:value-type="float">
            <text:p>296.55267</text:p>
          </table:table-cell>
          <table:table-cell office:value-type="float" office:value="103.97522" calcext:value-type="float">
            <text:p>103.97522</text:p>
          </table:table-cell>
          <table:table-cell table:number-columns-repeated="5"/>
        </table:table-row>
        <table:table-row table:style-name="ro1">
          <table:table-cell table:formula="of:=[.A50]+0.5/24" office:value-type="date" office:date-value="2016-07-01T00:00:00" calcext:value-type="date">
            <text:p>2016-07-01T00:00:00</text:p>
          </table:table-cell>
          <table:table-cell office:value-type="float" office:value="24" calcext:value-type="float">
            <text:p>24</text:p>
          </table:table-cell>
          <table:table-cell office:value-type="float" office:value="1.5621389" calcext:value-type="float">
            <text:p>1.5621389</text:p>
          </table:table-cell>
          <table:table-cell office:value-type="float" office:value="0.070226595" calcext:value-type="float">
            <text:p>0.070226595</text:p>
          </table:table-cell>
          <table:table-cell office:value-type="float" office:value="0.06748216" calcext:value-type="float">
            <text:p>0.06748216</text:p>
          </table:table-cell>
          <table:table-cell office:value-type="float" office:value="250.92229" calcext:value-type="float">
            <text:p>250.92229</text:p>
          </table:table-cell>
          <table:table-cell table:style-name="ce19" office:value-type="float" office:value="71.58008" calcext:value-type="float">
            <text:p>71.58008</text:p>
          </table:table-cell>
          <table:table-cell office:value-type="float" office:value="170.49149" calcext:value-type="float">
            <text:p>170.49149</text:p>
          </table:table-cell>
          <table:table-cell table:number-columns-repeated="5"/>
        </table:table-row>
        <table:table-row table:style-name="ro1">
          <table:table-cell table:formula="of:=[.A51]+0.5/24" office:value-type="date" office:date-value="2016-07-01T00:30:00" calcext:value-type="date">
            <text:p>2016-07-01T00:30:00</text:p>
          </table:table-cell>
          <table:table-cell office:value-type="float" office:value="24.5" calcext:value-type="float">
            <text:p>24.5</text:p>
          </table:table-cell>
          <table:table-cell office:value-type="float" office:value="1.6643112" calcext:value-type="float">
            <text:p>1.6643112</text:p>
          </table:table-cell>
          <table:table-cell office:value-type="float" office:value="0.13315535" calcext:value-type="float">
            <text:p>0.13315535</text:p>
          </table:table-cell>
          <table:table-cell office:value-type="float" office:value="0.3899361" calcext:value-type="float">
            <text:p>0.3899361</text:p>
          </table:table-cell>
          <table:table-cell office:value-type="float" office:value="250.11566" calcext:value-type="float">
            <text:p>250.11566</text:p>
          </table:table-cell>
          <table:table-cell table:style-name="ce19" office:value-type="float" office:value="89.98645" calcext:value-type="float">
            <text:p>89.98645</text:p>
          </table:table-cell>
          <table:table-cell office:value-type="float" office:value="265.102" calcext:value-type="float">
            <text:p>265.102</text:p>
          </table:table-cell>
          <table:table-cell table:number-columns-repeated="5"/>
        </table:table-row>
        <table:table-row table:style-name="ro1">
          <table:table-cell table:style-name="ce5" table:formula="of:=[.A52]+0.5/24" office:value-type="date" office:date-value="2016-07-01T01:00:00" calcext:value-type="date">
            <text:p>2016-07-01T01:00:0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.6785351" calcext:value-type="float">
            <text:p>1.6785351</text:p>
          </table:table-cell>
          <table:table-cell table:style-name="ce11" office:value-type="float" office:value="0.115840614" calcext:value-type="float">
            <text:p>0.115840614</text:p>
          </table:table-cell>
          <table:table-cell table:style-name="ce11" office:value-type="float" office:value="0.3115907" calcext:value-type="float">
            <text:p>0.3115907</text:p>
          </table:table-cell>
          <table:table-cell office:value-type="float" office:value="249.8879" calcext:value-type="float">
            <text:p>249.8879</text:p>
          </table:table-cell>
          <table:table-cell table:style-name="ce19" office:value-type="float" office:value="106.70296" calcext:value-type="float">
            <text:p>106.70296</text:p>
          </table:table-cell>
          <table:table-cell office:value-type="float" office:value="265.91708" calcext:value-type="float">
            <text:p>265.91708</text:p>
          </table:table-cell>
          <table:table-cell table:number-columns-repeated="5"/>
        </table:table-row>
        <table:table-row table:style-name="ro1">
          <table:table-cell table:formula="of:=[.A53]+0.5/24" office:value-type="date" office:date-value="2016-07-01T01:30:00" calcext:value-type="date">
            <text:p>2016-07-01T01:30:00</text:p>
          </table:table-cell>
          <table:table-cell office:value-type="float" office:value="25.5" calcext:value-type="float">
            <text:p>25.5</text:p>
          </table:table-cell>
          <table:table-cell office:value-type="float" office:value="1.6188029" calcext:value-type="float">
            <text:p>1.6188029</text:p>
          </table:table-cell>
          <table:table-cell office:value-type="float" office:value="0.0808017" calcext:value-type="float">
            <text:p>0.0808017</text:p>
          </table:table-cell>
          <table:table-cell office:value-type="float" office:value="0.13727967" calcext:value-type="float">
            <text:p>0.13727967</text:p>
          </table:table-cell>
          <table:table-cell office:value-type="float" office:value="249.95042" calcext:value-type="float">
            <text:p>249.95042</text:p>
          </table:table-cell>
          <table:table-cell table:style-name="ce19" office:value-type="float" office:value="105.94946" calcext:value-type="float">
            <text:p>105.94946</text:p>
          </table:table-cell>
          <table:table-cell office:value-type="float" office:value="284.02863" calcext:value-type="float">
            <text:p>284.02863</text:p>
          </table:table-cell>
          <table:table-cell table:number-columns-repeated="5"/>
        </table:table-row>
        <table:table-row table:style-name="ro1">
          <table:table-cell table:formula="of:=[.A54]+0.5/24" office:value-type="date" office:date-value="2016-07-01T02:00:00" calcext:value-type="date">
            <text:p>2016-07-01T02:00:00</text:p>
          </table:table-cell>
          <table:table-cell office:value-type="float" office:value="26" calcext:value-type="float">
            <text:p>26</text:p>
          </table:table-cell>
          <table:table-cell office:value-type="float" office:value="1.496625" calcext:value-type="float">
            <text:p>1.496625</text:p>
          </table:table-cell>
          <table:table-cell office:value-type="float" office:value="0.059743565" calcext:value-type="float">
            <text:p>0.059743565</text:p>
          </table:table-cell>
          <table:table-cell office:value-type="float" office:value="0.12994106" calcext:value-type="float">
            <text:p>0.12994106</text:p>
          </table:table-cell>
          <table:table-cell office:value-type="float" office:value="249.14479" calcext:value-type="float">
            <text:p>249.14479</text:p>
          </table:table-cell>
          <table:table-cell table:style-name="ce19" office:value-type="float" office:value="111.803055" calcext:value-type="float">
            <text:p>111.803055</text:p>
          </table:table-cell>
          <table:table-cell office:value-type="float" office:value="70.02014" calcext:value-type="float">
            <text:p>70.02014</text:p>
          </table:table-cell>
          <table:table-cell table:number-columns-repeated="5"/>
        </table:table-row>
        <table:table-row table:style-name="ro1">
          <table:table-cell table:formula="of:=[.A55]+0.5/24" office:value-type="date" office:date-value="2016-07-01T02:30:00" calcext:value-type="date">
            <text:p>2016-07-01T02:30:00</text:p>
          </table:table-cell>
          <table:table-cell office:value-type="float" office:value="26.5" calcext:value-type="float">
            <text:p>26.5</text:p>
          </table:table-cell>
          <table:table-cell office:value-type="float" office:value="1.2965871" calcext:value-type="float">
            <text:p>1.2965871</text:p>
          </table:table-cell>
          <table:table-cell office:value-type="float" office:value="0.10231342" calcext:value-type="float">
            <text:p>0.10231342</text:p>
          </table:table-cell>
          <table:table-cell office:value-type="float" office:value="0.035088718" calcext:value-type="float">
            <text:p>0.035088718</text:p>
          </table:table-cell>
          <table:table-cell office:value-type="float" office:value="248.928" calcext:value-type="float">
            <text:p>248.928</text:p>
          </table:table-cell>
          <table:table-cell table:style-name="ce19" office:value-type="float" office:value="77.45276" calcext:value-type="float">
            <text:p>77.45276</text:p>
          </table:table-cell>
          <table:table-cell office:value-type="float" office:value="71.526184" calcext:value-type="float">
            <text:p>71.526184</text:p>
          </table:table-cell>
          <table:table-cell table:number-columns-repeated="5"/>
        </table:table-row>
        <table:table-row table:style-name="ro1">
          <table:table-cell table:formula="of:=[.A56]+0.5/24" office:value-type="date" office:date-value="2016-07-01T03:00:00" calcext:value-type="date">
            <text:p>2016-07-01T03:00:00</text:p>
          </table:table-cell>
          <table:table-cell office:value-type="float" office:value="27" calcext:value-type="float">
            <text:p>27</text:p>
          </table:table-cell>
          <table:table-cell office:value-type="float" office:value="1.0306289" calcext:value-type="float">
            <text:p>1.0306289</text:p>
          </table:table-cell>
          <table:table-cell office:value-type="float" office:value="0.122621596" calcext:value-type="float">
            <text:p>0.122621596</text:p>
          </table:table-cell>
          <table:table-cell office:value-type="float" office:value="0.03511725" calcext:value-type="float">
            <text:p>0.03511725</text:p>
          </table:table-cell>
          <table:table-cell office:value-type="float" office:value="247.85513" calcext:value-type="float">
            <text:p>247.85513</text:p>
          </table:table-cell>
          <table:table-cell table:style-name="ce19" office:value-type="float" office:value="84.80548" calcext:value-type="float">
            <text:p>84.80548</text:p>
          </table:table-cell>
          <table:table-cell office:value-type="float" office:value="108.451996" calcext:value-type="float">
            <text:p>108.451996</text:p>
          </table:table-cell>
          <table:table-cell table:number-columns-repeated="5"/>
        </table:table-row>
        <table:table-row table:style-name="ro1">
          <table:table-cell table:formula="of:=[.A57]+0.5/24" office:value-type="date" office:date-value="2016-07-01T03:30:00" calcext:value-type="date">
            <text:p>2016-07-01T03:30:00</text:p>
          </table:table-cell>
          <table:table-cell office:value-type="float" office:value="27.5" calcext:value-type="float">
            <text:p>27.5</text:p>
          </table:table-cell>
          <table:table-cell office:value-type="float" office:value="0.6853131" calcext:value-type="float">
            <text:p>0.6853131</text:p>
          </table:table-cell>
          <table:table-cell office:value-type="float" office:value="0.16649896" calcext:value-type="float">
            <text:p>0.16649896</text:p>
          </table:table-cell>
          <table:table-cell office:value-type="float" office:value="0.15578601" calcext:value-type="float">
            <text:p>0.15578601</text:p>
          </table:table-cell>
          <table:table-cell office:value-type="float" office:value="245.0956" calcext:value-type="float">
            <text:p>245.0956</text:p>
          </table:table-cell>
          <table:table-cell table:style-name="ce19" office:value-type="float" office:value="90.00516" calcext:value-type="float">
            <text:p>90.00516</text:p>
          </table:table-cell>
          <table:table-cell office:value-type="float" office:value="94.08324" calcext:value-type="float">
            <text:p>94.08324</text:p>
          </table:table-cell>
          <table:table-cell table:number-columns-repeated="5"/>
        </table:table-row>
        <table:table-row table:style-name="ro1">
          <table:table-cell table:formula="of:=[.A58]+0.5/24" office:value-type="date" office:date-value="2016-07-01T04:00:00" calcext:value-type="date">
            <text:p>2016-07-01T04:00:00</text:p>
          </table:table-cell>
          <table:table-cell office:value-type="float" office:value="28" calcext:value-type="float">
            <text:p>28</text:p>
          </table:table-cell>
          <table:table-cell office:value-type="float" office:value="0.3174579" calcext:value-type="float">
            <text:p>0.3174579</text:p>
          </table:table-cell>
          <table:table-cell office:value-type="float" office:value="0.23309058" calcext:value-type="float">
            <text:p>0.23309058</text:p>
          </table:table-cell>
          <table:table-cell office:value-type="float" office:value="0.2333548" calcext:value-type="float">
            <text:p>0.2333548</text:p>
          </table:table-cell>
          <table:table-cell office:value-type="float" office:value="233.53703" calcext:value-type="float">
            <text:p>233.53703</text:p>
          </table:table-cell>
          <table:table-cell table:style-name="ce19" office:value-type="float" office:value="90.00162" calcext:value-type="float">
            <text:p>90.00162</text:p>
          </table:table-cell>
          <table:table-cell office:value-type="float" office:value="87.27313" calcext:value-type="float">
            <text:p>87.27313</text:p>
          </table:table-cell>
          <table:table-cell table:number-columns-repeated="5"/>
        </table:table-row>
        <table:table-row table:style-name="ro1">
          <table:table-cell table:formula="of:=[.A59]+0.5/24" office:value-type="date" office:date-value="2016-07-01T04:30:00" calcext:value-type="date">
            <text:p>2016-07-01T04:30:00</text:p>
          </table:table-cell>
          <table:table-cell office:value-type="float" office:value="28.5" calcext:value-type="float">
            <text:p>28.5</text:p>
          </table:table-cell>
          <table:table-cell office:value-type="float" office:value="0.10470039" calcext:value-type="float">
            <text:p>0.10470039</text:p>
          </table:table-cell>
          <table:table-cell office:value-type="float" office:value="0.3664811" calcext:value-type="float">
            <text:p>0.3664811</text:p>
          </table:table-cell>
          <table:table-cell office:value-type="float" office:value="0.34427515" calcext:value-type="float">
            <text:p>0.34427515</text:p>
          </table:table-cell>
          <table:table-cell office:value-type="float" office:value="122.005005" calcext:value-type="float">
            <text:p>122.005005</text:p>
          </table:table-cell>
          <table:table-cell table:style-name="ce19" office:value-type="float" office:value="88.26453" calcext:value-type="float">
            <text:p>88.26453</text:p>
          </table:table-cell>
          <table:table-cell office:value-type="float" office:value="88.15256" calcext:value-type="float">
            <text:p>88.15256</text:p>
          </table:table-cell>
          <table:table-cell table:number-columns-repeated="5"/>
        </table:table-row>
        <table:table-row table:style-name="ro1">
          <table:table-cell table:formula="of:=[.A60]+0.5/24" office:value-type="date" office:date-value="2016-07-01T05:00:00" calcext:value-type="date">
            <text:p>2016-07-01T05:00:00</text:p>
          </table:table-cell>
          <table:table-cell office:value-type="float" office:value="29" calcext:value-type="float">
            <text:p>29</text:p>
          </table:table-cell>
          <table:table-cell office:value-type="float" office:value="0.83279264" calcext:value-type="float">
            <text:p>0.83279264</text:p>
          </table:table-cell>
          <table:table-cell office:value-type="float" office:value="0.38913438" calcext:value-type="float">
            <text:p>0.38913438</text:p>
          </table:table-cell>
          <table:table-cell office:value-type="float" office:value="0.47782284" calcext:value-type="float">
            <text:p>0.47782284</text:p>
          </table:table-cell>
          <table:table-cell office:value-type="float" office:value="68.90631" calcext:value-type="float">
            <text:p>68.90631</text:p>
          </table:table-cell>
          <table:table-cell table:style-name="ce19" office:value-type="float" office:value="86.73096" calcext:value-type="float">
            <text:p>86.73096</text:p>
          </table:table-cell>
          <table:table-cell office:value-type="float" office:value="87.338196" calcext:value-type="float">
            <text:p>87.338196</text:p>
          </table:table-cell>
          <table:table-cell table:number-columns-repeated="5"/>
        </table:table-row>
        <table:table-row table:style-name="ro1">
          <table:table-cell table:formula="of:=[.A61]+0.5/24" office:value-type="date" office:date-value="2016-07-01T05:30:00" calcext:value-type="date">
            <text:p>2016-07-01T05:30:00</text:p>
          </table:table-cell>
          <table:table-cell office:value-type="float" office:value="29.5" calcext:value-type="float">
            <text:p>29.5</text:p>
          </table:table-cell>
          <table:table-cell office:value-type="float" office:value="1.274756" calcext:value-type="float">
            <text:p>1.274756</text:p>
          </table:table-cell>
          <table:table-cell office:value-type="float" office:value="0.31098077" calcext:value-type="float">
            <text:p>0.31098077</text:p>
          </table:table-cell>
          <table:table-cell office:value-type="float" office:value="0.41204408" calcext:value-type="float">
            <text:p>0.41204408</text:p>
          </table:table-cell>
          <table:table-cell office:value-type="float" office:value="73.30182" calcext:value-type="float">
            <text:p>73.30182</text:p>
          </table:table-cell>
          <table:table-cell table:style-name="ce19" office:value-type="float" office:value="87.96347" calcext:value-type="float">
            <text:p>87.96347</text:p>
          </table:table-cell>
          <table:table-cell office:value-type="float" office:value="85.36896" calcext:value-type="float">
            <text:p>85.36896</text:p>
          </table:table-cell>
          <table:table-cell table:number-columns-repeated="5"/>
        </table:table-row>
        <table:table-row table:style-name="ro1">
          <table:table-cell table:formula="of:=[.A62]+0.5/24" office:value-type="date" office:date-value="2016-07-01T06:00:00" calcext:value-type="date">
            <text:p>2016-07-01T06:00:00</text:p>
          </table:table-cell>
          <table:table-cell office:value-type="float" office:value="30" calcext:value-type="float">
            <text:p>30</text:p>
          </table:table-cell>
          <table:table-cell office:value-type="float" office:value="1.6044517" calcext:value-type="float">
            <text:p>1.6044517</text:p>
          </table:table-cell>
          <table:table-cell office:value-type="float" office:value="0.19978333" calcext:value-type="float">
            <text:p>0.19978333</text:p>
          </table:table-cell>
          <table:table-cell office:value-type="float" office:value="0.3457353" calcext:value-type="float">
            <text:p>0.3457353</text:p>
          </table:table-cell>
          <table:table-cell office:value-type="float" office:value="72.6936" calcext:value-type="float">
            <text:p>72.6936</text:p>
          </table:table-cell>
          <table:table-cell table:style-name="ce19" office:value-type="float" office:value="90.000275" calcext:value-type="float">
            <text:p>90.000275</text:p>
          </table:table-cell>
          <table:table-cell office:value-type="float" office:value="84.479004" calcext:value-type="float">
            <text:p>84.479004</text:p>
          </table:table-cell>
          <table:table-cell table:number-columns-repeated="5"/>
        </table:table-row>
        <table:table-row table:style-name="ro1">
          <table:table-cell table:formula="of:=[.A63]+0.5/24" office:value-type="date" office:date-value="2016-07-01T06:30:00" calcext:value-type="date">
            <text:p>2016-07-01T06:30:00</text:p>
          </table:table-cell>
          <table:table-cell office:value-type="float" office:value="30.5" calcext:value-type="float">
            <text:p>30.5</text:p>
          </table:table-cell>
          <table:table-cell office:value-type="float" office:value="1.8428949" calcext:value-type="float">
            <text:p>1.8428949</text:p>
          </table:table-cell>
          <table:table-cell office:value-type="float" office:value="0.024810137" calcext:value-type="float">
            <text:p>0.024810137</text:p>
          </table:table-cell>
          <table:table-cell office:value-type="float" office:value="0.14807828" calcext:value-type="float">
            <text:p>0.14807828</text:p>
          </table:table-cell>
          <table:table-cell office:value-type="float" office:value="72.10968" calcext:value-type="float">
            <text:p>72.10968</text:p>
          </table:table-cell>
          <table:table-cell office:value-type="float" office:value="333.40146" calcext:value-type="float">
            <text:p>333.40146</text:p>
          </table:table-cell>
          <table:table-cell office:value-type="float" office:value="77.00699" calcext:value-type="float">
            <text:p>77.00699</text:p>
          </table:table-cell>
          <table:table-cell table:number-columns-repeated="5"/>
        </table:table-row>
        <table:table-row table:style-name="ro1">
          <table:table-cell table:formula="of:=[.A64]+0.5/24" office:value-type="date" office:date-value="2016-07-01T07:00:00" calcext:value-type="date">
            <text:p>2016-07-01T07:00:00</text:p>
          </table:table-cell>
          <table:table-cell office:value-type="float" office:value="31" calcext:value-type="float">
            <text:p>31</text:p>
          </table:table-cell>
          <table:table-cell office:value-type="float" office:value="1.8919597" calcext:value-type="float">
            <text:p>1.8919597</text:p>
          </table:table-cell>
          <table:table-cell office:value-type="float" office:value="0.22231148" calcext:value-type="float">
            <text:p>0.22231148</text:p>
          </table:table-cell>
          <table:table-cell office:value-type="float" office:value="0.08885575" calcext:value-type="float">
            <text:p>0.08885575</text:p>
          </table:table-cell>
          <table:table-cell office:value-type="float" office:value="71.883484" calcext:value-type="float">
            <text:p>71.883484</text:p>
          </table:table-cell>
          <table:table-cell table:style-name="ce18" office:value-type="float" office:value="272.8607" calcext:value-type="float">
            <text:p>272.8607</text:p>
          </table:table-cell>
          <table:table-cell office:value-type="float" office:value="270.03076" calcext:value-type="float">
            <text:p>270.03076</text:p>
          </table:table-cell>
          <table:table-cell table:number-columns-repeated="5"/>
        </table:table-row>
        <table:table-row table:style-name="ro1">
          <table:table-cell table:style-name="ce5" table:formula="of:=[.A65]+0.5/24" office:value-type="date" office:date-value="2016-07-01T07:30:00" calcext:value-type="date">
            <text:p>2016-07-01T07:30:00</text:p>
          </table:table-cell>
          <table:table-cell table:style-name="ce11" office:value-type="float" office:value="31.5" calcext:value-type="float">
            <text:p>31.5</text:p>
          </table:table-cell>
          <table:table-cell table:style-name="ce15" office:value-type="float" office:value="1.9413085" calcext:value-type="float">
            <text:p>1.9413085</text:p>
          </table:table-cell>
          <table:table-cell table:style-name="ce11" office:value-type="float" office:value="0.33372265" calcext:value-type="float">
            <text:p>0.33372265</text:p>
          </table:table-cell>
          <table:table-cell table:style-name="ce11" office:value-type="float" office:value="0.23417863" calcext:value-type="float">
            <text:p>0.23417863</text:p>
          </table:table-cell>
          <table:table-cell office:value-type="float" office:value="70.63205" calcext:value-type="float">
            <text:p>70.63205</text:p>
          </table:table-cell>
          <table:table-cell table:style-name="ce18" office:value-type="float" office:value="273.8178" calcext:value-type="float">
            <text:p>273.8178</text:p>
          </table:table-cell>
          <table:table-cell office:value-type="float" office:value="264.57202" calcext:value-type="float">
            <text:p>264.57202</text:p>
          </table:table-cell>
          <table:table-cell table:number-columns-repeated="5"/>
        </table:table-row>
        <table:table-row table:style-name="ro1">
          <table:table-cell table:formula="of:=[.A66]+0.5/24" office:value-type="date" office:date-value="2016-07-01T08:00:00" calcext:value-type="date">
            <text:p>2016-07-01T08:00:00</text:p>
          </table:table-cell>
          <table:table-cell office:value-type="float" office:value="32" calcext:value-type="float">
            <text:p>32</text:p>
          </table:table-cell>
          <table:table-cell office:value-type="float" office:value="1.8607194" calcext:value-type="float">
            <text:p>1.8607194</text:p>
          </table:table-cell>
          <table:table-cell office:value-type="float" office:value="0.36696672" calcext:value-type="float">
            <text:p>0.36696672</text:p>
          </table:table-cell>
          <table:table-cell office:value-type="float" office:value="0.3359705" calcext:value-type="float">
            <text:p>0.3359705</text:p>
          </table:table-cell>
          <table:table-cell office:value-type="float" office:value="70.48459" calcext:value-type="float">
            <text:p>70.48459</text:p>
          </table:table-cell>
          <table:table-cell table:style-name="ce18" office:value-type="float" office:value="273.47253" calcext:value-type="float">
            <text:p>273.47253</text:p>
          </table:table-cell>
          <table:table-cell office:value-type="float" office:value="262.4124" calcext:value-type="float">
            <text:p>262.4124</text:p>
          </table:table-cell>
          <table:table-cell table:number-columns-repeated="5"/>
        </table:table-row>
        <table:table-row table:style-name="ro1">
          <table:table-cell table:formula="of:=[.A67]+0.5/24" office:value-type="date" office:date-value="2016-07-01T08:30:00" calcext:value-type="date">
            <text:p>2016-07-01T08:30:00</text:p>
          </table:table-cell>
          <table:table-cell office:value-type="float" office:value="32.5" calcext:value-type="float">
            <text:p>32.5</text:p>
          </table:table-cell>
          <table:table-cell office:value-type="float" office:value="1.724084" calcext:value-type="float">
            <text:p>1.724084</text:p>
          </table:table-cell>
          <table:table-cell office:value-type="float" office:value="0.38917053" calcext:value-type="float">
            <text:p>0.38917053</text:p>
          </table:table-cell>
          <table:table-cell office:value-type="float" office:value="0.346899" calcext:value-type="float">
            <text:p>0.346899</text:p>
          </table:table-cell>
          <table:table-cell office:value-type="float" office:value="70.04941" calcext:value-type="float">
            <text:p>70.04941</text:p>
          </table:table-cell>
          <table:table-cell table:style-name="ce18" office:value-type="float" office:value="273.26617" calcext:value-type="float">
            <text:p>273.26617</text:p>
          </table:table-cell>
          <table:table-cell office:value-type="float" office:value="262.64374" calcext:value-type="float">
            <text:p>262.64374</text:p>
          </table:table-cell>
          <table:table-cell table:number-columns-repeated="5"/>
        </table:table-row>
        <table:table-row table:style-name="ro1">
          <table:table-cell table:formula="of:=[.A68]+0.5/24" office:value-type="date" office:date-value="2016-07-01T09:00:00" calcext:value-type="date">
            <text:p>2016-07-01T09:00:00</text:p>
          </table:table-cell>
          <table:table-cell office:value-type="float" office:value="33" calcext:value-type="float">
            <text:p>33</text:p>
          </table:table-cell>
          <table:table-cell office:value-type="float" office:value="1.548613" calcext:value-type="float">
            <text:p>1.548613</text:p>
          </table:table-cell>
          <table:table-cell office:value-type="float" office:value="0.3553531" calcext:value-type="float">
            <text:p>0.3553531</text:p>
          </table:table-cell>
          <table:table-cell office:value-type="float" office:value="0.34692228" calcext:value-type="float">
            <text:p>0.34692228</text:p>
          </table:table-cell>
          <table:table-cell office:value-type="float" office:value="69.877594" calcext:value-type="float">
            <text:p>69.877594</text:p>
          </table:table-cell>
          <table:table-cell table:style-name="ce18" office:value-type="float" office:value="271.78952" calcext:value-type="float">
            <text:p>271.78952</text:p>
          </table:table-cell>
          <table:table-cell office:value-type="float" office:value="262.64963" calcext:value-type="float">
            <text:p>262.64963</text:p>
          </table:table-cell>
          <table:table-cell table:number-columns-repeated="5"/>
        </table:table-row>
        <table:table-row table:style-name="ro1">
          <table:table-cell table:formula="of:=[.A69]+0.5/24" office:value-type="date" office:date-value="2016-07-01T09:30:00" calcext:value-type="date">
            <text:p>2016-07-01T09:30:00</text:p>
          </table:table-cell>
          <table:table-cell office:value-type="float" office:value="33.5" calcext:value-type="float">
            <text:p>33.5</text:p>
          </table:table-cell>
          <table:table-cell office:value-type="float" office:value="1.3316913" calcext:value-type="float">
            <text:p>1.3316913</text:p>
          </table:table-cell>
          <table:table-cell office:value-type="float" office:value="0.34429693" calcext:value-type="float">
            <text:p>0.34429693</text:p>
          </table:table-cell>
          <table:table-cell office:value-type="float" office:value="0.3125694" calcext:value-type="float">
            <text:p>0.3125694</text:p>
          </table:table-cell>
          <table:table-cell office:value-type="float" office:value="68.99786" calcext:value-type="float">
            <text:p>68.99786</text:p>
          </table:table-cell>
          <table:table-cell table:style-name="ce18" office:value-type="float" office:value="271.84668" calcext:value-type="float">
            <text:p>271.84668</text:p>
          </table:table-cell>
          <table:table-cell office:value-type="float" office:value="263.88846" calcext:value-type="float">
            <text:p>263.88846</text:p>
          </table:table-cell>
          <table:table-cell table:number-columns-repeated="5"/>
        </table:table-row>
        <table:table-row table:style-name="ro1">
          <table:table-cell table:formula="of:=[.A70]+0.5/24" office:value-type="date" office:date-value="2016-07-01T10:00:00" calcext:value-type="date">
            <text:p>2016-07-01T10:00:00</text:p>
          </table:table-cell>
          <table:table-cell office:value-type="float" office:value="34" calcext:value-type="float">
            <text:p>34</text:p>
          </table:table-cell>
          <table:table-cell office:value-type="float" office:value="1.0553715" calcext:value-type="float">
            <text:p>1.0553715</text:p>
          </table:table-cell>
          <table:table-cell office:value-type="float" office:value="0.3109866" calcext:value-type="float">
            <text:p>0.3109866</text:p>
          </table:table-cell>
          <table:table-cell office:value-type="float" office:value="0.2684875" calcext:value-type="float">
            <text:p>0.2684875</text:p>
          </table:table-cell>
          <table:table-cell office:value-type="float" office:value="67.75305" calcext:value-type="float">
            <text:p>67.75305</text:p>
          </table:table-cell>
          <table:table-cell table:style-name="ce18" office:value-type="float" office:value="272.05194" calcext:value-type="float">
            <text:p>272.05194</text:p>
          </table:table-cell>
          <table:table-cell office:value-type="float" office:value="262.8757" calcext:value-type="float">
            <text:p>262.8757</text:p>
          </table:table-cell>
          <table:table-cell table:number-columns-repeated="5"/>
        </table:table-row>
        <table:table-row table:style-name="ro1">
          <table:table-cell table:formula="of:=[.A71]+0.5/24" office:value-type="date" office:date-value="2016-07-01T10:30:00" calcext:value-type="date">
            <text:p>2016-07-01T10:30:00</text:p>
          </table:table-cell>
          <table:table-cell office:value-type="float" office:value="34.5" calcext:value-type="float">
            <text:p>34.5</text:p>
          </table:table-cell>
          <table:table-cell office:value-type="float" office:value="0.74504614" calcext:value-type="float">
            <text:p>0.74504614</text:p>
          </table:table-cell>
          <table:table-cell office:value-type="float" office:value="0.2888471" calcext:value-type="float">
            <text:p>0.2888471</text:p>
          </table:table-cell>
          <table:table-cell office:value-type="float" office:value="0.268489" calcext:value-type="float">
            <text:p>0.268489</text:p>
          </table:table-cell>
          <table:table-cell office:value-type="float" office:value="65.34503" calcext:value-type="float">
            <text:p>65.34503</text:p>
          </table:table-cell>
          <table:table-cell table:style-name="ce18" office:value-type="float" office:value="272.19937" calcext:value-type="float">
            <text:p>272.19937</text:p>
          </table:table-cell>
          <table:table-cell office:value-type="float" office:value="262.87808" calcext:value-type="float">
            <text:p>262.87808</text:p>
          </table:table-cell>
          <table:table-cell table:number-columns-repeated="5"/>
        </table:table-row>
        <table:table-row table:style-name="ro1">
          <table:table-cell table:formula="of:=[.A72]+0.5/24" office:value-type="date" office:date-value="2016-07-01T11:00:00" calcext:value-type="date">
            <text:p>2016-07-01T11:00:00</text:p>
          </table:table-cell>
          <table:table-cell office:value-type="float" office:value="35" calcext:value-type="float">
            <text:p>35</text:p>
          </table:table-cell>
          <table:table-cell office:value-type="float" office:value="0.40021965" calcext:value-type="float">
            <text:p>0.40021965</text:p>
          </table:table-cell>
          <table:table-cell office:value-type="float" office:value="0.2666582" calcext:value-type="float">
            <text:p>0.2666582</text:p>
          </table:table-cell>
          <table:table-cell office:value-type="float" office:value="0.23415604" calcext:value-type="float">
            <text:p>0.23415604</text:p>
          </table:table-cell>
          <table:table-cell office:value-type="float" office:value="56.30896" calcext:value-type="float">
            <text:p>56.30896</text:p>
          </table:table-cell>
          <table:table-cell table:style-name="ce18" office:value-type="float" office:value="272.3858" calcext:value-type="float">
            <text:p>272.3858</text:p>
          </table:table-cell>
          <table:table-cell office:value-type="float" office:value="264.5611" calcext:value-type="float">
            <text:p>264.5611</text:p>
          </table:table-cell>
          <table:table-cell table:number-columns-repeated="5"/>
        </table:table-row>
        <table:table-row table:style-name="ro1">
          <table:table-cell table:formula="of:=[.A73]+0.5/24" office:value-type="date" office:date-value="2016-07-01T11:30:00" calcext:value-type="date">
            <text:p>2016-07-01T11:30:00</text:p>
          </table:table-cell>
          <table:table-cell office:value-type="float" office:value="35.5" calcext:value-type="float">
            <text:p>35.5</text:p>
          </table:table-cell>
          <table:table-cell office:value-type="float" office:value="0.035100546" calcext:value-type="float">
            <text:p>0.035100546</text:p>
          </table:table-cell>
          <table:table-cell office:value-type="float" office:value="0.22229789" calcext:value-type="float">
            <text:p>0.22229789</text:p>
          </table:table-cell>
          <table:table-cell office:value-type="float" office:value="0.1336763" calcext:value-type="float">
            <text:p>0.1336763</text:p>
          </table:table-cell>
          <table:table-cell office:value-type="float" office:value="251.57071" calcext:value-type="float">
            <text:p>251.57071</text:p>
          </table:table-cell>
          <table:table-cell table:style-name="ce18" office:value-type="float" office:value="272.8595" calcext:value-type="float">
            <text:p>272.8595</text:p>
          </table:table-cell>
          <table:table-cell office:value-type="float" office:value="265.2384" calcext:value-type="float">
            <text:p>265.2384</text:p>
          </table:table-cell>
          <table:table-cell table:number-columns-repeated="5"/>
        </table:table-row>
        <table:table-row table:style-name="ro1">
          <table:table-cell table:formula="of:=[.A74]+0.5/24" office:value-type="date" office:date-value="2016-07-01T12:00:00" calcext:value-type="date">
            <text:p>2016-07-01T12:00:00</text:p>
          </table:table-cell>
          <table:table-cell office:value-type="float" office:value="36" calcext:value-type="float">
            <text:p>36</text:p>
          </table:table-cell>
          <table:table-cell office:value-type="float" office:value="0.6279254" calcext:value-type="float">
            <text:p>0.6279254</text:p>
          </table:table-cell>
          <table:table-cell office:value-type="float" office:value="0.17796113" calcext:value-type="float">
            <text:p>0.17796113</text:p>
          </table:table-cell>
          <table:table-cell office:value-type="float" office:value="0.031405095" calcext:value-type="float">
            <text:p>0.031405095</text:p>
          </table:table-cell>
          <table:table-cell office:value-type="float" office:value="225.00302" calcext:value-type="float">
            <text:p>225.00302</text:p>
          </table:table-cell>
          <table:table-cell table:style-name="ce18" office:value-type="float" office:value="273.57318" calcext:value-type="float">
            <text:p>273.57318</text:p>
          </table:table-cell>
          <table:table-cell office:value-type="float" office:value="45.018524" calcext:value-type="float">
            <text:p>45.018524</text:p>
          </table:table-cell>
          <table:table-cell table:number-columns-repeated="5"/>
        </table:table-row>
        <table:table-row table:style-name="ro1">
          <table:table-cell table:formula="of:=[.A75]+0.5/24" office:value-type="date" office:date-value="2016-07-01T12:30:00" calcext:value-type="date">
            <text:p>2016-07-01T12:30:00</text:p>
          </table:table-cell>
          <table:table-cell office:value-type="float" office:value="36.5" calcext:value-type="float">
            <text:p>36.5</text:p>
          </table:table-cell>
          <table:table-cell office:value-type="float" office:value="0.9318427" calcext:value-type="float">
            <text:p>0.9318427</text:p>
          </table:table-cell>
          <table:table-cell office:value-type="float" office:value="0.13365647" calcext:value-type="float">
            <text:p>0.13365647</text:p>
          </table:table-cell>
          <table:table-cell office:value-type="float" office:value="0.059760366" calcext:value-type="float">
            <text:p>0.059760366</text:p>
          </table:table-cell>
          <table:table-cell office:value-type="float" office:value="257.61853" calcext:value-type="float">
            <text:p>257.61853</text:p>
          </table:table-cell>
          <table:table-cell table:style-name="ce18" office:value-type="float" office:value="274.7777" calcext:value-type="float">
            <text:p>274.7777</text:p>
          </table:table-cell>
          <table:table-cell office:value-type="float" office:value="68.15088" calcext:value-type="float">
            <text:p>68.15088</text:p>
          </table:table-cell>
          <table:table-cell table:number-columns-repeated="5"/>
        </table:table-row>
        <table:table-row table:style-name="ro1">
          <table:table-cell table:formula="of:=[.A76]+0.5/24" office:value-type="date" office:date-value="2016-07-01T13:00:00" calcext:value-type="date">
            <text:p>2016-07-01T13:00:00</text:p>
          </table:table-cell>
          <table:table-cell office:value-type="float" office:value="37" calcext:value-type="float">
            <text:p>37</text:p>
          </table:table-cell>
          <table:table-cell office:value-type="float" office:value="1.2812556" calcext:value-type="float">
            <text:p>1.2812556</text:p>
          </table:table-cell>
          <table:table-cell office:value-type="float" office:value="0.024826715" calcext:value-type="float">
            <text:p>0.024826715</text:p>
          </table:table-cell>
          <table:table-cell office:value-type="float" office:value="0.045724895" calcext:value-type="float">
            <text:p>0.045724895</text:p>
          </table:table-cell>
          <table:table-cell office:value-type="float" office:value="250.78069" calcext:value-type="float">
            <text:p>250.78069</text:p>
          </table:table-cell>
          <table:table-cell office:value-type="float" office:value="333.4037" calcext:value-type="float">
            <text:p>333.4037</text:p>
          </table:table-cell>
          <table:table-cell office:value-type="float" office:value="104.00346" calcext:value-type="float">
            <text:p>104.00346</text:p>
          </table:table-cell>
          <table:table-cell table:number-columns-repeated="5"/>
        </table:table-row>
        <table:table-row table:style-name="ro1">
          <table:table-cell table:formula="of:=[.A77]+0.5/24" office:value-type="date" office:date-value="2016-07-01T13:30:00" calcext:value-type="date">
            <text:p>2016-07-01T13:30:00</text:p>
          </table:table-cell>
          <table:table-cell office:value-type="float" office:value="37.5" calcext:value-type="float">
            <text:p>37.5</text:p>
          </table:table-cell>
          <table:table-cell office:value-type="float" office:value="1.4604905" calcext:value-type="float">
            <text:p>1.4604905</text:p>
          </table:table-cell>
          <table:table-cell office:value-type="float" office:value="0.102294266" calcext:value-type="float">
            <text:p>0.102294266</text:p>
          </table:table-cell>
          <table:table-cell office:value-type="float" office:value="0.110958554" calcext:value-type="float">
            <text:p>0.110958554</text:p>
          </table:table-cell>
          <table:table-cell office:value-type="float" office:value="250.4628" calcext:value-type="float">
            <text:p>250.4628</text:p>
          </table:table-cell>
          <table:table-cell table:style-name="ce19" office:value-type="float" office:value="77.46335" calcext:value-type="float">
            <text:p>77.46335</text:p>
          </table:table-cell>
          <table:table-cell office:value-type="float" office:value="216.87793" calcext:value-type="float">
            <text:p>216.87793</text:p>
          </table:table-cell>
          <table:table-cell table:number-columns-repeated="5"/>
        </table:table-row>
        <table:table-row table:style-name="ro1">
          <table:table-cell table:style-name="ce5" table:formula="of:=[.A78]+0.5/24" office:value-type="date" office:date-value="2016-07-01T14:00:00" calcext:value-type="date">
            <text:p>2016-07-01T14:00:00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.5448552" calcext:value-type="float">
            <text:p>1.5448552</text:p>
          </table:table-cell>
          <table:table-cell table:style-name="ce11" office:value-type="float" office:value="0.15539283" calcext:value-type="float">
            <text:p>0.15539283</text:p>
          </table:table-cell>
          <table:table-cell table:style-name="ce11" office:value-type="float" office:value="0.35947675" calcext:value-type="float">
            <text:p>0.35947675</text:p>
          </table:table-cell>
          <table:table-cell office:value-type="float" office:value="250.26355" calcext:value-type="float">
            <text:p>250.26355</text:p>
          </table:table-cell>
          <table:table-cell table:style-name="ce19" office:value-type="float" office:value="89.98523" calcext:value-type="float">
            <text:p>89.98523</text:p>
          </table:table-cell>
          <table:table-cell office:value-type="float" office:value="261.1182" calcext:value-type="float">
            <text:p>261.1182</text:p>
          </table:table-cell>
          <table:table-cell table:number-columns-repeated="5"/>
        </table:table-row>
        <table:table-row table:style-name="ro1">
          <table:table-cell table:formula="of:=[.A79]+0.5/24" office:value-type="date" office:date-value="2016-07-01T14:30:00" calcext:value-type="date">
            <text:p>2016-07-01T14:30:00</text:p>
          </table:table-cell>
          <table:table-cell office:value-type="float" office:value="38.5" calcext:value-type="float">
            <text:p>38.5</text:p>
          </table:table-cell>
          <table:table-cell office:value-type="float" office:value="1.5240285" calcext:value-type="float">
            <text:p>1.5240285</text:p>
          </table:table-cell>
          <table:table-cell office:value-type="float" office:value="0.16687047" calcext:value-type="float">
            <text:p>0.16687047</text:p>
          </table:table-cell>
          <table:table-cell office:value-type="float" office:value="0.1616055" calcext:value-type="float">
            <text:p>0.1616055</text:p>
          </table:table-cell>
          <table:table-cell office:value-type="float" office:value="249.98132" calcext:value-type="float">
            <text:p>249.98132</text:p>
          </table:table-cell>
          <table:table-cell table:style-name="ce19" office:value-type="float" office:value="93.81236" calcext:value-type="float">
            <text:p>93.81236</text:p>
          </table:table-cell>
          <table:table-cell office:value-type="float" office:value="254.06833" calcext:value-type="float">
            <text:p>254.06833</text:p>
          </table:table-cell>
          <table:table-cell table:number-columns-repeated="5"/>
        </table:table-row>
        <table:table-row table:style-name="ro1">
          <table:table-cell table:formula="of:=[.A80]+0.5/24" office:value-type="date" office:date-value="2016-07-01T15:00:00" calcext:value-type="date">
            <text:p>2016-07-01T15:00:00</text:p>
          </table:table-cell>
          <table:table-cell office:value-type="float" office:value="39" calcext:value-type="float">
            <text:p>39</text:p>
          </table:table-cell>
          <table:table-cell office:value-type="float" office:value="1.4329449" calcext:value-type="float">
            <text:p>1.4329449</text:p>
          </table:table-cell>
          <table:table-cell office:value-type="float" office:value="0.1776371" calcext:value-type="float">
            <text:p>0.1776371</text:p>
          </table:table-cell>
          <table:table-cell office:value-type="float" office:value="0.17229769" calcext:value-type="float">
            <text:p>0.17229769</text:p>
          </table:table-cell>
          <table:table-cell office:value-type="float" office:value="249.59775" calcext:value-type="float">
            <text:p>249.59775</text:p>
          </table:table-cell>
          <table:table-cell table:style-name="ce19" office:value-type="float" office:value="90.008286" calcext:value-type="float">
            <text:p>90.008286</text:p>
          </table:table-cell>
          <table:table-cell office:value-type="float" office:value="255.06738" calcext:value-type="float">
            <text:p>255.06738</text:p>
          </table:table-cell>
          <table:table-cell table:number-columns-repeated="5"/>
        </table:table-row>
        <table:table-row table:style-name="ro1">
          <table:table-cell table:formula="of:=[.A81]+0.5/24" office:value-type="date" office:date-value="2016-07-01T15:30:00" calcext:value-type="date">
            <text:p>2016-07-01T15:30:00</text:p>
          </table:table-cell>
          <table:table-cell office:value-type="float" office:value="39.5" calcext:value-type="float">
            <text:p>39.5</text:p>
          </table:table-cell>
          <table:table-cell office:value-type="float" office:value="1.2822679" calcext:value-type="float">
            <text:p>1.2822679</text:p>
          </table:table-cell>
          <table:table-cell office:value-type="float" office:value="0.15539902" calcext:value-type="float">
            <text:p>0.15539902</text:p>
          </table:table-cell>
          <table:table-cell office:value-type="float" office:value="0.11321348" calcext:value-type="float">
            <text:p>0.11321348</text:p>
          </table:table-cell>
          <table:table-cell office:value-type="float" office:value="249.21144" calcext:value-type="float">
            <text:p>249.21144</text:p>
          </table:table-cell>
          <table:table-cell table:style-name="ce19" office:value-type="float" office:value="89.99786" calcext:value-type="float">
            <text:p>89.99786</text:p>
          </table:table-cell>
          <table:table-cell office:value-type="float" office:value="258.70166" calcext:value-type="float">
            <text:p>258.70166</text:p>
          </table:table-cell>
          <table:table-cell table:number-columns-repeated="5"/>
        </table:table-row>
        <table:table-row table:style-name="ro1">
          <table:table-cell table:formula="of:=[.A82]+0.5/24" office:value-type="date" office:date-value="2016-07-01T16:00:00" calcext:value-type="date">
            <text:p>2016-07-01T16:00:00</text:p>
          </table:table-cell>
          <table:table-cell office:value-type="float" office:value="40" calcext:value-type="float">
            <text:p>40</text:p>
          </table:table-cell>
          <table:table-cell office:value-type="float" office:value="1.0656599" calcext:value-type="float">
            <text:p>1.0656599</text:p>
          </table:table-cell>
          <table:table-cell office:value-type="float" office:value="0.14430964" calcext:value-type="float">
            <text:p>0.14430964</text:p>
          </table:table-cell>
          <table:table-cell office:value-type="float" office:value="0.024803124" calcext:value-type="float">
            <text:p>0.024803124</text:p>
          </table:table-cell>
          <table:table-cell office:value-type="float" office:value="247.97559" calcext:value-type="float">
            <text:p>247.97559</text:p>
          </table:table-cell>
          <table:table-cell table:style-name="ce19" office:value-type="float" office:value="89.9986" calcext:value-type="float">
            <text:p>89.9986</text:p>
          </table:table-cell>
          <table:table-cell office:value-type="float" office:value="116.597565" calcext:value-type="float">
            <text:p>116.597565</text:p>
          </table:table-cell>
          <table:table-cell table:number-columns-repeated="5"/>
        </table:table-row>
        <table:table-row table:style-name="ro1">
          <table:table-cell table:formula="of:=[.A83]+0.5/24" office:value-type="date" office:date-value="2016-07-01T16:30:00" calcext:value-type="date">
            <text:p>2016-07-01T16:30:00</text:p>
          </table:table-cell>
          <table:table-cell office:value-type="float" office:value="40.5" calcext:value-type="float">
            <text:p>40.5</text:p>
          </table:table-cell>
          <table:table-cell office:value-type="float" office:value="0.7957947" calcext:value-type="float">
            <text:p>0.7957947</text:p>
          </table:table-cell>
          <table:table-cell office:value-type="float" office:value="0.15540206" calcext:value-type="float">
            <text:p>0.15540206</text:p>
          </table:table-cell>
          <table:table-cell office:value-type="float" office:value="0.13367589" calcext:value-type="float">
            <text:p>0.13367589</text:p>
          </table:table-cell>
          <table:table-cell office:value-type="float" office:value="247.01207" calcext:value-type="float">
            <text:p>247.01207</text:p>
          </table:table-cell>
          <table:table-cell table:style-name="ce19" office:value-type="float" office:value="89.99872" calcext:value-type="float">
            <text:p>89.99872</text:p>
          </table:table-cell>
          <table:table-cell office:value-type="float" office:value="85.24487" calcext:value-type="float">
            <text:p>85.24487</text:p>
          </table:table-cell>
          <table:table-cell table:number-columns-repeated="5"/>
        </table:table-row>
        <table:table-row table:style-name="ro1">
          <table:table-cell table:formula="of:=[.A84]+0.5/24" office:value-type="date" office:date-value="2016-07-01T17:00:00" calcext:value-type="date">
            <text:p>2016-07-01T17:00:00</text:p>
          </table:table-cell>
          <table:table-cell office:value-type="float" office:value="41" calcext:value-type="float">
            <text:p>41</text:p>
          </table:table-cell>
          <table:table-cell office:value-type="float" office:value="0.4865105" calcext:value-type="float">
            <text:p>0.4865105</text:p>
          </table:table-cell>
          <table:table-cell office:value-type="float" office:value="0.18870735" calcext:value-type="float">
            <text:p>0.18870735</text:p>
          </table:table-cell>
          <table:table-cell office:value-type="float" office:value="0.14430428" calcext:value-type="float">
            <text:p>0.14430428</text:p>
          </table:table-cell>
          <table:table-cell office:value-type="float" office:value="242.85023" calcext:value-type="float">
            <text:p>242.85023</text:p>
          </table:table-cell>
          <table:table-cell table:style-name="ce19" office:value-type="float" office:value="90.00566" calcext:value-type="float">
            <text:p>90.00566</text:p>
          </table:table-cell>
          <table:table-cell office:value-type="float" office:value="90.0074" calcext:value-type="float">
            <text:p>90.0074</text:p>
          </table:table-cell>
          <table:table-cell table:number-columns-repeated="5"/>
        </table:table-row>
        <table:table-row table:style-name="ro1">
          <table:table-cell table:formula="of:=[.A85]+0.5/24" office:value-type="date" office:date-value="2016-07-01T17:30:00" calcext:value-type="date">
            <text:p>2016-07-01T17:30:00</text:p>
          </table:table-cell>
          <table:table-cell office:value-type="float" office:value="41.5" calcext:value-type="float">
            <text:p>41.5</text:p>
          </table:table-cell>
          <table:table-cell office:value-type="float" office:value="0.19763762" calcext:value-type="float">
            <text:p>0.19763762</text:p>
          </table:table-cell>
          <table:table-cell office:value-type="float" office:value="0.26638752" calcext:value-type="float">
            <text:p>0.26638752</text:p>
          </table:table-cell>
          <table:table-cell office:value-type="float" office:value="0.19979817" calcext:value-type="float">
            <text:p>0.19979817</text:p>
          </table:table-cell>
          <table:table-cell office:value-type="float" office:value="218.15593" calcext:value-type="float">
            <text:p>218.15593</text:p>
          </table:table-cell>
          <table:table-cell table:style-name="ce19" office:value-type="float" office:value="90.002884" calcext:value-type="float">
            <text:p>90.002884</text:p>
          </table:table-cell>
          <table:table-cell office:value-type="float" office:value="90.003845" calcext:value-type="float">
            <text:p>90.003845</text:p>
          </table:table-cell>
          <table:table-cell table:number-columns-repeated="5"/>
        </table:table-row>
        <table:table-row table:style-name="ro1">
          <table:table-cell table:formula="of:=[.A86]+0.5/24" office:value-type="date" office:date-value="2016-07-01T18:00:00" calcext:value-type="date">
            <text:p>2016-07-01T18:00:00</text:p>
          </table:table-cell>
          <table:table-cell office:value-type="float" office:value="42" calcext:value-type="float">
            <text:p>42</text:p>
          </table:table-cell>
          <table:table-cell office:value-type="float" office:value="0.13502708" calcext:value-type="float">
            <text:p>0.13502708</text:p>
          </table:table-cell>
          <table:table-cell office:value-type="float" office:value="0.3664537" calcext:value-type="float">
            <text:p>0.3664537</text:p>
          </table:table-cell>
          <table:table-cell office:value-type="float" office:value="0.33314535" calcext:value-type="float">
            <text:p>0.33314535</text:p>
          </table:table-cell>
          <table:table-cell office:value-type="float" office:value="80.543274" calcext:value-type="float">
            <text:p>80.543274</text:p>
          </table:table-cell>
          <table:table-cell table:style-name="ce19" office:value-type="float" office:value="88.26306" calcext:value-type="float">
            <text:p>88.26306</text:p>
          </table:table-cell>
          <table:table-cell office:value-type="float" office:value="88.089325" calcext:value-type="float">
            <text:p>88.089325</text:p>
          </table:table-cell>
          <table:table-cell table:number-columns-repeated="5"/>
        </table:table-row>
        <table:table-row table:style-name="ro1">
          <table:table-cell table:formula="of:=[.A87]+0.5/24" office:value-type="date" office:date-value="2016-07-01T18:30:00" calcext:value-type="date">
            <text:p>2016-07-01T18:30:00</text:p>
          </table:table-cell>
          <table:table-cell office:value-type="float" office:value="42.5" calcext:value-type="float">
            <text:p>42.5</text:p>
          </table:table-cell>
          <table:table-cell office:value-type="float" office:value="0.8081106" calcext:value-type="float">
            <text:p>0.8081106</text:p>
          </table:table-cell>
          <table:table-cell office:value-type="float" office:value="0.34482527" calcext:value-type="float">
            <text:p>0.34482527</text:p>
          </table:table-cell>
          <table:table-cell office:value-type="float" office:value="0.40020713" calcext:value-type="float">
            <text:p>0.40020713</text:p>
          </table:table-cell>
          <table:table-cell office:value-type="float" office:value="69.07526" calcext:value-type="float">
            <text:p>69.07526</text:p>
          </table:table-cell>
          <table:table-cell table:style-name="ce19" office:value-type="float" office:value="86.31021" calcext:value-type="float">
            <text:p>86.31021</text:p>
          </table:table-cell>
          <table:table-cell office:value-type="float" office:value="86.82138" calcext:value-type="float">
            <text:p>86.82138</text:p>
          </table:table-cell>
          <table:table-cell table:number-columns-repeated="5"/>
        </table:table-row>
        <table:table-row table:style-name="ro1">
          <table:table-cell table:formula="of:=[.A88]+0.5/24" office:value-type="date" office:date-value="2016-07-01T19:00:00" calcext:value-type="date">
            <text:p>2016-07-01T19:00:00</text:p>
          </table:table-cell>
          <table:table-cell office:value-type="float" office:value="43" calcext:value-type="float">
            <text:p>43</text:p>
          </table:table-cell>
          <table:table-cell office:value-type="float" office:value="1.0749065" calcext:value-type="float">
            <text:p>1.0749065</text:p>
          </table:table-cell>
          <table:table-cell office:value-type="float" office:value="0.26664108" calcext:value-type="float">
            <text:p>0.26664108</text:p>
          </table:table-cell>
          <table:table-cell office:value-type="float" office:value="0.34482366" calcext:value-type="float">
            <text:p>0.34482366</text:p>
          </table:table-cell>
          <table:table-cell office:value-type="float" office:value="73.81012" calcext:value-type="float">
            <text:p>73.81012</text:p>
          </table:table-cell>
          <table:table-cell table:style-name="ce19" office:value-type="float" office:value="87.61377" calcext:value-type="float">
            <text:p>87.61377</text:p>
          </table:table-cell>
          <table:table-cell office:value-type="float" office:value="86.30701" calcext:value-type="float">
            <text:p>86.30701</text:p>
          </table:table-cell>
          <table:table-cell table:number-columns-repeated="5"/>
        </table:table-row>
        <table:table-row table:style-name="ro1">
          <table:table-cell table:formula="of:=[.A89]+0.5/24" office:value-type="date" office:date-value="2016-07-01T19:30:00" calcext:value-type="date">
            <text:p>2016-07-01T19:30:00</text:p>
          </table:table-cell>
          <table:table-cell office:value-type="float" office:value="43.5" calcext:value-type="float">
            <text:p>43.5</text:p>
          </table:table-cell>
          <table:table-cell office:value-type="float" office:value="1.2111195" calcext:value-type="float">
            <text:p>1.2111195</text:p>
          </table:table-cell>
          <table:table-cell office:value-type="float" office:value="0.18902293" calcext:value-type="float">
            <text:p>0.18902293</text:p>
          </table:table-cell>
          <table:table-cell office:value-type="float" office:value="0.2794946" calcext:value-type="float">
            <text:p>0.2794946</text:p>
          </table:table-cell>
          <table:table-cell office:value-type="float" office:value="72.39502" calcext:value-type="float">
            <text:p>72.39502</text:p>
          </table:table-cell>
          <table:table-cell table:style-name="ce19" office:value-type="float" office:value="86.63904" calcext:value-type="float">
            <text:p>86.63904</text:p>
          </table:table-cell>
          <table:table-cell office:value-type="float" office:value="83.15762" calcext:value-type="float">
            <text:p>83.15762</text:p>
          </table:table-cell>
          <table:table-cell table:number-columns-repeated="5"/>
        </table:table-row>
        <table:table-row table:style-name="ro1">
          <table:table-cell table:style-name="ce5" table:formula="of:=[.A90]+0.5/24" office:value-type="date" office:date-value="2016-07-01T20:00:00" calcext:value-type="date">
            <text:p>2016-07-01T20:00:00</text:p>
          </table:table-cell>
          <table:table-cell table:style-name="ce11" office:value-type="float" office:value="44" calcext:value-type="float">
            <text:p>44</text:p>
          </table:table-cell>
          <table:table-cell table:style-name="ce15" office:value-type="float" office:value="1.2881832" calcext:value-type="float">
            <text:p>1.2881832</text:p>
          </table:table-cell>
          <table:table-cell table:style-name="ce11" office:value-type="float" office:value="0.04575392" calcext:value-type="float">
            <text:p>0.04575392</text:p>
          </table:table-cell>
          <table:table-cell table:style-name="ce11" office:value-type="float" office:value="0.15699074" calcext:value-type="float">
            <text:p>0.15699074</text:p>
          </table:table-cell>
          <table:table-cell office:value-type="float" office:value="71.40936" calcext:value-type="float">
            <text:p>71.40936</text:p>
          </table:table-cell>
          <table:table-cell table:style-name="ce19" office:value-type="float" office:value="75.98346" calcext:value-type="float">
            <text:p>75.98346</text:p>
          </table:table-cell>
          <table:table-cell office:value-type="float" office:value="81.87421" calcext:value-type="float">
            <text:p>81.87421</text:p>
          </table:table-cell>
          <table:table-cell table:number-columns-repeated="5"/>
        </table:table-row>
        <table:table-row table:style-name="ro1">
          <table:table-cell table:formula="of:=[.A91]+0.5/24" office:value-type="date" office:date-value="2016-07-01T20:30:00" calcext:value-type="date">
            <text:p>2016-07-01T20:30:00</text:p>
          </table:table-cell>
          <table:table-cell office:value-type="float" office:value="44.5" calcext:value-type="float">
            <text:p>44.5</text:p>
          </table:table-cell>
          <table:table-cell office:value-type="float" office:value="1.2250837" calcext:value-type="float">
            <text:p>1.2250837</text:p>
          </table:table-cell>
          <table:table-cell office:value-type="float" office:value="0.0894917" calcext:value-type="float">
            <text:p>0.0894917</text:p>
          </table:table-cell>
          <table:table-cell office:value-type="float" office:value="0.015708975" calcext:value-type="float">
            <text:p>0.015708975</text:p>
          </table:table-cell>
          <table:table-cell office:value-type="float" office:value="72.05737" calcext:value-type="float">
            <text:p>72.05737</text:p>
          </table:table-cell>
          <table:table-cell office:value-type="float" office:value="277.12607" calcext:value-type="float">
            <text:p>277.12607</text:p>
          </table:table-cell>
          <table:table-cell office:value-type="float" office:value="45.031982" calcext:value-type="float">
            <text:p>45.031982</text:p>
          </table:table-cell>
          <table:table-cell table:number-columns-repeated="5"/>
        </table:table-row>
        <table:table-row table:style-name="ro1">
          <table:table-cell table:formula="of:=[.A92]+0.5/24" office:value-type="date" office:date-value="2016-07-01T21:00:00" calcext:value-type="date">
            <text:p>2016-07-01T21:00:00</text:p>
          </table:table-cell>
          <table:table-cell office:value-type="float" office:value="45" calcext:value-type="float">
            <text:p>45</text:p>
          </table:table-cell>
          <table:table-cell office:value-type="float" office:value="1.0848839" calcext:value-type="float">
            <text:p>1.0848839</text:p>
          </table:table-cell>
          <table:table-cell office:value-type="float" office:value="0.18901266" calcext:value-type="float">
            <text:p>0.18901266</text:p>
          </table:table-cell>
          <table:table-cell office:value-type="float" office:value="0.11098957" calcext:value-type="float">
            <text:p>0.11098957</text:p>
          </table:table-cell>
          <table:table-cell office:value-type="float" office:value="70.268005" calcext:value-type="float">
            <text:p>70.268005</text:p>
          </table:table-cell>
          <table:table-cell office:value-type="float" office:value="273.36215" calcext:value-type="float">
            <text:p>273.36215</text:p>
          </table:table-cell>
          <table:table-cell office:value-type="float" office:value="270.0037" calcext:value-type="float">
            <text:p>270.0037</text:p>
          </table:table-cell>
          <table:table-cell table:number-columns-repeated="5"/>
        </table:table-row>
        <table:table-row table:style-name="ro1">
          <table:table-cell table:formula="of:=[.A93]+0.5/24" office:value-type="date" office:date-value="2016-07-01T21:30:00" calcext:value-type="date">
            <text:p>2016-07-01T21:30:00</text:p>
          </table:table-cell>
          <table:table-cell office:value-type="float" office:value="45.5" calcext:value-type="float">
            <text:p>45.5</text:p>
          </table:table-cell>
          <table:table-cell office:value-type="float" office:value="0.9110837" calcext:value-type="float">
            <text:p>0.9110837</text:p>
          </table:table-cell>
          <table:table-cell office:value-type="float" office:value="0.24444577" calcext:value-type="float">
            <text:p>0.24444577</text:p>
          </table:table-cell>
          <table:table-cell office:value-type="float" office:value="0.1779509" calcext:value-type="float">
            <text:p>0.1779509</text:p>
          </table:table-cell>
          <table:table-cell office:value-type="float" office:value="67.809875" calcext:value-type="float">
            <text:p>67.809875</text:p>
          </table:table-cell>
          <table:table-cell office:value-type="float" office:value="272.60056" calcext:value-type="float">
            <text:p>272.60056</text:p>
          </table:table-cell>
          <table:table-cell office:value-type="float" office:value="266.42532" calcext:value-type="float">
            <text:p>266.42532</text:p>
          </table:table-cell>
          <table:table-cell table:number-columns-repeated="5"/>
        </table:table-row>
        <table:table-row table:style-name="ro1">
          <table:table-cell table:formula="of:=[.A94]+0.5/24" office:value-type="date" office:date-value="2016-07-01T22:00:00" calcext:value-type="date">
            <text:p>2016-07-01T22:00:00</text:p>
          </table:table-cell>
          <table:table-cell office:value-type="float" office:value="46" calcext:value-type="float">
            <text:p>46</text:p>
          </table:table-cell>
          <table:table-cell office:value-type="float" office:value="0.6605337" calcext:value-type="float">
            <text:p>0.6605337</text:p>
          </table:table-cell>
          <table:table-cell office:value-type="float" office:value="0.25555697" calcext:value-type="float">
            <text:p>0.25555697</text:p>
          </table:table-cell>
          <table:table-cell office:value-type="float" office:value="0.24521384" calcext:value-type="float">
            <text:p>0.24521384</text:p>
          </table:table-cell>
          <table:table-cell office:value-type="float" office:value="65.15927" calcext:value-type="float">
            <text:p>65.15927</text:p>
          </table:table-cell>
          <table:table-cell office:value-type="float" office:value="272.4895" calcext:value-type="float">
            <text:p>272.4895</text:p>
          </table:table-cell>
          <table:table-cell office:value-type="float" office:value="264.80707" calcext:value-type="float">
            <text:p>264.80707</text:p>
          </table:table-cell>
          <table:table-cell table:number-columns-repeated="5"/>
        </table:table-row>
        <table:table-row table:style-name="ro1">
          <table:table-cell table:formula="of:=[.A95]+0.5/24" office:value-type="date" office:date-value="2016-07-01T22:30:00" calcext:value-type="date">
            <text:p>2016-07-01T22:30:00</text:p>
          </table:table-cell>
          <table:table-cell office:value-type="float" office:value="46.5" calcext:value-type="float">
            <text:p>46.5</text:p>
          </table:table-cell>
          <table:table-cell office:value-type="float" office:value="0.35100737" calcext:value-type="float">
            <text:p>0.35100737</text:p>
          </table:table-cell>
          <table:table-cell office:value-type="float" office:value="0.26663297" calcext:value-type="float">
            <text:p>0.26663297</text:p>
          </table:table-cell>
          <table:table-cell office:value-type="float" office:value="0.23416252" calcext:value-type="float">
            <text:p>0.23416252</text:p>
          </table:table-cell>
          <table:table-cell office:value-type="float" office:value="55.30365" calcext:value-type="float">
            <text:p>55.30365</text:p>
          </table:table-cell>
          <table:table-cell office:value-type="float" office:value="272.38867" calcext:value-type="float">
            <text:p>272.38867</text:p>
          </table:table-cell>
          <table:table-cell office:value-type="float" office:value="264.55676" calcext:value-type="float">
            <text:p>264.55676</text:p>
          </table:table-cell>
          <table:table-cell table:number-columns-repeated="5"/>
        </table:table-row>
        <table:table-row table:style-name="ro1">
          <table:table-cell table:formula="of:=[.A96]+0.5/24" office:value-type="date" office:date-value="2016-07-01T23:00:00" calcext:value-type="date">
            <text:p>2016-07-01T23:00:00</text:p>
          </table:table-cell>
          <table:table-cell office:value-type="float" office:value="47" calcext:value-type="float">
            <text:p>47</text:p>
          </table:table-cell>
          <table:table-cell office:value-type="float" office:value="0.0710853" calcext:value-type="float">
            <text:p>0.0710853</text:p>
          </table:table-cell>
          <table:table-cell office:value-type="float" office:value="0.24442936" calcext:value-type="float">
            <text:p>0.24442936</text:p>
          </table:table-cell>
          <table:table-cell office:value-type="float" office:value="0.18902305" calcext:value-type="float">
            <text:p>0.18902305</text:p>
          </table:table-cell>
          <table:table-cell office:value-type="float" office:value="231.3529" calcext:value-type="float">
            <text:p>231.3529</text:p>
          </table:table-cell>
          <table:table-cell office:value-type="float" office:value="272.59967" calcext:value-type="float">
            <text:p>272.59967</text:p>
          </table:table-cell>
          <table:table-cell office:value-type="float" office:value="266.6336" calcext:value-type="float">
            <text:p>266.6336</text:p>
          </table:table-cell>
          <table:table-cell table:number-columns-repeated="5"/>
        </table:table-row>
        <table:table-row table:style-name="ro1">
          <table:table-cell table:formula="of:=[.A97]+0.5/24" office:value-type="date" office:date-value="2016-07-01T23:30:00" calcext:value-type="date">
            <text:p>2016-07-01T23:30:00</text:p>
          </table:table-cell>
          <table:table-cell office:value-type="float" office:value="47.5" calcext:value-type="float">
            <text:p>47.5</text:p>
          </table:table-cell>
          <table:table-cell office:value-type="float" office:value="0.61725765" calcext:value-type="float">
            <text:p>0.61725765</text:p>
          </table:table-cell>
          <table:table-cell office:value-type="float" office:value="0.20014894" calcext:value-type="float">
            <text:p>0.20014894</text:p>
          </table:table-cell>
          <table:table-cell office:value-type="float" office:value="0.045753803" calcext:value-type="float">
            <text:p>0.045753803</text:p>
          </table:table-cell>
          <table:table-cell office:value-type="float" office:value="232.3039" calcext:value-type="float">
            <text:p>232.3039</text:p>
          </table:table-cell>
          <table:table-cell office:value-type="float" office:value="273.18295" calcext:value-type="float">
            <text:p>273.18295</text:p>
          </table:table-cell>
          <table:table-cell office:value-type="float" office:value="284.0572" calcext:value-type="float">
            <text:p>284.0572</text:p>
          </table:table-cell>
          <table:table-cell table:number-columns-repeated="5"/>
        </table:table-row>
        <table:table-row table:style-name="ro1">
          <table:table-cell table:formula="of:=[.A98]+0.5/24" office:value-type="date" office:date-value="2016-07-02T00:00:00" calcext:value-type="date">
            <text:p>2016-07-02T00:00:00</text:p>
          </table:table-cell>
          <table:table-cell office:value-type="float" office:value="48" calcext:value-type="float">
            <text:p>48</text:p>
          </table:table-cell>
          <table:table-cell office:value-type="float" office:value="0.9622141" calcext:value-type="float">
            <text:p>0.9622141</text:p>
          </table:table-cell>
          <table:table-cell office:value-type="float" office:value="0.15577054" calcext:value-type="float">
            <text:p>0.15577054</text:p>
          </table:table-cell>
          <table:table-cell office:value-type="float" office:value="0.074473314" calcext:value-type="float">
            <text:p>0.074473314</text:p>
          </table:table-cell>
          <table:table-cell office:value-type="float" office:value="258.6881" calcext:value-type="float">
            <text:p>258.6881</text:p>
          </table:table-cell>
          <table:table-cell office:value-type="float" office:value="274.08304" calcext:value-type="float">
            <text:p>274.08304</text:p>
          </table:table-cell>
          <table:table-cell office:value-type="float" office:value="63.43274" calcext:value-type="float">
            <text:p>63.43274</text:p>
          </table:table-cell>
          <table:table-cell table:number-columns-repeated="5"/>
        </table:table-row>
        <table:table-row table:style-name="ro1">
          <table:table-cell table:formula="of:=[.A99]+0.5/24" office:value-type="date" office:date-value="2016-07-02T00:30:00" calcext:value-type="date">
            <text:p>2016-07-02T00:30:00</text:p>
          </table:table-cell>
          <table:table-cell office:value-type="float" office:value="48.5" calcext:value-type="float">
            <text:p>48.5</text:p>
          </table:table-cell>
          <table:table-cell office:value-type="float" office:value="1.3865788" calcext:value-type="float">
            <text:p>1.3865788</text:p>
          </table:table-cell>
          <table:table-cell office:value-type="float" office:value="0.040053494" calcext:value-type="float">
            <text:p>0.040053494</text:p>
          </table:table-cell>
          <table:table-cell office:value-type="float" office:value="0.045777526" calcext:value-type="float">
            <text:p>0.045777526</text:p>
          </table:table-cell>
          <table:table-cell office:value-type="float" office:value="250.83957" calcext:value-type="float">
            <text:p>250.83957</text:p>
          </table:table-cell>
          <table:table-cell office:value-type="float" office:value="303.65906" calcext:value-type="float">
            <text:p>303.65906</text:p>
          </table:table-cell>
          <table:table-cell office:value-type="float" office:value="103.987045" calcext:value-type="float">
            <text:p>103.987045</text:p>
          </table:table-cell>
          <table:table-cell table:number-columns-repeated="5"/>
        </table:table-row>
        <table:table-row table:style-name="ro1">
          <table:table-cell table:formula="of:=[.A100]+0.5/24" office:value-type="date" office:date-value="2016-07-02T01:00:00" calcext:value-type="date">
            <text:p>2016-07-02T01:00:00</text:p>
          </table:table-cell>
          <table:table-cell office:value-type="float" office:value="49" calcext:value-type="float">
            <text:p>49</text:p>
          </table:table-cell>
          <table:table-cell office:value-type="float" office:value="1.6182071" calcext:value-type="float">
            <text:p>1.6182071</text:p>
          </table:table-cell>
          <table:table-cell office:value-type="float" office:value="0.08079804" calcext:value-type="float">
            <text:p>0.08079804</text:p>
          </table:table-cell>
          <table:table-cell office:value-type="float" office:value="0.07016314" calcext:value-type="float">
            <text:p>0.07016314</text:p>
          </table:table-cell>
          <table:table-cell office:value-type="float" office:value="251.19246" calcext:value-type="float">
            <text:p>251.19246</text:p>
          </table:table-cell>
          <table:table-cell office:value-type="float" office:value="74.05963" calcext:value-type="float">
            <text:p>74.05963</text:p>
          </table:table-cell>
          <table:table-cell office:value-type="float" office:value="161.54552" calcext:value-type="float">
            <text:p>161.54552</text:p>
          </table:table-cell>
          <table:table-cell table:number-columns-repeated="5"/>
        </table:table-row>
        <table:table-row table:style-name="ro1">
          <table:table-cell table:formula="of:=[.A101]+0.5/24" office:value-type="date" office:date-value="2016-07-02T01:30:00" calcext:value-type="date">
            <text:p>2016-07-02T01:30:00</text:p>
          </table:table-cell>
          <table:table-cell office:value-type="float" office:value="49.5" calcext:value-type="float">
            <text:p>49.5</text:p>
          </table:table-cell>
          <table:table-cell office:value-type="float" office:value="1.7098207" calcext:value-type="float">
            <text:p>1.7098207</text:p>
          </table:table-cell>
          <table:table-cell office:value-type="float" office:value="0.15538311" calcext:value-type="float">
            <text:p>0.15538311</text:p>
          </table:table-cell>
          <table:table-cell office:value-type="float" office:value="0.3029611" calcext:value-type="float">
            <text:p>0.3029611</text:p>
          </table:table-cell>
          <table:table-cell office:value-type="float" office:value="250.27045" calcext:value-type="float">
            <text:p>250.27045</text:p>
          </table:table-cell>
          <table:table-cell office:value-type="float" office:value="89.99753" calcext:value-type="float">
            <text:p>89.99753</text:p>
          </table:table-cell>
          <table:table-cell office:value-type="float" office:value="261.57928" calcext:value-type="float">
            <text:p>261.57928</text:p>
          </table:table-cell>
          <table:table-cell table:number-columns-repeated="5"/>
        </table:table-row>
        <table:table-row table:style-name="ro1">
          <table:table-cell table:style-name="ce5" table:formula="of:=[.A102]+0.5/24" office:value-type="date" office:date-value="2016-07-02T02:00:00" calcext:value-type="date">
            <text:p>2016-07-02T02:00:0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.7240713" calcext:value-type="float">
            <text:p>1.7240713</text:p>
          </table:table-cell>
          <table:table-cell table:style-name="ce11" office:value-type="float" office:value="0.17898908" calcext:value-type="float">
            <text:p>0.17898908</text:p>
          </table:table-cell>
          <table:table-cell table:style-name="ce11" office:value-type="float" office:value="0.24640192" calcext:value-type="float">
            <text:p>0.24640192</text:p>
          </table:table-cell>
          <table:table-cell office:value-type="float" office:value="250.05011" calcext:value-type="float">
            <text:p>250.05011</text:p>
          </table:table-cell>
          <table:table-cell office:value-type="float" office:value="97.12802" calcext:value-type="float">
            <text:p>97.12802</text:p>
          </table:table-cell>
          <table:table-cell office:value-type="float" office:value="262.24298" calcext:value-type="float">
            <text:p>262.24298</text:p>
          </table:table-cell>
          <table:table-cell table:number-columns-repeated="5"/>
        </table:table-row>
        <table:table-row table:style-name="ro1">
          <table:table-cell table:formula="of:=[.A103]+0.5/24" office:value-type="date" office:date-value="2016-07-02T02:30:00" calcext:value-type="date">
            <text:p>2016-07-02T02:30:00</text:p>
          </table:table-cell>
          <table:table-cell office:value-type="float" office:value="50.5" calcext:value-type="float">
            <text:p>50.5</text:p>
          </table:table-cell>
          <table:table-cell office:value-type="float" office:value="1.653949" calcext:value-type="float">
            <text:p>1.653949</text:p>
          </table:table-cell>
          <table:table-cell office:value-type="float" office:value="0.13366811" calcext:value-type="float">
            <text:p>0.13366811</text:p>
          </table:table-cell>
          <table:table-cell office:value-type="float" office:value="0.11955824" calcext:value-type="float">
            <text:p>0.11955824</text:p>
          </table:table-cell>
          <table:table-cell office:value-type="float" office:value="249.98448" calcext:value-type="float">
            <text:p>249.98448</text:p>
          </table:table-cell>
          <table:table-cell office:value-type="float" office:value="94.76868" calcext:value-type="float">
            <text:p>94.76868</text:p>
          </table:table-cell>
          <table:table-cell office:value-type="float" office:value="291.81534" calcext:value-type="float">
            <text:p>291.81534</text:p>
          </table:table-cell>
          <table:table-cell table:number-columns-repeated="5"/>
        </table:table-row>
        <table:table-row table:style-name="ro1">
          <table:table-cell table:formula="of:=[.A104]+0.5/24" office:value-type="date" office:date-value="2016-07-02T03:00:00" calcext:value-type="date">
            <text:p>2016-07-02T03:00:00</text:p>
          </table:table-cell>
          <table:table-cell office:value-type="float" office:value="51" calcext:value-type="float">
            <text:p>51</text:p>
          </table:table-cell>
          <table:table-cell office:value-type="float" office:value="1.5174234" calcext:value-type="float">
            <text:p>1.5174234</text:p>
          </table:table-cell>
          <table:table-cell office:value-type="float" office:value="0.11319525" calcext:value-type="float">
            <text:p>0.11319525</text:p>
          </table:table-cell>
          <table:table-cell office:value-type="float" office:value="0.07016004" calcext:value-type="float">
            <text:p>0.07016004</text:p>
          </table:table-cell>
          <table:table-cell office:value-type="float" office:value="249.44333" calcext:value-type="float">
            <text:p>249.44333</text:p>
          </table:table-cell>
          <table:table-cell office:value-type="float" office:value="101.30931" calcext:value-type="float">
            <text:p>101.30931</text:p>
          </table:table-cell>
          <table:table-cell office:value-type="float" office:value="71.57556" calcext:value-type="float">
            <text:p>71.57556</text:p>
          </table:table-cell>
          <table:table-cell table:number-columns-repeated="5"/>
        </table:table-row>
        <table:table-row table:style-name="ro1">
          <table:table-cell table:formula="of:=[.A105]+0.5/24" office:value-type="date" office:date-value="2016-07-02T03:30:00" calcext:value-type="date">
            <text:p>2016-07-02T03:30:00</text:p>
          </table:table-cell>
          <table:table-cell office:value-type="float" office:value="51.5" calcext:value-type="float">
            <text:p>51.5</text:p>
          </table:table-cell>
          <table:table-cell office:value-type="float" office:value="1.2862707" calcext:value-type="float">
            <text:p>1.2862707</text:p>
          </table:table-cell>
          <table:table-cell office:value-type="float" office:value="0.122117996" calcext:value-type="float">
            <text:p>0.122117996</text:p>
          </table:table-cell>
          <table:table-cell office:value-type="float" office:value="0.04578052" calcext:value-type="float">
            <text:p>0.04578052</text:p>
          </table:table-cell>
          <table:table-cell office:value-type="float" office:value="248.74883" calcext:value-type="float">
            <text:p>248.74883</text:p>
          </table:table-cell>
          <table:table-cell office:value-type="float" office:value="89.986115" calcext:value-type="float">
            <text:p>89.986115</text:p>
          </table:table-cell>
          <table:table-cell office:value-type="float" office:value="75.997925" calcext:value-type="float">
            <text:p>75.997925</text:p>
          </table:table-cell>
          <table:table-cell table:number-columns-repeated="5"/>
        </table:table-row>
        <table:table-row table:style-name="ro1">
          <table:table-cell table:formula="of:=[.A106]+0.5/24" office:value-type="date" office:date-value="2016-07-02T04:00:00" calcext:value-type="date">
            <text:p>2016-07-02T04:00:00</text:p>
          </table:table-cell>
          <table:table-cell office:value-type="float" office:value="52" calcext:value-type="float">
            <text:p>52</text:p>
          </table:table-cell>
          <table:table-cell office:value-type="float" office:value="0.98117405" calcext:value-type="float">
            <text:p>0.98117405</text:p>
          </table:table-cell>
          <table:table-cell office:value-type="float" office:value="0.14427471" calcext:value-type="float">
            <text:p>0.14427471</text:p>
          </table:table-cell>
          <table:table-cell office:value-type="float" office:value="0.10051553" calcext:value-type="float">
            <text:p>0.10051553</text:p>
          </table:table-cell>
          <table:table-cell office:value-type="float" office:value="248.07822" calcext:value-type="float">
            <text:p>248.07822</text:p>
          </table:table-cell>
          <table:table-cell office:value-type="float" office:value="90.015915" calcext:value-type="float">
            <text:p>90.015915</text:p>
          </table:table-cell>
          <table:table-cell office:value-type="float" office:value="96.33295" calcext:value-type="float">
            <text:p>96.33295</text:p>
          </table:table-cell>
          <table:table-cell table:number-columns-repeated="5"/>
        </table:table-row>
        <table:table-row table:style-name="ro1">
          <table:table-cell table:formula="of:=[.A107]+0.5/24" office:value-type="date" office:date-value="2016-07-02T04:30:00" calcext:value-type="date">
            <text:p>2016-07-02T04:30:00</text:p>
          </table:table-cell>
          <table:table-cell office:value-type="float" office:value="52.5" calcext:value-type="float">
            <text:p>52.5</text:p>
          </table:table-cell>
          <table:table-cell office:value-type="float" office:value="0.6056597" calcext:value-type="float">
            <text:p>0.6056597</text:p>
          </table:table-cell>
          <table:table-cell office:value-type="float" office:value="0.1886822" calcext:value-type="float">
            <text:p>0.1886822</text:p>
          </table:table-cell>
          <table:table-cell office:value-type="float" office:value="0.1775738" calcext:value-type="float">
            <text:p>0.1775738</text:p>
          </table:table-cell>
          <table:table-cell office:value-type="float" office:value="243.90509" calcext:value-type="float">
            <text:p>243.90509</text:p>
          </table:table-cell>
          <table:table-cell office:value-type="float" office:value="89.99594" calcext:value-type="float">
            <text:p>89.99594</text:p>
          </table:table-cell>
          <table:table-cell office:value-type="float" office:value="89.99567" calcext:value-type="float">
            <text:p>89.99567</text:p>
          </table:table-cell>
          <table:table-cell table:number-columns-repeated="5"/>
        </table:table-row>
        <table:table-row table:style-name="ro1">
          <table:table-cell table:formula="of:=[.A108]+0.5/24" office:value-type="date" office:date-value="2016-07-02T05:00:00" calcext:value-type="date">
            <text:p>2016-07-02T05:00:00</text:p>
          </table:table-cell>
          <table:table-cell office:value-type="float" office:value="53" calcext:value-type="float">
            <text:p>53</text:p>
          </table:table-cell>
          <table:table-cell office:value-type="float" office:value="0.20467255" calcext:value-type="float">
            <text:p>0.20467255</text:p>
          </table:table-cell>
          <table:table-cell office:value-type="float" office:value="0.28882554" calcext:value-type="float">
            <text:p>0.28882554</text:p>
          </table:table-cell>
          <table:table-cell office:value-type="float" office:value="0.26668754" calcext:value-type="float">
            <text:p>0.26668754</text:p>
          </table:table-cell>
          <table:table-cell office:value-type="float" office:value="220.60239" calcext:value-type="float">
            <text:p>220.60239</text:p>
          </table:table-cell>
          <table:table-cell office:value-type="float" office:value="87.79602" calcext:value-type="float">
            <text:p>87.79602</text:p>
          </table:table-cell>
          <table:table-cell office:value-type="float" office:value="87.612976" calcext:value-type="float">
            <text:p>87.612976</text:p>
          </table:table-cell>
          <table:table-cell table:number-columns-repeated="5"/>
        </table:table-row>
        <table:table-row table:style-name="ro1">
          <table:table-cell table:formula="of:=[.A109]+0.5/24" office:value-type="date" office:date-value="2016-07-02T05:30:00" calcext:value-type="date">
            <text:p>2016-07-02T05:30:00</text:p>
          </table:table-cell>
          <table:table-cell office:value-type="float" office:value="53.5" calcext:value-type="float">
            <text:p>53.5</text:p>
          </table:table-cell>
          <table:table-cell office:value-type="float" office:value="0.25817478" calcext:value-type="float">
            <text:p>0.25817478</text:p>
          </table:table-cell>
          <table:table-cell office:value-type="float" office:value="0.41078973" calcext:value-type="float">
            <text:p>0.41078973</text:p>
          </table:table-cell>
          <table:table-cell office:value-type="float" office:value="0.43305984" calcext:value-type="float">
            <text:p>0.43305984</text:p>
          </table:table-cell>
          <table:table-cell office:value-type="float" office:value="64.53284" calcext:value-type="float">
            <text:p>64.53284</text:p>
          </table:table-cell>
          <table:table-cell office:value-type="float" office:value="88.45178" calcext:value-type="float">
            <text:p>88.45178</text:p>
          </table:table-cell>
          <table:table-cell office:value-type="float" office:value="88.5314" calcext:value-type="float">
            <text:p>88.5314</text:p>
          </table:table-cell>
          <table:table-cell table:number-columns-repeated="5"/>
        </table:table-row>
        <table:table-row table:style-name="ro1">
          <table:table-cell table:formula="of:=[.A110]+0.5/24" office:value-type="date" office:date-value="2016-07-02T06:00:00" calcext:value-type="date">
            <text:p>2016-07-02T06:00:00</text:p>
          </table:table-cell>
          <table:table-cell office:value-type="float" office:value="54" calcext:value-type="float">
            <text:p>54</text:p>
          </table:table-cell>
          <table:table-cell office:value-type="float" office:value="1.1304626" calcext:value-type="float">
            <text:p>1.1304626</text:p>
          </table:table-cell>
          <table:table-cell office:value-type="float" office:value="0.36642894" calcext:value-type="float">
            <text:p>0.36642894</text:p>
          </table:table-cell>
          <table:table-cell office:value-type="float" office:value="0.4673677" calcext:value-type="float">
            <text:p>0.4673677</text:p>
          </table:table-cell>
          <table:table-cell office:value-type="float" office:value="70.49716" calcext:value-type="float">
            <text:p>70.49716</text:p>
          </table:table-cell>
          <table:table-cell office:value-type="float" office:value="88.26785" calcext:value-type="float">
            <text:p>88.26785</text:p>
          </table:table-cell>
          <table:table-cell office:value-type="float" office:value="85.90759" calcext:value-type="float">
            <text:p>85.90759</text:p>
          </table:table-cell>
          <table:table-cell table:number-columns-repeated="5"/>
        </table:table-row>
        <table:table-row table:style-name="ro1">
          <table:table-cell table:formula="of:=[.A111]+0.5/24" office:value-type="date" office:date-value="2016-07-02T06:30:00" calcext:value-type="date">
            <text:p>2016-07-02T06:30:00</text:p>
          </table:table-cell>
          <table:table-cell office:value-type="float" office:value="54.5" calcext:value-type="float">
            <text:p>54.5</text:p>
          </table:table-cell>
          <table:table-cell office:value-type="float" office:value="1.4746214" calcext:value-type="float">
            <text:p>1.4746214</text:p>
          </table:table-cell>
          <table:table-cell office:value-type="float" office:value="0.2888238" calcext:value-type="float">
            <text:p>0.2888238</text:p>
          </table:table-cell>
          <table:table-cell office:value-type="float" office:value="0.4120908" calcext:value-type="float">
            <text:p>0.4120908</text:p>
          </table:table-cell>
          <table:table-cell office:value-type="float" office:value="72.927795" calcext:value-type="float">
            <text:p>72.927795</text:p>
          </table:table-cell>
          <table:table-cell office:value-type="float" office:value="87.797485" calcext:value-type="float">
            <text:p>87.797485</text:p>
          </table:table-cell>
          <table:table-cell office:value-type="float" office:value="85.36267" calcext:value-type="float">
            <text:p>85.36267</text:p>
          </table:table-cell>
          <table:table-cell table:number-columns-repeated="5"/>
        </table:table-row>
        <table:table-row table:style-name="ro1">
          <table:table-cell table:formula="of:=[.A112]+0.5/24" office:value-type="date" office:date-value="2016-07-02T07:00:00" calcext:value-type="date">
            <text:p>2016-07-02T07:00:00</text:p>
          </table:table-cell>
          <table:table-cell office:value-type="float" office:value="55" calcext:value-type="float">
            <text:p>55</text:p>
          </table:table-cell>
          <table:table-cell office:value-type="float" office:value="1.8395" calcext:value-type="float">
            <text:p>1.8395</text:p>
          </table:table-cell>
          <table:table-cell office:value-type="float" office:value="0.100524895" calcext:value-type="float">
            <text:p>0.100524895</text:p>
          </table:table-cell>
          <table:table-cell office:value-type="float" office:value="0.26848942" calcext:value-type="float">
            <text:p>0.26848942</text:p>
          </table:table-cell>
          <table:table-cell office:value-type="float" office:value="72.43964" calcext:value-type="float">
            <text:p>72.43964</text:p>
          </table:table-cell>
          <table:table-cell office:value-type="float" office:value="83.65344" calcext:value-type="float">
            <text:p>83.65344</text:p>
          </table:table-cell>
          <table:table-cell office:value-type="float" office:value="82.86917" calcext:value-type="float">
            <text:p>82.86917</text:p>
          </table:table-cell>
          <table:table-cell table:number-columns-repeated="5"/>
        </table:table-row>
        <table:table-row table:style-name="ro1">
          <table:table-cell table:formula="of:=[.A113]+0.5/24" office:value-type="date" office:date-value="2016-07-02T07:30:00" calcext:value-type="date">
            <text:p>2016-07-02T07:30:00</text:p>
          </table:table-cell>
          <table:table-cell office:value-type="float" office:value="55.5" calcext:value-type="float">
            <text:p>55.5</text:p>
          </table:table-cell>
          <table:table-cell office:value-type="float" office:value="1.9977764" calcext:value-type="float">
            <text:p>1.9977764</text:p>
          </table:table-cell>
          <table:table-cell office:value-type="float" office:value="0.14470144" calcext:value-type="float">
            <text:p>0.14470144</text:p>
          </table:table-cell>
          <table:table-cell office:value-type="float" office:value="0.03141058" calcext:value-type="float">
            <text:p>0.03141058</text:p>
          </table:table-cell>
          <table:table-cell office:value-type="float" office:value="72.874084" calcext:value-type="float">
            <text:p>72.874084</text:p>
          </table:table-cell>
          <table:table-cell office:value-type="float" office:value="274.41605" calcext:value-type="float">
            <text:p>274.41605</text:p>
          </table:table-cell>
          <table:table-cell office:value-type="float" office:value="44.89789" calcext:value-type="float">
            <text:p>44.89789</text:p>
          </table:table-cell>
          <table:table-cell table:number-columns-repeated="5"/>
        </table:table-row>
        <table:table-row table:style-name="ro1">
          <table:table-cell table:style-name="ce5" table:formula="of:=[.A114]+0.5/24" office:value-type="date" office:date-value="2016-07-02T08:00:00" calcext:value-type="date">
            <text:p>2016-07-02T08:00:00</text:p>
          </table:table-cell>
          <table:table-cell table:style-name="ce11" office:value-type="float" office:value="56" calcext:value-type="float">
            <text:p>56</text:p>
          </table:table-cell>
          <table:table-cell table:style-name="ce14" office:value-type="float" office:value="2.1131723" calcext:value-type="float">
            <text:p>2.1131723</text:p>
          </table:table-cell>
          <table:table-cell table:style-name="ce11" office:value-type="float" office:value="0.3220565" calcext:value-type="float">
            <text:p>0.3220565</text:p>
          </table:table-cell>
          <table:table-cell table:style-name="ce11" office:value-type="float" office:value="0.17792697" calcext:value-type="float">
            <text:p>0.17792697</text:p>
          </table:table-cell>
          <table:table-cell table:style-name="ce17" office:value-type="float" office:value="70.9928" calcext:value-type="float">
            <text:p>70.9928</text:p>
          </table:table-cell>
          <table:table-cell office:value-type="float" office:value="271.9658" calcext:value-type="float">
            <text:p>271.9658</text:p>
          </table:table-cell>
          <table:table-cell office:value-type="float" office:value="266.42056" calcext:value-type="float">
            <text:p>266.42056</text:p>
          </table:table-cell>
          <table:table-cell table:number-columns-repeated="5"/>
        </table:table-row>
        <table:table-row table:style-name="ro1">
          <table:table-cell table:formula="of:=[.A115]+0.5/24" office:value-type="date" office:date-value="2016-07-02T08:30:00" calcext:value-type="date">
            <text:p>2016-07-02T08:30:00</text:p>
          </table:table-cell>
          <table:table-cell office:value-type="float" office:value="56.5" calcext:value-type="float">
            <text:p>56.5</text:p>
          </table:table-cell>
          <table:table-cell office:value-type="float" office:value="2.0959628" calcext:value-type="float">
            <text:p>2.0959628</text:p>
          </table:table-cell>
          <table:table-cell office:value-type="float" office:value="0.38909593" calcext:value-type="float">
            <text:p>0.38909593</text:p>
          </table:table-cell>
          <table:table-cell office:value-type="float" office:value="0.3015642" calcext:value-type="float">
            <text:p>0.3015642</text:p>
          </table:table-cell>
          <table:table-cell office:value-type="float" office:value="70.509674" calcext:value-type="float">
            <text:p>70.509674</text:p>
          </table:table-cell>
          <table:table-cell office:value-type="float" office:value="273.2782" calcext:value-type="float">
            <text:p>273.2782</text:p>
          </table:table-cell>
          <table:table-cell office:value-type="float" office:value="263.65012" calcext:value-type="float">
            <text:p>263.65012</text:p>
          </table:table-cell>
          <table:table-cell table:number-columns-repeated="5"/>
        </table:table-row>
        <table:table-row table:style-name="ro1">
          <table:table-cell table:formula="of:=[.A116]+0.5/24" office:value-type="date" office:date-value="2016-07-02T09:00:00" calcext:value-type="date">
            <text:p>2016-07-02T09:00:00</text:p>
          </table:table-cell>
          <table:table-cell office:value-type="float" office:value="57" calcext:value-type="float">
            <text:p>57</text:p>
          </table:table-cell>
          <table:table-cell office:value-type="float" office:value="1.9906749" calcext:value-type="float">
            <text:p>1.9906749</text:p>
          </table:table-cell>
          <table:table-cell office:value-type="float" office:value="0.4108716" calcext:value-type="float">
            <text:p>0.4108716</text:p>
          </table:table-cell>
          <table:table-cell office:value-type="float" office:value="0.37999776" calcext:value-type="float">
            <text:p>0.37999776</text:p>
          </table:table-cell>
          <table:table-cell office:value-type="float" office:value="70.45413" calcext:value-type="float">
            <text:p>70.45413</text:p>
          </table:table-cell>
          <table:table-cell office:value-type="float" office:value="271.5474" calcext:value-type="float">
            <text:p>271.5474</text:p>
          </table:table-cell>
          <table:table-cell office:value-type="float" office:value="263.2922" calcext:value-type="float">
            <text:p>263.2922</text:p>
          </table:table-cell>
          <table:table-cell table:number-columns-repeated="5"/>
        </table:table-row>
        <table:table-row table:style-name="ro1">
          <table:table-cell table:formula="of:=[.A117]+0.5/24" office:value-type="date" office:date-value="2016-07-02T09:30:00" calcext:value-type="date">
            <text:p>2016-07-02T09:30:00</text:p>
          </table:table-cell>
          <table:table-cell office:value-type="float" office:value="57.5" calcext:value-type="float">
            <text:p>57.5</text:p>
          </table:table-cell>
          <table:table-cell office:value-type="float" office:value="1.8502524" calcext:value-type="float">
            <text:p>1.8502524</text:p>
          </table:table-cell>
          <table:table-cell office:value-type="float" office:value="0.22639738" calcext:value-type="float">
            <text:p>0.22639738</text:p>
          </table:table-cell>
          <table:table-cell office:value-type="float" office:value="0.4009929" calcext:value-type="float">
            <text:p>0.4009929</text:p>
          </table:table-cell>
          <table:table-cell office:value-type="float" office:value="70.370514" calcext:value-type="float">
            <text:p>70.370514</text:p>
          </table:table-cell>
          <table:table-cell office:value-type="float" office:value="281.3146" calcext:value-type="float">
            <text:p>281.3146</text:p>
          </table:table-cell>
          <table:table-cell office:value-type="float" office:value="265.2394" calcext:value-type="float">
            <text:p>265.2394</text:p>
          </table:table-cell>
          <table:table-cell table:number-columns-repeated="5"/>
        </table:table-row>
        <table:table-row table:style-name="ro1">
          <table:table-cell table:formula="of:=[.A118]+0.5/24" office:value-type="date" office:date-value="2016-07-02T10:00:00" calcext:value-type="date">
            <text:p>2016-07-02T10:00:00</text:p>
          </table:table-cell>
          <table:table-cell office:value-type="float" office:value="58" calcext:value-type="float">
            <text:p>58</text:p>
          </table:table-cell>
          <table:table-cell office:value-type="float" office:value="1.6538566" calcext:value-type="float">
            <text:p>1.6538566</text:p>
          </table:table-cell>
          <table:table-cell office:value-type="float" office:value="0.11322422" calcext:value-type="float">
            <text:p>0.11322422</text:p>
          </table:table-cell>
          <table:table-cell office:value-type="float" office:value="0.38992244" calcext:value-type="float">
            <text:p>0.38992244</text:p>
          </table:table-cell>
          <table:table-cell office:value-type="float" office:value="69.98273" calcext:value-type="float">
            <text:p>69.98273</text:p>
          </table:table-cell>
          <table:table-cell office:value-type="float" office:value="281.2943" calcext:value-type="float">
            <text:p>281.2943</text:p>
          </table:table-cell>
          <table:table-cell office:value-type="float" office:value="265.09998" calcext:value-type="float">
            <text:p>265.09998</text:p>
          </table:table-cell>
          <table:table-cell table:number-columns-repeated="5"/>
        </table:table-row>
        <table:table-row table:style-name="ro1">
          <table:table-cell table:formula="of:=[.A119]+0.5/24" office:value-type="date" office:date-value="2016-07-02T10:30:00" calcext:value-type="date">
            <text:p>2016-07-02T10:30:00</text:p>
          </table:table-cell>
          <table:table-cell office:value-type="float" office:value="58.5" calcext:value-type="float">
            <text:p>58.5</text:p>
          </table:table-cell>
          <table:table-cell office:value-type="float" office:value="1.4121608" calcext:value-type="float">
            <text:p>1.4121608</text:p>
          </table:table-cell>
          <table:table-cell office:value-type="float" office:value="0.0675511" calcext:value-type="float">
            <text:p>0.0675511</text:p>
          </table:table-cell>
          <table:table-cell office:value-type="float" office:value="0.34481624" calcext:value-type="float">
            <text:p>0.34481624</text:p>
          </table:table-cell>
          <table:table-cell office:value-type="float" office:value="69.28607" calcext:value-type="float">
            <text:p>69.28607</text:p>
          </table:table-cell>
          <table:table-cell office:value-type="float" office:value="279.4412" calcext:value-type="float">
            <text:p>279.4412</text:p>
          </table:table-cell>
          <table:table-cell office:value-type="float" office:value="266.31137" calcext:value-type="float">
            <text:p>266.31137</text:p>
          </table:table-cell>
          <table:table-cell table:number-columns-repeated="5"/>
        </table:table-row>
        <table:table-row table:style-name="ro1">
          <table:table-cell table:formula="of:=[.A120]+0.5/24" office:value-type="date" office:date-value="2016-07-02T11:00:00" calcext:value-type="date">
            <text:p>2016-07-02T11:00:00</text:p>
          </table:table-cell>
          <table:table-cell office:value-type="float" office:value="59" calcext:value-type="float">
            <text:p>59</text:p>
          </table:table-cell>
          <table:table-cell office:value-type="float" office:value="1.1151472" calcext:value-type="float">
            <text:p>1.1151472</text:p>
          </table:table-cell>
          <table:table-cell office:value-type="float" office:value="0.035094984" calcext:value-type="float">
            <text:p>0.035094984</text:p>
          </table:table-cell>
          <table:table-cell office:value-type="float" office:value="0.2894666" calcext:value-type="float">
            <text:p>0.2894666</text:p>
          </table:table-cell>
          <table:table-cell office:value-type="float" office:value="67.77643" calcext:value-type="float">
            <text:p>67.77643</text:p>
          </table:table-cell>
          <table:table-cell office:value-type="float" office:value="288.38226" calcext:value-type="float">
            <text:p>288.38226</text:p>
          </table:table-cell>
          <table:table-cell office:value-type="float" office:value="265.60214" calcext:value-type="float">
            <text:p>265.60214</text:p>
          </table:table-cell>
          <table:table-cell table:number-columns-repeated="5"/>
        </table:table-row>
        <table:table-row table:style-name="ro1">
          <table:table-cell table:formula="of:=[.A121]+0.5/24" office:value-type="date" office:date-value="2016-07-02T11:30:00" calcext:value-type="date">
            <text:p>2016-07-02T11:30:00</text:p>
          </table:table-cell>
          <table:table-cell office:value-type="float" office:value="59.5" calcext:value-type="float">
            <text:p>59.5</text:p>
          </table:table-cell>
          <table:table-cell office:value-type="float" office:value="0.7745238" calcext:value-type="float">
            <text:p>0.7745238</text:p>
          </table:table-cell>
          <table:table-cell office:value-type="float" office:value="0.01570898" calcext:value-type="float">
            <text:p>0.01570898</text:p>
          </table:table-cell>
          <table:table-cell office:value-type="float" office:value="0.2894755" calcext:value-type="float">
            <text:p>0.2894755</text:p>
          </table:table-cell>
          <table:table-cell office:value-type="float" office:value="64.53723" calcext:value-type="float">
            <text:p>64.53723</text:p>
          </table:table-cell>
          <table:table-cell office:value-type="float" office:value="315.05164" calcext:value-type="float">
            <text:p>315.05164</text:p>
          </table:table-cell>
          <table:table-cell office:value-type="float" office:value="265.60626" calcext:value-type="float">
            <text:p>265.60626</text:p>
          </table:table-cell>
          <table:table-cell table:number-columns-repeated="5"/>
        </table:table-row>
        <table:table-row table:style-name="ro1">
          <table:table-cell table:formula="of:=[.A122]+0.5/24" office:value-type="date" office:date-value="2016-07-02T12:00:00" calcext:value-type="date">
            <text:p>2016-07-02T12:00:00</text:p>
          </table:table-cell>
          <table:table-cell office:value-type="float" office:value="60" calcext:value-type="float">
            <text:p>60</text:p>
          </table:table-cell>
          <table:table-cell office:value-type="float" office:value="0.4064864" calcext:value-type="float">
            <text:p>0.4064864</text:p>
          </table:table-cell>
          <table:table-cell office:value-type="float" office:value="0.022156717" calcext:value-type="float">
            <text:p>0.022156717</text:p>
          </table:table-cell>
          <table:table-cell office:value-type="float" office:value="0.24520738" calcext:value-type="float">
            <text:p>0.24520738</text:p>
          </table:table-cell>
          <table:table-cell office:value-type="float" office:value="55.008057" calcext:value-type="float">
            <text:p>55.008057</text:p>
          </table:table-cell>
          <table:table-cell office:value-type="float" office:value="270.0285" calcext:value-type="float">
            <text:p>270.0285</text:p>
          </table:table-cell>
          <table:table-cell office:value-type="float" office:value="264.81137" calcext:value-type="float">
            <text:p>264.81137</text:p>
          </table:table-cell>
          <table:table-cell table:number-columns-repeated="5"/>
        </table:table-row>
        <table:table-row table:style-name="ro1">
          <table:table-cell table:formula="of:=[.A123]+0.5/24" office:value-type="date" office:date-value="2016-07-02T12:30:00" calcext:value-type="date">
            <text:p>2016-07-02T12:30:00</text:p>
          </table:table-cell>
          <table:table-cell office:value-type="float" office:value="60.5" calcext:value-type="float">
            <text:p>60.5</text:p>
          </table:table-cell>
          <table:table-cell office:value-type="float" office:value="0.09551292" calcext:value-type="float">
            <text:p>0.09551292</text:p>
          </table:table-cell>
          <table:table-cell office:value-type="float" office:value="0.16647053" calcext:value-type="float">
            <text:p>0.16647053</text:p>
          </table:table-cell>
          <table:table-cell office:value-type="float" office:value="0.11154708" calcext:value-type="float">
            <text:p>0.11154708</text:p>
          </table:table-cell>
          <table:table-cell office:value-type="float" office:value="234.46579" calcext:value-type="float">
            <text:p>234.46579</text:p>
          </table:table-cell>
          <table:table-cell office:value-type="float" office:value="269.98965" calcext:value-type="float">
            <text:p>269.98965</text:p>
          </table:table-cell>
          <table:table-cell office:value-type="float" office:value="264.2692" calcext:value-type="float">
            <text:p>264.2692</text:p>
          </table:table-cell>
          <table:table-cell table:number-columns-repeated="5"/>
        </table:table-row>
        <table:table-row table:style-name="ro1">
          <table:table-cell table:formula="of:=[.A124]+0.5/24" office:value-type="date" office:date-value="2016-07-02T13:00:00" calcext:value-type="date">
            <text:p>2016-07-02T13:00:00</text:p>
          </table:table-cell>
          <table:table-cell office:value-type="float" office:value="61" calcext:value-type="float">
            <text:p>61</text:p>
          </table:table-cell>
          <table:table-cell office:value-type="float" office:value="0.70210975" calcext:value-type="float">
            <text:p>0.70210975</text:p>
          </table:table-cell>
          <table:table-cell office:value-type="float" office:value="0.16686901" calcext:value-type="float">
            <text:p>0.16686901</text:p>
          </table:table-cell>
          <table:table-cell office:value-type="float" office:value="0.04960606" calcext:value-type="float">
            <text:p>0.04960606</text:p>
          </table:table-cell>
          <table:table-cell office:value-type="float" office:value="230.77191" calcext:value-type="float">
            <text:p>230.77191</text:p>
          </table:table-cell>
          <table:table-cell office:value-type="float" office:value="273.8205" calcext:value-type="float">
            <text:p>273.8205</text:p>
          </table:table-cell>
          <table:table-cell office:value-type="float" office:value="63.458893" calcext:value-type="float">
            <text:p>63.458893</text:p>
          </table:table-cell>
          <table:table-cell table:number-columns-repeated="5"/>
        </table:table-row>
        <table:table-row table:style-name="ro1">
          <table:table-cell table:formula="of:=[.A125]+0.5/24" office:value-type="date" office:date-value="2016-07-02T13:30:00" calcext:value-type="date">
            <text:p>2016-07-02T13:30:00</text:p>
          </table:table-cell>
          <table:table-cell office:value-type="float" office:value="61.5" calcext:value-type="float">
            <text:p>61.5</text:p>
          </table:table-cell>
          <table:table-cell office:value-type="float" office:value="1.051475" calcext:value-type="float">
            <text:p>1.051475</text:p>
          </table:table-cell>
          <table:table-cell office:value-type="float" office:value="0.11154864" calcext:value-type="float">
            <text:p>0.11154864</text:p>
          </table:table-cell>
          <table:table-cell office:value-type="float" office:value="0.049663782" calcext:value-type="float">
            <text:p>0.049663782</text:p>
          </table:table-cell>
          <table:table-cell office:value-type="float" office:value="259.046" calcext:value-type="float">
            <text:p>259.046</text:p>
          </table:table-cell>
          <table:table-cell office:value-type="float" office:value="275.72897" calcext:value-type="float">
            <text:p>275.72897</text:p>
          </table:table-cell>
          <table:table-cell office:value-type="float" office:value="63.39215" calcext:value-type="float">
            <text:p>63.39215</text:p>
          </table:table-cell>
          <table:table-cell table:number-columns-repeated="5"/>
        </table:table-row>
        <table:table-row table:style-name="ro1">
          <table:table-cell table:formula="of:=[.A126]+0.5/24" office:value-type="date" office:date-value="2016-07-02T14:00:00" calcext:value-type="date">
            <text:p>2016-07-02T14:00:00</text:p>
          </table:table-cell>
          <table:table-cell office:value-type="float" office:value="62" calcext:value-type="float">
            <text:p>62</text:p>
          </table:table-cell>
          <table:table-cell office:value-type="float" office:value="1.4253939" calcext:value-type="float">
            <text:p>1.4253939</text:p>
          </table:table-cell>
          <table:table-cell office:value-type="float" office:value="0.024857063" calcext:value-type="float">
            <text:p>0.024857063</text:p>
          </table:table-cell>
          <table:table-cell office:value-type="float" office:value="0.049677428" calcext:value-type="float">
            <text:p>0.049677428</text:p>
          </table:table-cell>
          <table:table-cell office:value-type="float" office:value="250.43512" calcext:value-type="float">
            <text:p>250.43512</text:p>
          </table:table-cell>
          <table:table-cell office:value-type="float" office:value="26.500153" calcext:value-type="float">
            <text:p>26.500153</text:p>
          </table:table-cell>
          <table:table-cell office:value-type="float" office:value="116.60736" calcext:value-type="float">
            <text:p>116.60736</text:p>
          </table:table-cell>
          <table:table-cell table:number-columns-repeated="5"/>
        </table:table-row>
        <table:table-row table:style-name="ro1">
          <table:table-cell table:formula="of:=[.A127]+0.5/24" office:value-type="date" office:date-value="2016-07-02T14:30:00" calcext:value-type="date">
            <text:p>2016-07-02T14:30:00</text:p>
          </table:table-cell>
          <table:table-cell office:value-type="float" office:value="62.5" calcext:value-type="float">
            <text:p>62.5</text:p>
          </table:table-cell>
          <table:table-cell office:value-type="float" office:value="1.6255405" calcext:value-type="float">
            <text:p>1.6255405</text:p>
          </table:table-cell>
          <table:table-cell office:value-type="float" office:value="0.11159564" calcext:value-type="float">
            <text:p>0.11159564</text:p>
          </table:table-cell>
          <table:table-cell office:value-type="float" office:value="0.33113146" calcext:value-type="float">
            <text:p>0.33113146</text:p>
          </table:table-cell>
          <table:table-cell office:value-type="float" office:value="250.45105" calcext:value-type="float">
            <text:p>250.45105</text:p>
          </table:table-cell>
          <table:table-cell office:value-type="float" office:value="84.30838" calcext:value-type="float">
            <text:p>84.30838</text:p>
          </table:table-cell>
          <table:table-cell office:value-type="float" office:value="256.42212" calcext:value-type="float">
            <text:p>256.42212</text:p>
          </table:table-cell>
          <table:table-cell table:number-columns-repeated="5"/>
        </table:table-row>
        <table:table-row table:style-name="ro1">
          <table:table-cell table:style-name="ce5" table:formula="of:=[.A128]+0.5/24" office:value-type="date" office:date-value="2016-07-02T15:00:00" calcext:value-type="date">
            <text:p>2016-07-02T15:00:0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.699464" calcext:value-type="float">
            <text:p>1.699464</text:p>
          </table:table-cell>
          <table:table-cell table:style-name="ce11" office:value-type="float" office:value="0.15581684" calcext:value-type="float">
            <text:p>0.15581684</text:p>
          </table:table-cell>
          <table:table-cell table:style-name="ce11" office:value-type="float" office:value="0.28300247" calcext:value-type="float">
            <text:p>0.28300247</text:p>
          </table:table-cell>
          <table:table-cell office:value-type="float" office:value="250.14377" calcext:value-type="float">
            <text:p>250.14377</text:p>
          </table:table-cell>
          <table:table-cell office:value-type="float" office:value="94.10013" calcext:value-type="float">
            <text:p>94.10013</text:p>
          </table:table-cell>
          <table:table-cell office:value-type="float" office:value="258.6876" calcext:value-type="float">
            <text:p>258.6876</text:p>
          </table:table-cell>
          <table:table-cell table:number-columns-repeated="5"/>
        </table:table-row>
        <table:table-row table:style-name="ro1">
          <table:table-cell table:formula="of:=[.A129]+0.5/24" office:value-type="date" office:date-value="2016-07-02T15:30:00" calcext:value-type="date">
            <text:p>2016-07-02T15:30:00</text:p>
          </table:table-cell>
          <table:table-cell office:value-type="float" office:value="63.5" calcext:value-type="float">
            <text:p>63.5</text:p>
          </table:table-cell>
          <table:table-cell office:value-type="float" office:value="1.6785411" calcext:value-type="float">
            <text:p>1.6785411</text:p>
          </table:table-cell>
          <table:table-cell office:value-type="float" office:value="0.18908276" calcext:value-type="float">
            <text:p>0.18908276</text:p>
          </table:table-cell>
          <table:table-cell office:value-type="float" office:value="0.0947988" calcext:value-type="float">
            <text:p>0.0947988</text:p>
          </table:table-cell>
          <table:table-cell office:value-type="float" office:value="249.889" calcext:value-type="float">
            <text:p>249.889</text:p>
          </table:table-cell>
          <table:table-cell office:value-type="float" office:value="93.3683" calcext:value-type="float">
            <text:p>93.3683</text:p>
          </table:table-cell>
          <table:table-cell office:value-type="float" office:value="249.45749" calcext:value-type="float">
            <text:p>249.45749</text:p>
          </table:table-cell>
          <table:table-cell table:number-columns-repeated="5"/>
        </table:table-row>
        <table:table-row table:style-name="ro1">
          <table:table-cell table:formula="of:=[.A130]+0.5/24" office:value-type="date" office:date-value="2016-07-02T16:00:00" calcext:value-type="date">
            <text:p>2016-07-02T16:00:00</text:p>
          </table:table-cell>
          <table:table-cell office:value-type="float" office:value="64" calcext:value-type="float">
            <text:p>64</text:p>
          </table:table-cell>
          <table:table-cell office:value-type="float" office:value="1.5837109" calcext:value-type="float">
            <text:p>1.5837109</text:p>
          </table:table-cell>
          <table:table-cell office:value-type="float" office:value="0.177929" calcext:value-type="float">
            <text:p>0.177929</text:p>
          </table:table-cell>
          <table:table-cell office:value-type="float" office:value="0.18073824" calcext:value-type="float">
            <text:p>0.18073824</text:p>
          </table:table-cell>
          <table:table-cell office:value-type="float" office:value="249.9149" calcext:value-type="float">
            <text:p>249.9149</text:p>
          </table:table-cell>
          <table:table-cell office:value-type="float" office:value="93.5751" calcext:value-type="float">
            <text:p>93.5751</text:p>
          </table:table-cell>
          <table:table-cell office:value-type="float" office:value="259.3791" calcext:value-type="float">
            <text:p>259.3791</text:p>
          </table:table-cell>
          <table:table-cell table:number-columns-repeated="5"/>
        </table:table-row>
        <table:table-row table:style-name="ro1">
          <table:table-cell table:formula="of:=[.A131]+0.5/24" office:value-type="date" office:date-value="2016-07-02T16:30:00" calcext:value-type="date">
            <text:p>2016-07-02T16:30:00</text:p>
          </table:table-cell>
          <table:table-cell office:value-type="float" office:value="64.5" calcext:value-type="float">
            <text:p>64.5</text:p>
          </table:table-cell>
          <table:table-cell office:value-type="float" office:value="1.4329706" calcext:value-type="float">
            <text:p>1.4329706</text:p>
          </table:table-cell>
          <table:table-cell office:value-type="float" office:value="0.14477423" calcext:value-type="float">
            <text:p>0.14477423</text:p>
          </table:table-cell>
          <table:table-cell office:value-type="float" office:value="0.044436283" calcext:value-type="float">
            <text:p>0.044436283</text:p>
          </table:table-cell>
          <table:table-cell office:value-type="float" office:value="249.59813" calcext:value-type="float">
            <text:p>249.59813</text:p>
          </table:table-cell>
          <table:table-cell office:value-type="float" office:value="94.41077" calcext:value-type="float">
            <text:p>94.41077</text:p>
          </table:table-cell>
          <table:table-cell office:value-type="float" office:value="269.96695" calcext:value-type="float">
            <text:p>269.96695</text:p>
          </table:table-cell>
          <table:table-cell table:number-columns-repeated="5"/>
        </table:table-row>
        <table:table-row table:style-name="ro1">
          <table:table-cell table:formula="of:=[.A132]+0.5/24" office:value-type="date" office:date-value="2016-07-02T17:00:00" calcext:value-type="date">
            <text:p>2016-07-02T17:00:00</text:p>
          </table:table-cell>
          <table:table-cell office:value-type="float" office:value="65" calcext:value-type="float">
            <text:p>65</text:p>
          </table:table-cell>
          <table:table-cell office:value-type="float" office:value="1.2121398" calcext:value-type="float">
            <text:p>1.2121398</text:p>
          </table:table-cell>
          <table:table-cell office:value-type="float" office:value="0.13324547" calcext:value-type="float">
            <text:p>0.13324547</text:p>
          </table:table-cell>
          <table:table-cell office:value-type="float" office:value="0.11158082" calcext:value-type="float">
            <text:p>0.11158082</text:p>
          </table:table-cell>
          <table:table-cell office:value-type="float" office:value="249.07484" calcext:value-type="float">
            <text:p>249.07484</text:p>
          </table:table-cell>
          <table:table-cell office:value-type="float" office:value="89.996216" calcext:value-type="float">
            <text:p>89.996216</text:p>
          </table:table-cell>
          <table:table-cell office:value-type="float" office:value="84.29767" calcext:value-type="float">
            <text:p>84.29767</text:p>
          </table:table-cell>
          <table:table-cell table:number-columns-repeated="5"/>
        </table:table-row>
        <table:table-row table:style-name="ro1">
          <table:table-cell table:formula="of:=[.A133]+0.5/24" office:value-type="date" office:date-value="2016-07-02T17:30:00" calcext:value-type="date">
            <text:p>2016-07-02T17:30:00</text:p>
          </table:table-cell>
          <table:table-cell office:value-type="float" office:value="65.5" calcext:value-type="float">
            <text:p>65.5</text:p>
          </table:table-cell>
          <table:table-cell office:value-type="float" office:value="0.93584067" calcext:value-type="float">
            <text:p>0.93584067</text:p>
          </table:table-cell>
          <table:table-cell office:value-type="float" office:value="0.13322115" calcext:value-type="float">
            <text:p>0.13322115</text:p>
          </table:table-cell>
          <table:table-cell office:value-type="float" office:value="0.14599472" calcext:value-type="float">
            <text:p>0.14599472</text:p>
          </table:table-cell>
          <table:table-cell office:value-type="float" office:value="247.69247" calcext:value-type="float">
            <text:p>247.69247</text:p>
          </table:table-cell>
          <table:table-cell office:value-type="float" office:value="89.99982" calcext:value-type="float">
            <text:p>89.99982</text:p>
          </table:table-cell>
          <table:table-cell office:value-type="float" office:value="81.25891" calcext:value-type="float">
            <text:p>81.25891</text:p>
          </table:table-cell>
          <table:table-cell table:number-columns-repeated="5"/>
        </table:table-row>
        <table:table-row table:style-name="ro1">
          <table:table-cell table:formula="of:=[.A134]+0.5/24" office:value-type="date" office:date-value="2016-07-02T18:00:00" calcext:value-type="date">
            <text:p>2016-07-02T18:00:00</text:p>
          </table:table-cell>
          <table:table-cell office:value-type="float" office:value="66" calcext:value-type="float">
            <text:p>66</text:p>
          </table:table-cell>
          <table:table-cell office:value-type="float" office:value="0.6008231" calcext:value-type="float">
            <text:p>0.6008231</text:p>
          </table:table-cell>
          <table:table-cell office:value-type="float" office:value="0.16650432" calcext:value-type="float">
            <text:p>0.16650432</text:p>
          </table:table-cell>
          <table:table-cell office:value-type="float" office:value="0.11099285" calcext:value-type="float">
            <text:p>0.11099285</text:p>
          </table:table-cell>
          <table:table-cell office:value-type="float" office:value="244.85445" calcext:value-type="float">
            <text:p>244.85445</text:p>
          </table:table-cell>
          <table:table-cell office:value-type="float" office:value="89.99698" calcext:value-type="float">
            <text:p>89.99698</text:p>
          </table:table-cell>
          <table:table-cell office:value-type="float" office:value="89.99548" calcext:value-type="float">
            <text:p>89.99548</text:p>
          </table:table-cell>
          <table:table-cell table:number-columns-repeated="5"/>
        </table:table-row>
        <table:table-row table:style-name="ro1">
          <table:table-cell table:formula="of:=[.A135]+0.5/24" office:value-type="date" office:date-value="2016-07-02T18:30:00" calcext:value-type="date">
            <text:p>2016-07-02T18:30:00</text:p>
          </table:table-cell>
          <table:table-cell office:value-type="float" office:value="66.5" calcext:value-type="float">
            <text:p>66.5</text:p>
          </table:table-cell>
          <table:table-cell office:value-type="float" office:value="0.26872498" calcext:value-type="float">
            <text:p>0.26872498</text:p>
          </table:table-cell>
          <table:table-cell office:value-type="float" office:value="0.24419367" calcext:value-type="float">
            <text:p>0.24419367</text:p>
          </table:table-cell>
          <table:table-cell office:value-type="float" office:value="0.17760432" calcext:value-type="float">
            <text:p>0.17760432</text:p>
          </table:table-cell>
          <table:table-cell office:value-type="float" office:value="231.70892" calcext:value-type="float">
            <text:p>231.70892</text:p>
          </table:table-cell>
          <table:table-cell office:value-type="float" office:value="90.00314" calcext:value-type="float">
            <text:p>90.00314</text:p>
          </table:table-cell>
          <table:table-cell office:value-type="float" office:value="90.00432" calcext:value-type="float">
            <text:p>90.00432</text:p>
          </table:table-cell>
          <table:table-cell table:number-columns-repeated="5"/>
        </table:table-row>
        <table:table-row table:style-name="ro1">
          <table:table-cell table:formula="of:=[.A136]+0.5/24" office:value-type="date" office:date-value="2016-07-02T19:00:00" calcext:value-type="date">
            <text:p>2016-07-02T19:00:00</text:p>
          </table:table-cell>
          <table:table-cell office:value-type="float" office:value="67" calcext:value-type="float">
            <text:p>67</text:p>
          </table:table-cell>
          <table:table-cell office:value-type="float" office:value="0.08948354" calcext:value-type="float">
            <text:p>0.08948354</text:p>
          </table:table-cell>
          <table:table-cell office:value-type="float" office:value="0.36650494" calcext:value-type="float">
            <text:p>0.36650494</text:p>
          </table:table-cell>
          <table:table-cell office:value-type="float" office:value="0.2998919" calcext:value-type="float">
            <text:p>0.2998919</text:p>
          </table:table-cell>
          <table:table-cell office:value-type="float" office:value="119.734436" calcext:value-type="float">
            <text:p>119.734436</text:p>
          </table:table-cell>
          <table:table-cell office:value-type="float" office:value="88.26465" calcext:value-type="float">
            <text:p>88.26465</text:p>
          </table:table-cell>
          <table:table-cell office:value-type="float" office:value="87.87903" calcext:value-type="float">
            <text:p>87.87903</text:p>
          </table:table-cell>
          <table:table-cell table:number-columns-repeated="5"/>
        </table:table-row>
        <table:table-row table:style-name="ro1">
          <table:table-cell table:formula="of:=[.A137]+0.5/24" office:value-type="date" office:date-value="2016-07-02T19:30:00" calcext:value-type="date">
            <text:p>2016-07-02T19:30:00</text:p>
          </table:table-cell>
          <table:table-cell office:value-type="float" office:value="67.5" calcext:value-type="float">
            <text:p>67.5</text:p>
          </table:table-cell>
          <table:table-cell office:value-type="float" office:value="0.725851" calcext:value-type="float">
            <text:p>0.725851</text:p>
          </table:table-cell>
          <table:table-cell office:value-type="float" office:value="0.3552189" calcext:value-type="float">
            <text:p>0.3552189</text:p>
          </table:table-cell>
          <table:table-cell office:value-type="float" office:value="0.42239273" calcext:value-type="float">
            <text:p>0.42239273</text:p>
          </table:table-cell>
          <table:table-cell office:value-type="float" office:value="66.57153" calcext:value-type="float">
            <text:p>66.57153</text:p>
          </table:table-cell>
          <table:table-cell office:value-type="float" office:value="90.000626" calcext:value-type="float">
            <text:p>90.000626</text:p>
          </table:table-cell>
          <table:table-cell office:value-type="float" office:value="86.985504" calcext:value-type="float">
            <text:p>86.985504</text:p>
          </table:table-cell>
          <table:table-cell table:number-columns-repeated="5"/>
        </table:table-row>
        <table:table-row table:style-name="ro1">
          <table:table-cell table:formula="of:=[.A138]+0.5/24" office:value-type="date" office:date-value="2016-07-02T20:00:00" calcext:value-type="date">
            <text:p>2016-07-02T20:00:00</text:p>
          </table:table-cell>
          <table:table-cell office:value-type="float" office:value="68" calcext:value-type="float">
            <text:p>68</text:p>
          </table:table-cell>
          <table:table-cell office:value-type="float" office:value="1.0993559" calcext:value-type="float">
            <text:p>1.0993559</text:p>
          </table:table-cell>
          <table:table-cell office:value-type="float" office:value="0.28884655" calcext:value-type="float">
            <text:p>0.28884655</text:p>
          </table:table-cell>
          <table:table-cell office:value-type="float" office:value="0.36694193" calcext:value-type="float">
            <text:p>0.36694193</text:p>
          </table:table-cell>
          <table:table-cell office:value-type="float" office:value="73.57709" calcext:value-type="float">
            <text:p>73.57709</text:p>
          </table:table-cell>
          <table:table-cell office:value-type="float" office:value="87.803345" calcext:value-type="float">
            <text:p>87.803345</text:p>
          </table:table-cell>
          <table:table-cell office:value-type="float" office:value="86.53467" calcext:value-type="float">
            <text:p>86.53467</text:p>
          </table:table-cell>
          <table:table-cell table:number-columns-repeated="5"/>
        </table:table-row>
        <table:table-row table:style-name="ro1">
          <table:table-cell table:formula="of:=[.A139]+0.5/24" office:value-type="date" office:date-value="2016-07-02T20:30:00" calcext:value-type="date">
            <text:p>2016-07-02T20:30:00</text:p>
          </table:table-cell>
          <table:table-cell office:value-type="float" office:value="68.5" calcext:value-type="float">
            <text:p>68.5</text:p>
          </table:table-cell>
          <table:table-cell office:value-type="float" office:value="1.2217355" calcext:value-type="float">
            <text:p>1.2217355</text:p>
          </table:table-cell>
          <table:table-cell office:value-type="float" office:value="0.21117406" calcext:value-type="float">
            <text:p>0.21117406</text:p>
          </table:table-cell>
          <table:table-cell office:value-type="float" office:value="0.3005108" calcext:value-type="float">
            <text:p>0.3005108</text:p>
          </table:table-cell>
          <table:table-cell office:value-type="float" office:value="72.55328" calcext:value-type="float">
            <text:p>72.55328</text:p>
          </table:table-cell>
          <table:table-cell office:value-type="float" office:value="86.97742" calcext:value-type="float">
            <text:p>86.97742</text:p>
          </table:table-cell>
          <table:table-cell office:value-type="float" office:value="85.75513" calcext:value-type="float">
            <text:p>85.75513</text:p>
          </table:table-cell>
          <table:table-cell table:number-columns-repeated="5"/>
        </table:table-row>
        <table:table-row table:style-name="ro1">
          <table:table-cell table:style-name="ce5" table:formula="of:=[.A140]+0.5/24" office:value-type="date" office:date-value="2016-07-02T21:00:00" calcext:value-type="date">
            <text:p>2016-07-02T21:00:00</text:p>
          </table:table-cell>
          <table:table-cell table:style-name="ce11" office:value-type="float" office:value="69" calcext:value-type="float">
            <text:p>69</text:p>
          </table:table-cell>
          <table:table-cell table:style-name="ce15" office:value-type="float" office:value="1.3198304" calcext:value-type="float">
            <text:p>1.3198304</text:p>
          </table:table-cell>
          <table:table-cell table:style-name="ce11" office:value-type="float" office:value="0.06748258" calcext:value-type="float">
            <text:p>0.06748258</text:p>
          </table:table-cell>
          <table:table-cell table:style-name="ce11" office:value-type="float" office:value="0.1789704" calcext:value-type="float">
            <text:p>0.1789704</text:p>
          </table:table-cell>
          <table:table-cell office:value-type="float" office:value="71.87082" calcext:value-type="float">
            <text:p>71.87082</text:p>
          </table:table-cell>
          <table:table-cell office:value-type="float" office:value="80.54831" calcext:value-type="float">
            <text:p>80.54831</text:p>
          </table:table-cell>
          <table:table-cell office:value-type="float" office:value="82.877686" calcext:value-type="float">
            <text:p>82.877686</text:p>
          </table:table-cell>
          <table:table-cell table:number-columns-repeated="5"/>
        </table:table-row>
        <table:table-row table:style-name="ro1">
          <table:table-cell table:formula="of:=[.A141]+0.5/24" office:value-type="date" office:date-value="2016-07-02T21:30:00" calcext:value-type="date">
            <text:p>2016-07-02T21:30:00</text:p>
          </table:table-cell>
          <table:table-cell office:value-type="float" office:value="69.5" calcext:value-type="float">
            <text:p>69.5</text:p>
          </table:table-cell>
          <table:table-cell office:value-type="float" office:value="1.270777" calcext:value-type="float">
            <text:p>1.270777</text:p>
          </table:table-cell>
          <table:table-cell office:value-type="float" office:value="0.08952754" calcext:value-type="float">
            <text:p>0.08952754</text:p>
          </table:table-cell>
          <table:table-cell office:value-type="float" office:value="0.024821235" calcext:value-type="float">
            <text:p>0.024821235</text:p>
          </table:table-cell>
          <table:table-cell office:value-type="float" office:value="72.198425" calcext:value-type="float">
            <text:p>72.198425</text:p>
          </table:table-cell>
          <table:table-cell office:value-type="float" office:value="277.13736" calcext:value-type="float">
            <text:p>277.13736</text:p>
          </table:table-cell>
          <table:table-cell office:value-type="float" office:value="63.374878" calcext:value-type="float">
            <text:p>63.374878</text:p>
          </table:table-cell>
          <table:table-cell table:number-columns-repeated="5"/>
        </table:table-row>
        <table:table-row table:style-name="ro1">
          <table:table-cell table:formula="of:=[.A142]+0.5/24" office:value-type="date" office:date-value="2016-07-02T22:00:00" calcext:value-type="date">
            <text:p>2016-07-02T22:00:00</text:p>
          </table:table-cell>
          <table:table-cell office:value-type="float" office:value="70" calcext:value-type="float">
            <text:p>70</text:p>
          </table:table-cell>
          <table:table-cell office:value-type="float" office:value="1.1058319" calcext:value-type="float">
            <text:p>1.1058319</text:p>
          </table:table-cell>
          <table:table-cell office:value-type="float" office:value="0.20010138" calcext:value-type="float">
            <text:p>0.20010138</text:p>
          </table:table-cell>
          <table:table-cell office:value-type="float" office:value="0.11098671" calcext:value-type="float">
            <text:p>0.11098671</text:p>
          </table:table-cell>
          <table:table-cell office:value-type="float" office:value="70.65561" calcext:value-type="float">
            <text:p>70.65561</text:p>
          </table:table-cell>
          <table:table-cell office:value-type="float" office:value="273.18207" calcext:value-type="float">
            <text:p>273.18207</text:p>
          </table:table-cell>
          <table:table-cell office:value-type="float" office:value="269.9995" calcext:value-type="float">
            <text:p>269.9995</text:p>
          </table:table-cell>
          <table:table-cell table:number-columns-repeated="5"/>
        </table:table-row>
        <table:table-row table:style-name="ro1">
          <table:table-cell table:formula="of:=[.A143]+0.5/24" office:value-type="date" office:date-value="2016-07-02T22:30:00" calcext:value-type="date">
            <text:p>2016-07-02T22:30:00</text:p>
          </table:table-cell>
          <table:table-cell office:value-type="float" office:value="70.5" calcext:value-type="float">
            <text:p>70.5</text:p>
          </table:table-cell>
          <table:table-cell office:value-type="float" office:value="0.93168044" calcext:value-type="float">
            <text:p>0.93168044</text:p>
          </table:table-cell>
          <table:table-cell office:value-type="float" office:value="0.24445911" calcext:value-type="float">
            <text:p>0.24445911</text:p>
          </table:table-cell>
          <table:table-cell office:value-type="float" office:value="0.19002806" calcext:value-type="float">
            <text:p>0.19002806</text:p>
          </table:table-cell>
          <table:table-cell office:value-type="float" office:value="68.32559" calcext:value-type="float">
            <text:p>68.32559</text:p>
          </table:table-cell>
          <table:table-cell office:value-type="float" office:value="272.6004" calcext:value-type="float">
            <text:p>272.6004</text:p>
          </table:table-cell>
          <table:table-cell office:value-type="float" office:value="263.29004" calcext:value-type="float">
            <text:p>263.29004</text:p>
          </table:table-cell>
          <table:table-cell table:number-columns-repeated="5"/>
        </table:table-row>
        <table:table-row table:style-name="ro1">
          <table:table-cell table:formula="of:=[.A144]+0.5/24" office:value-type="date" office:date-value="2016-07-02T23:00:00" calcext:value-type="date">
            <text:p>2016-07-02T23:00:00</text:p>
          </table:table-cell>
          <table:table-cell office:value-type="float" office:value="71" calcext:value-type="float">
            <text:p>71</text:p>
          </table:table-cell>
          <table:table-cell office:value-type="float" office:value="0.66053784" calcext:value-type="float">
            <text:p>0.66053784</text:p>
          </table:table-cell>
          <table:table-cell office:value-type="float" office:value="0.2666302" calcext:value-type="float">
            <text:p>0.2666302</text:p>
          </table:table-cell>
          <table:table-cell office:value-type="float" office:value="0.26732302" calcext:value-type="float">
            <text:p>0.26732302</text:p>
          </table:table-cell>
          <table:table-cell office:value-type="float" office:value="65.15732" calcext:value-type="float">
            <text:p>65.15732</text:p>
          </table:table-cell>
          <table:table-cell office:value-type="float" office:value="272.38425" calcext:value-type="float">
            <text:p>272.38425</text:p>
          </table:table-cell>
          <table:table-cell office:value-type="float" office:value="265.23578" calcext:value-type="float">
            <text:p>265.23578</text:p>
          </table:table-cell>
          <table:table-cell table:number-columns-repeated="5"/>
        </table:table-row>
        <table:table-row table:style-name="ro1">
          <table:table-cell table:formula="of:=[.A145]+0.5/24" office:value-type="date" office:date-value="2016-07-02T23:30:00" calcext:value-type="date">
            <text:p>2016-07-02T23:30:00</text:p>
          </table:table-cell>
          <table:table-cell office:value-type="float" office:value="71.5" calcext:value-type="float">
            <text:p>71.5</text:p>
          </table:table-cell>
          <table:table-cell office:value-type="float" office:value="0.3355794" calcext:value-type="float">
            <text:p>0.3355794</text:p>
          </table:table-cell>
          <table:table-cell office:value-type="float" office:value="0.2777121" calcext:value-type="float">
            <text:p>0.2777121</text:p>
          </table:table-cell>
          <table:table-cell office:value-type="float" office:value="0.24520315" calcext:value-type="float">
            <text:p>0.24520315</text:p>
          </table:table-cell>
          <table:table-cell office:value-type="float" office:value="55.78534" calcext:value-type="float">
            <text:p>55.78534</text:p>
          </table:table-cell>
          <table:table-cell office:value-type="float" office:value="272.2933" calcext:value-type="float">
            <text:p>272.2933</text:p>
          </table:table-cell>
          <table:table-cell office:value-type="float" office:value="264.80255" calcext:value-type="float">
            <text:p>264.80255</text:p>
          </table:table-cell>
          <table:table-cell table:number-columns-repeated="5"/>
        </table:table-row>
        <table:table-row table:style-name="ro1">
          <table:table-cell table:formula="of:=[.A146]+0.5/24" office:value-type="date" office:date-value="2016-07-03T00:00:00" calcext:value-type="date">
            <text:p>2016-07-03T00:00:00</text:p>
          </table:table-cell>
          <table:table-cell office:value-type="float" office:value="72" calcext:value-type="float">
            <text:p>72</text:p>
          </table:table-cell>
          <table:table-cell office:value-type="float" office:value="0.14131266" calcext:value-type="float">
            <text:p>0.14131266</text:p>
          </table:table-cell>
          <table:table-cell office:value-type="float" office:value="0.24445738" calcext:value-type="float">
            <text:p>0.24445738</text:p>
          </table:table-cell>
          <table:table-cell office:value-type="float" office:value="0.17793353" calcext:value-type="float">
            <text:p>0.17793353</text:p>
          </table:table-cell>
          <table:table-cell office:value-type="float" office:value="224.99727" calcext:value-type="float">
            <text:p>224.99727</text:p>
          </table:table-cell>
          <table:table-cell office:value-type="float" office:value="272.60135" calcext:value-type="float">
            <text:p>272.60135</text:p>
          </table:table-cell>
          <table:table-cell office:value-type="float" office:value="266.41638" calcext:value-type="float">
            <text:p>266.41638</text:p>
          </table:table-cell>
          <table:table-cell table:number-columns-repeated="5"/>
        </table:table-row>
        <table:table-row table:style-name="ro1">
          <table:table-cell table:formula="of:=[.A147]+0.5/24" office:value-type="date" office:date-value="2016-07-03T00:30:00" calcext:value-type="date">
            <text:p>2016-07-03T00:30:00</text:p>
          </table:table-cell>
          <table:table-cell office:value-type="float" office:value="72.5" calcext:value-type="float">
            <text:p>72.5</text:p>
          </table:table-cell>
          <table:table-cell office:value-type="float" office:value="0.68036526" calcext:value-type="float">
            <text:p>0.68036526</text:p>
          </table:table-cell>
          <table:table-cell office:value-type="float" office:value="0.20011587" calcext:value-type="float">
            <text:p>0.20011587</text:p>
          </table:table-cell>
          <table:table-cell office:value-type="float" office:value="0.02223015" calcext:value-type="float">
            <text:p>0.02223015</text:p>
          </table:table-cell>
          <table:table-cell office:value-type="float" office:value="236.30696" calcext:value-type="float">
            <text:p>236.30696</text:p>
          </table:table-cell>
          <table:table-cell office:value-type="float" office:value="273.18594" calcext:value-type="float">
            <text:p>273.18594</text:p>
          </table:table-cell>
          <table:table-cell office:value-type="float" office:value="359.9794" calcext:value-type="float">
            <text:p>359.9794</text:p>
          </table:table-cell>
          <table:table-cell table:number-columns-repeated="5"/>
        </table:table-row>
        <table:table-row table:style-name="ro1">
          <table:table-cell table:formula="of:=[.A148]+0.5/24" office:value-type="date" office:date-value="2016-07-03T01:00:00" calcext:value-type="date">
            <text:p>2016-07-03T01:00:00</text:p>
          </table:table-cell>
          <table:table-cell office:value-type="float" office:value="73" calcext:value-type="float">
            <text:p>73</text:p>
          </table:table-cell>
          <table:table-cell office:value-type="float" office:value="1.0799537" calcext:value-type="float">
            <text:p>1.0799537</text:p>
          </table:table-cell>
          <table:table-cell office:value-type="float" office:value="0.13363847" calcext:value-type="float">
            <text:p>0.13363847</text:p>
          </table:table-cell>
          <table:table-cell office:value-type="float" office:value="0.07447023" calcext:value-type="float">
            <text:p>0.07447023</text:p>
          </table:table-cell>
          <table:table-cell office:value-type="float" office:value="257.53592" calcext:value-type="float">
            <text:p>257.53592</text:p>
          </table:table-cell>
          <table:table-cell office:value-type="float" office:value="274.7722" calcext:value-type="float">
            <text:p>274.7722</text:p>
          </table:table-cell>
          <table:table-cell office:value-type="float" office:value="63.40857" calcext:value-type="float">
            <text:p>63.40857</text:p>
          </table:table-cell>
          <table:table-cell table:number-columns-repeated="5"/>
        </table:table-row>
        <table:table-row table:style-name="ro1">
          <table:table-cell table:formula="of:=[.A149]+0.5/24" office:value-type="date" office:date-value="2016-07-03T01:30:00" calcext:value-type="date">
            <text:p>2016-07-03T01:30:00</text:p>
          </table:table-cell>
          <table:table-cell office:value-type="float" office:value="73.5" calcext:value-type="float">
            <text:p>73.5</text:p>
          </table:table-cell>
          <table:table-cell office:value-type="float" office:value="1.4604557" calcext:value-type="float">
            <text:p>1.4604557</text:p>
          </table:table-cell>
          <table:table-cell office:value-type="float" office:value="0.022226356" calcext:value-type="float">
            <text:p>0.022226356</text:p>
          </table:table-cell>
          <table:table-cell office:value-type="float" office:value="0.074458934" calcext:value-type="float">
            <text:p>0.074458934</text:p>
          </table:table-cell>
          <table:table-cell office:value-type="float" office:value="250.46323" calcext:value-type="float">
            <text:p>250.46323</text:p>
          </table:table-cell>
          <table:table-cell office:value-type="float" office:value="359.9224" calcext:value-type="float">
            <text:p>359.9224</text:p>
          </table:table-cell>
          <table:table-cell office:value-type="float" office:value="116.52684" calcext:value-type="float">
            <text:p>116.52684</text:p>
          </table:table-cell>
          <table:table-cell table:number-columns-repeated="5"/>
        </table:table-row>
        <table:table-row table:style-name="ro1">
          <table:table-cell table:formula="of:=[.A150]+0.5/24" office:value-type="date" office:date-value="2016-07-03T02:00:00" calcext:value-type="date">
            <text:p>2016-07-03T02:00:00</text:p>
          </table:table-cell>
          <table:table-cell office:value-type="float" office:value="74" calcext:value-type="float">
            <text:p>74</text:p>
          </table:table-cell>
          <table:table-cell office:value-type="float" office:value="1.6815281" calcext:value-type="float">
            <text:p>1.6815281</text:p>
          </table:table-cell>
          <table:table-cell office:value-type="float" office:value="0.11316612" calcext:value-type="float">
            <text:p>0.11316612</text:p>
          </table:table-cell>
          <table:table-cell office:value-type="float" office:value="0.13367476" calcext:value-type="float">
            <text:p>0.13367476</text:p>
          </table:table-cell>
          <table:table-cell office:value-type="float" office:value="250.72586" calcext:value-type="float">
            <text:p>250.72586</text:p>
          </table:table-cell>
          <table:table-cell office:value-type="float" office:value="78.67764" calcext:value-type="float">
            <text:p>78.67764</text:p>
          </table:table-cell>
          <table:table-cell office:value-type="float" office:value="221.63107" calcext:value-type="float">
            <text:p>221.63107</text:p>
          </table:table-cell>
          <table:table-cell table:number-columns-repeated="5"/>
        </table:table-row>
        <table:table-row table:style-name="ro1">
          <table:table-cell table:style-name="ce5" table:formula="of:=[.A151]+0.5/24" office:value-type="date" office:date-value="2016-07-03T02:30:00" calcext:value-type="date">
            <text:p>2016-07-03T02:30:00</text:p>
          </table:table-cell>
          <table:table-cell table:style-name="ce11" office:value-type="float" office:value="74.5" calcext:value-type="float">
            <text:p>74.5</text:p>
          </table:table-cell>
          <table:table-cell table:style-name="ce11" office:value-type="float" office:value="1.7696278" calcext:value-type="float">
            <text:p>1.7696278</text:p>
          </table:table-cell>
          <table:table-cell table:style-name="ce11" office:value-type="float" office:value="0.1447421" calcext:value-type="float">
            <text:p>0.1447421</text:p>
          </table:table-cell>
          <table:table-cell table:style-name="ce11" office:value-type="float" office:value="0.41127223" calcext:value-type="float">
            <text:p>0.41127223</text:p>
          </table:table-cell>
          <table:table-cell office:value-type="float" office:value="250.19989" calcext:value-type="float">
            <text:p>250.19989</text:p>
          </table:table-cell>
          <table:table-cell office:value-type="float" office:value="94.384155" calcext:value-type="float">
            <text:p>94.384155</text:p>
          </table:table-cell>
          <table:table-cell office:value-type="float" office:value="266.90952" calcext:value-type="float">
            <text:p>266.90952</text:p>
          </table:table-cell>
          <table:table-cell table:number-columns-repeated="5"/>
        </table:table-row>
        <table:table-row table:style-name="ro1">
          <table:table-cell table:formula="of:=[.A152]+0.5/24" office:value-type="date" office:date-value="2016-07-03T03:00:00" calcext:value-type="date">
            <text:p>2016-07-03T03:00:00</text:p>
          </table:table-cell>
          <table:table-cell office:value-type="float" office:value="75" calcext:value-type="float">
            <text:p>75</text:p>
          </table:table-cell>
          <table:table-cell office:value-type="float" office:value="1.759161" calcext:value-type="float">
            <text:p>1.759161</text:p>
          </table:table-cell>
          <table:table-cell office:value-type="float" office:value="0.1459636" calcext:value-type="float">
            <text:p>0.1459636</text:p>
          </table:table-cell>
          <table:table-cell office:value-type="float" office:value="0.15772042" calcext:value-type="float">
            <text:p>0.15772042</text:p>
          </table:table-cell>
          <table:table-cell office:value-type="float" office:value="250.07767" calcext:value-type="float">
            <text:p>250.07767</text:p>
          </table:table-cell>
          <table:table-cell office:value-type="float" office:value="98.73103" calcext:value-type="float">
            <text:p>98.73103</text:p>
          </table:table-cell>
          <table:table-cell office:value-type="float" office:value="230.72" calcext:value-type="float">
            <text:p>230.72</text:p>
          </table:table-cell>
          <table:table-cell table:number-columns-repeated="5"/>
        </table:table-row>
        <table:table-row table:style-name="ro1">
          <table:table-cell table:formula="of:=[.A153]+0.5/24" office:value-type="date" office:date-value="2016-07-03T03:30:00" calcext:value-type="date">
            <text:p>2016-07-03T03:30:00</text:p>
          </table:table-cell>
          <table:table-cell office:value-type="float" office:value="75.5" calcext:value-type="float">
            <text:p>75.5</text:p>
          </table:table-cell>
          <table:table-cell office:value-type="float" office:value="1.6785083" calcext:value-type="float">
            <text:p>1.6785083</text:p>
          </table:table-cell>
          <table:table-cell office:value-type="float" office:value="0.13502426" calcext:value-type="float">
            <text:p>0.13502426</text:p>
          </table:table-cell>
          <table:table-cell office:value-type="float" office:value="0.19975471" calcext:value-type="float">
            <text:p>0.19975471</text:p>
          </table:table-cell>
          <table:table-cell office:value-type="float" office:value="249.88818" calcext:value-type="float">
            <text:p>249.88818</text:p>
          </table:table-cell>
          <table:table-cell office:value-type="float" office:value="99.449554" calcext:value-type="float">
            <text:p>99.449554</text:p>
          </table:table-cell>
          <table:table-cell office:value-type="float" office:value="269.99643" calcext:value-type="float">
            <text:p>269.99643</text:p>
          </table:table-cell>
          <table:table-cell table:number-columns-repeated="5"/>
        </table:table-row>
        <table:table-row table:style-name="ro1">
          <table:table-cell table:formula="of:=[.A154]+0.5/24" office:value-type="date" office:date-value="2016-07-03T04:00:00" calcext:value-type="date">
            <text:p>2016-07-03T04:00:00</text:p>
          </table:table-cell>
          <table:table-cell office:value-type="float" office:value="76" calcext:value-type="float">
            <text:p>76</text:p>
          </table:table-cell>
          <table:table-cell office:value-type="float" office:value="1.4966582" calcext:value-type="float">
            <text:p>1.4966582</text:p>
          </table:table-cell>
          <table:table-cell office:value-type="float" office:value="0.11317147" calcext:value-type="float">
            <text:p>0.11317147</text:p>
          </table:table-cell>
          <table:table-cell office:value-type="float" office:value="0.04001831" calcext:value-type="float">
            <text:p>0.04001831</text:p>
          </table:table-cell>
          <table:table-cell office:value-type="float" office:value="249.14539" calcext:value-type="float">
            <text:p>249.14539</text:p>
          </table:table-cell>
          <table:table-cell office:value-type="float" office:value="101.30606" calcext:value-type="float">
            <text:p>101.30606</text:p>
          </table:table-cell>
          <table:table-cell office:value-type="float" office:value="326.30084" calcext:value-type="float">
            <text:p>326.30084</text:p>
          </table:table-cell>
          <table:table-cell table:number-columns-repeated="5"/>
        </table:table-row>
        <table:table-row table:style-name="ro1">
          <table:table-cell table:formula="of:=[.A155]+0.5/24" office:value-type="date" office:date-value="2016-07-03T04:30:00" calcext:value-type="date">
            <text:p>2016-07-03T04:30:00</text:p>
          </table:table-cell>
          <table:table-cell office:value-type="float" office:value="76.5" calcext:value-type="float">
            <text:p>76.5</text:p>
          </table:table-cell>
          <table:table-cell office:value-type="float" office:value="1.2408401" calcext:value-type="float">
            <text:p>1.2408401</text:p>
          </table:table-cell>
          <table:table-cell office:value-type="float" office:value="0.12261339" calcext:value-type="float">
            <text:p>0.12261339</text:p>
          </table:table-cell>
          <table:table-cell office:value-type="float" office:value="0.035050817" calcext:value-type="float">
            <text:p>0.035050817</text:p>
          </table:table-cell>
          <table:table-cell office:value-type="float" office:value="248.48491" calcext:value-type="float">
            <text:p>248.48491</text:p>
          </table:table-cell>
          <table:table-cell office:value-type="float" office:value="95.19571" calcext:value-type="float">
            <text:p>95.19571</text:p>
          </table:table-cell>
          <table:table-cell office:value-type="float" office:value="71.51483" calcext:value-type="float">
            <text:p>71.51483</text:p>
          </table:table-cell>
          <table:table-cell table:number-columns-repeated="5"/>
        </table:table-row>
        <table:table-row table:style-name="ro1">
          <table:table-cell table:formula="of:=[.A156]+0.5/24" office:value-type="date" office:date-value="2016-07-03T05:00:00" calcext:value-type="date">
            <text:p>2016-07-03T05:00:00</text:p>
          </table:table-cell>
          <table:table-cell office:value-type="float" office:value="77" calcext:value-type="float">
            <text:p>77</text:p>
          </table:table-cell>
          <table:table-cell office:value-type="float" office:value="0.8905732" calcext:value-type="float">
            <text:p>0.8905732</text:p>
          </table:table-cell>
          <table:table-cell office:value-type="float" office:value="0.16649055" calcext:value-type="float">
            <text:p>0.16649055</text:p>
          </table:table-cell>
          <table:table-cell office:value-type="float" office:value="0.1557796" calcext:value-type="float">
            <text:p>0.1557796</text:p>
          </table:table-cell>
          <table:table-cell office:value-type="float" office:value="247.2728" calcext:value-type="float">
            <text:p>247.2728</text:p>
          </table:table-cell>
          <table:table-cell office:value-type="float" office:value="90.00429" calcext:value-type="float">
            <text:p>90.00429</text:p>
          </table:table-cell>
          <table:table-cell office:value-type="float" office:value="94.09372" calcext:value-type="float">
            <text:p>94.09372</text:p>
          </table:table-cell>
          <table:table-cell table:number-columns-repeated="5"/>
        </table:table-row>
        <table:table-row table:style-name="ro1">
          <table:table-cell table:formula="of:=[.A157]+0.5/24" office:value-type="date" office:date-value="2016-07-03T05:30:00" calcext:value-type="date">
            <text:p>2016-07-03T05:30:00</text:p>
          </table:table-cell>
          <table:table-cell office:value-type="float" office:value="77.5" calcext:value-type="float">
            <text:p>77.5</text:p>
          </table:table-cell>
          <table:table-cell office:value-type="float" office:value="0.47220364" calcext:value-type="float">
            <text:p>0.47220364</text:p>
          </table:table-cell>
          <table:table-cell office:value-type="float" office:value="0.23308218" calcext:value-type="float">
            <text:p>0.23308218</text:p>
          </table:table-cell>
          <table:table-cell office:value-type="float" office:value="0.22231188" calcext:value-type="float">
            <text:p>0.22231188</text:p>
          </table:table-cell>
          <table:table-cell office:value-type="float" office:value="240.41891" calcext:value-type="float">
            <text:p>240.41891</text:p>
          </table:table-cell>
          <table:table-cell office:value-type="float" office:value="89.995544" calcext:value-type="float">
            <text:p>89.995544</text:p>
          </table:table-cell>
          <table:table-cell office:value-type="float" office:value="87.13907" calcext:value-type="float">
            <text:p>87.13907</text:p>
          </table:table-cell>
          <table:table-cell table:number-columns-repeated="5"/>
        </table:table-row>
        <table:table-row table:style-name="ro1">
          <table:table-cell table:formula="of:=[.A158]+0.5/24" office:value-type="date" office:date-value="2016-07-03T06:00:00" calcext:value-type="date">
            <text:p>2016-07-03T06:00:00</text:p>
          </table:table-cell>
          <table:table-cell office:value-type="float" office:value="78" calcext:value-type="float">
            <text:p>78</text:p>
          </table:table-cell>
          <table:table-cell office:value-type="float" office:value="0.122117996" calcext:value-type="float">
            <text:p>0.122117996</text:p>
          </table:table-cell>
          <table:table-cell office:value-type="float" office:value="0.37754712" calcext:value-type="float">
            <text:p>0.37754712</text:p>
          </table:table-cell>
          <table:table-cell office:value-type="float" office:value="0.33319628" calcext:value-type="float">
            <text:p>0.33319628</text:p>
          </table:table-cell>
          <table:table-cell office:value-type="float" office:value="179.99823" calcext:value-type="float">
            <text:p>179.99823</text:p>
          </table:table-cell>
          <table:table-cell office:value-type="float" office:value="88.31656" calcext:value-type="float">
            <text:p>88.31656</text:p>
          </table:table-cell>
          <table:table-cell office:value-type="float" office:value="88.09241" calcext:value-type="float">
            <text:p>88.09241</text:p>
          </table:table-cell>
          <table:table-cell table:number-columns-repeated="5"/>
        </table:table-row>
        <table:table-row table:style-name="ro1">
          <table:table-cell table:formula="of:=[.A159]+0.5/24" office:value-type="date" office:date-value="2016-07-03T06:30:00" calcext:value-type="date">
            <text:p>2016-07-03T06:30:00</text:p>
          </table:table-cell>
          <table:table-cell office:value-type="float" office:value="78.5" calcext:value-type="float">
            <text:p>78.5</text:p>
          </table:table-cell>
          <table:table-cell office:value-type="float" office:value="0.68011117" calcext:value-type="float">
            <text:p>0.68011117</text:p>
          </table:table-cell>
          <table:table-cell office:value-type="float" office:value="0.422363" calcext:value-type="float">
            <text:p>0.422363</text:p>
          </table:table-cell>
          <table:table-cell office:value-type="float" office:value="0.5111286" calcext:value-type="float">
            <text:p>0.5111286</text:p>
          </table:table-cell>
          <table:table-cell office:value-type="float" office:value="63.850403" calcext:value-type="float">
            <text:p>63.850403</text:p>
          </table:table-cell>
          <table:table-cell office:value-type="float" office:value="86.98581" calcext:value-type="float">
            <text:p>86.98581</text:p>
          </table:table-cell>
          <table:table-cell office:value-type="float" office:value="87.50964" calcext:value-type="float">
            <text:p>87.50964</text:p>
          </table:table-cell>
          <table:table-cell table:number-columns-repeated="5"/>
        </table:table-row>
        <table:table-row table:style-name="ro1">
          <table:table-cell table:formula="of:=[.A160]+0.5/24" office:value-type="date" office:date-value="2016-07-03T07:00:00" calcext:value-type="date">
            <text:p>2016-07-03T07:00:00</text:p>
          </table:table-cell>
          <table:table-cell office:value-type="float" office:value="79" calcext:value-type="float">
            <text:p>79</text:p>
          </table:table-cell>
          <table:table-cell office:value-type="float" office:value="1.3588293" calcext:value-type="float">
            <text:p>1.3588293</text:p>
          </table:table-cell>
          <table:table-cell office:value-type="float" office:value="0.3553772" calcext:value-type="float">
            <text:p>0.3553772</text:p>
          </table:table-cell>
          <table:table-cell office:value-type="float" office:value="0.45633197" calcext:value-type="float">
            <text:p>0.45633197</text:p>
          </table:table-cell>
          <table:table-cell office:value-type="float" office:value="72.89807" calcext:value-type="float">
            <text:p>72.89807</text:p>
          </table:table-cell>
          <table:table-cell office:value-type="float" office:value="88.2092" calcext:value-type="float">
            <text:p>88.2092</text:p>
          </table:table-cell>
          <table:table-cell office:value-type="float" office:value="85.82007" calcext:value-type="float">
            <text:p>85.82007</text:p>
          </table:table-cell>
          <table:table-cell table:number-columns-repeated="5"/>
        </table:table-row>
        <table:table-row table:style-name="ro1">
          <table:table-cell table:formula="of:=[.A161]+0.5/24" office:value-type="date" office:date-value="2016-07-03T07:30:00" calcext:value-type="date">
            <text:p>2016-07-03T07:30:00</text:p>
          </table:table-cell>
          <table:table-cell office:value-type="float" office:value="79.5" calcext:value-type="float">
            <text:p>79.5</text:p>
          </table:table-cell>
          <table:table-cell office:value-type="float" office:value="1.7342192" calcext:value-type="float">
            <text:p>1.7342192</text:p>
          </table:table-cell>
          <table:table-cell office:value-type="float" office:value="0.21119185" calcext:value-type="float">
            <text:p>0.21119185</text:p>
          </table:table-cell>
          <table:table-cell office:value-type="float" office:value="0.38000432" calcext:value-type="float">
            <text:p>0.38000432</text:p>
          </table:table-cell>
          <table:table-cell office:value-type="float" office:value="72.4931" calcext:value-type="float">
            <text:p>72.4931</text:p>
          </table:table-cell>
          <table:table-cell office:value-type="float" office:value="86.97922" calcext:value-type="float">
            <text:p>86.97922</text:p>
          </table:table-cell>
          <table:table-cell office:value-type="float" office:value="83.29117" calcext:value-type="float">
            <text:p>83.29117</text:p>
          </table:table-cell>
          <table:table-cell table:number-columns-repeated="5"/>
        </table:table-row>
        <table:table-row table:style-name="ro1">
          <table:table-cell table:formula="of:=[.A162]+0.5/24" office:value-type="date" office:date-value="2016-07-03T08:00:00" calcext:value-type="date">
            <text:p>2016-07-03T08:00:00</text:p>
          </table:table-cell>
          <table:table-cell office:value-type="float" office:value="80" calcext:value-type="float">
            <text:p>80</text:p>
          </table:table-cell>
          <table:table-cell office:value-type="float" office:value="2.0501156" calcext:value-type="float">
            <text:p>2.0501156</text:p>
          </table:table-cell>
          <table:table-cell office:value-type="float" office:value="0.031389" calcext:value-type="float">
            <text:p>0.031389</text:p>
          </table:table-cell>
          <table:table-cell office:value-type="float" office:value="0.1570095" calcext:value-type="float">
            <text:p>0.1570095</text:p>
          </table:table-cell>
          <table:table-cell office:value-type="float" office:value="72.348694" calcext:value-type="float">
            <text:p>72.348694</text:p>
          </table:table-cell>
          <table:table-cell office:value-type="float" office:value="314.89783" calcext:value-type="float">
            <text:p>314.89783</text:p>
          </table:table-cell>
          <table:table-cell office:value-type="float" office:value="81.88785" calcext:value-type="float">
            <text:p>81.88785</text:p>
          </table:table-cell>
          <table:table-cell table:number-columns-repeated="5"/>
        </table:table-row>
        <table:table-row table:style-name="ro1">
          <table:table-cell table:formula="of:=[.A163]+0.5/24" office:value-type="date" office:date-value="2016-07-03T08:30:00" calcext:value-type="date">
            <text:p>2016-07-03T08:30:00</text:p>
          </table:table-cell>
          <table:table-cell office:value-type="float" office:value="80.5" calcext:value-type="float">
            <text:p>80.5</text:p>
          </table:table-cell>
          <table:table-cell office:value-type="float" office:value="2.1868145" calcext:value-type="float">
            <text:p>2.1868145</text:p>
          </table:table-cell>
          <table:table-cell office:value-type="float" office:value="0.27773613" calcext:value-type="float">
            <text:p>0.27773613</text:p>
          </table:table-cell>
          <table:table-cell office:value-type="float" office:value="0.122057915" calcext:value-type="float">
            <text:p>0.122057915</text:p>
          </table:table-cell>
          <table:table-cell office:value-type="float" office:value="71.656525" calcext:value-type="float">
            <text:p>71.656525</text:p>
          </table:table-cell>
          <table:table-cell office:value-type="float" office:value="272.28928" calcext:value-type="float">
            <text:p>272.28928</text:p>
          </table:table-cell>
          <table:table-cell office:value-type="float" office:value="269.9933" calcext:value-type="float">
            <text:p>269.9933</text:p>
          </table:table-cell>
          <table:table-cell table:number-columns-repeated="5"/>
        </table:table-row>
        <table:table-row table:style-name="ro1">
          <table:table-cell table:style-name="ce5" table:formula="of:=[.A164]+0.5/24" office:value-type="date" office:date-value="2016-07-03T09:00:00" calcext:value-type="date">
            <text:p>2016-07-03T09:00:00</text:p>
          </table:table-cell>
          <table:table-cell table:style-name="ce11" office:value-type="float" office:value="81" calcext:value-type="float">
            <text:p>81</text:p>
          </table:table-cell>
          <table:table-cell table:style-name="ce15" office:value-type="float" office:value="2.2571979" calcext:value-type="float">
            <text:p>2.2571979</text:p>
          </table:table-cell>
          <table:table-cell table:style-name="ce11" office:value-type="float" office:value="0.38918218" calcext:value-type="float">
            <text:p>0.38918218</text:p>
          </table:table-cell>
          <table:table-cell table:style-name="ce11" office:value-type="float" office:value="0.29048675" calcext:value-type="float">
            <text:p>0.29048675</text:p>
          </table:table-cell>
          <table:table-cell office:value-type="float" office:value="70.76306" calcext:value-type="float">
            <text:p>70.76306</text:p>
          </table:table-cell>
          <table:table-cell office:value-type="float" office:value="273.2692" calcext:value-type="float">
            <text:p>273.2692</text:p>
          </table:table-cell>
          <table:table-cell office:value-type="float" office:value="263.41998" calcext:value-type="float">
            <text:p>263.41998</text:p>
          </table:table-cell>
          <table:table-cell table:number-columns-repeated="5"/>
        </table:table-row>
        <table:table-row table:style-name="ro1">
          <table:table-cell table:formula="of:=[.A165]+0.5/24" office:value-type="date" office:date-value="2016-07-03T09:30:00" calcext:value-type="date">
            <text:p>2016-07-03T09:30:00</text:p>
          </table:table-cell>
          <table:table-cell office:value-type="float" office:value="81.5" calcext:value-type="float">
            <text:p>81.5</text:p>
          </table:table-cell>
          <table:table-cell office:value-type="float" office:value="2.1907196" calcext:value-type="float">
            <text:p>2.1907196</text:p>
          </table:table-cell>
          <table:table-cell office:value-type="float" office:value="0.42238927" calcext:value-type="float">
            <text:p>0.42238927</text:p>
          </table:table-cell>
          <table:table-cell office:value-type="float" office:value="0.4254438" calcext:value-type="float">
            <text:p>0.4254438</text:p>
          </table:table-cell>
          <table:table-cell office:value-type="float" office:value="70.46237" calcext:value-type="float">
            <text:p>70.46237</text:p>
          </table:table-cell>
          <table:table-cell office:value-type="float" office:value="273.0105" calcext:value-type="float">
            <text:p>273.0105</text:p>
          </table:table-cell>
          <table:table-cell office:value-type="float" office:value="262.50235" calcext:value-type="float">
            <text:p>262.50235</text:p>
          </table:table-cell>
          <table:table-cell table:number-columns-repeated="5"/>
        </table:table-row>
        <table:table-row table:style-name="ro1">
          <table:table-cell table:formula="of:=[.A166]+0.5/24" office:value-type="date" office:date-value="2016-07-03T10:00:00" calcext:value-type="date">
            <text:p>2016-07-03T10:00:00</text:p>
          </table:table-cell>
          <table:table-cell office:value-type="float" office:value="82" calcext:value-type="float">
            <text:p>82</text:p>
          </table:table-cell>
          <table:table-cell office:value-type="float" office:value="2.0750544" calcext:value-type="float">
            <text:p>2.0750544</text:p>
          </table:table-cell>
          <table:table-cell office:value-type="float" office:value="0.26387763" calcext:value-type="float">
            <text:p>0.26387763</text:p>
          </table:table-cell>
          <table:table-cell office:value-type="float" office:value="0.4341573" calcext:value-type="float">
            <text:p>0.4341573</text:p>
          </table:table-cell>
          <table:table-cell office:value-type="float" office:value="70.30469" calcext:value-type="float">
            <text:p>70.30469</text:p>
          </table:table-cell>
          <table:table-cell office:value-type="float" office:value="284.62793" calcext:value-type="float">
            <text:p>284.62793</text:p>
          </table:table-cell>
          <table:table-cell office:value-type="float" office:value="265.59634" calcext:value-type="float">
            <text:p>265.59634</text:p>
          </table:table-cell>
          <table:table-cell table:number-columns-repeated="5"/>
        </table:table-row>
        <table:table-row table:style-name="ro1">
          <table:table-cell table:formula="of:=[.A167]+0.5/24" office:value-type="date" office:date-value="2016-07-03T10:30:00" calcext:value-type="date">
            <text:p>2016-07-03T10:30:00</text:p>
          </table:table-cell>
          <table:table-cell office:value-type="float" office:value="82.5" calcext:value-type="float">
            <text:p>82.5</text:p>
          </table:table-cell>
          <table:table-cell office:value-type="float" office:value="1.9099171" calcext:value-type="float">
            <text:p>1.9099171</text:p>
          </table:table-cell>
          <table:table-cell office:value-type="float" office:value="0.14472668" calcext:value-type="float">
            <text:p>0.14472668</text:p>
          </table:table-cell>
          <table:table-cell office:value-type="float" office:value="0.4341487" calcext:value-type="float">
            <text:p>0.4341487</text:p>
          </table:table-cell>
          <table:table-cell office:value-type="float" office:value="70.30145" calcext:value-type="float">
            <text:p>70.30145</text:p>
          </table:table-cell>
          <table:table-cell office:value-type="float" office:value="274.41794" calcext:value-type="float">
            <text:p>274.41794</text:p>
          </table:table-cell>
          <table:table-cell office:value-type="float" office:value="265.60297" calcext:value-type="float">
            <text:p>265.60297</text:p>
          </table:table-cell>
          <table:table-cell table:number-columns-repeated="5"/>
        </table:table-row>
        <table:table-row table:style-name="ro1">
          <table:table-cell table:formula="of:=[.A168]+0.5/24" office:value-type="date" office:date-value="2016-07-03T11:00:00" calcext:value-type="date">
            <text:p>2016-07-03T11:00:00</text:p>
          </table:table-cell>
          <table:table-cell office:value-type="float" office:value="83" calcext:value-type="float">
            <text:p>83</text:p>
          </table:table-cell>
          <table:table-cell office:value-type="float" office:value="1.699455" calcext:value-type="float">
            <text:p>1.699455</text:p>
          </table:table-cell>
          <table:table-cell office:value-type="float" office:value="0.113226086" calcext:value-type="float">
            <text:p>0.113226086</text:p>
          </table:table-cell>
          <table:table-cell office:value-type="float" office:value="0.40016034" calcext:value-type="float">
            <text:p>0.40016034</text:p>
          </table:table-cell>
          <table:table-cell office:value-type="float" office:value="70.145996" calcext:value-type="float">
            <text:p>70.145996</text:p>
          </table:table-cell>
          <table:table-cell office:value-type="float" office:value="281.29904" calcext:value-type="float">
            <text:p>281.29904</text:p>
          </table:table-cell>
          <table:table-cell office:value-type="float" office:value="266.8214" calcext:value-type="float">
            <text:p>266.8214</text:p>
          </table:table-cell>
          <table:table-cell table:number-columns-repeated="5"/>
        </table:table-row>
        <table:table-row table:style-name="ro1">
          <table:table-cell table:formula="of:=[.A169]+0.5/24" office:value-type="date" office:date-value="2016-07-03T11:30:00" calcext:value-type="date">
            <text:p>2016-07-03T11:30:00</text:p>
          </table:table-cell>
          <table:table-cell office:value-type="float" office:value="83.5" calcext:value-type="float">
            <text:p>83.5</text:p>
          </table:table-cell>
          <table:table-cell office:value-type="float" office:value="1.4264687" calcext:value-type="float">
            <text:p>1.4264687</text:p>
          </table:table-cell>
          <table:table-cell office:value-type="float" office:value="0.091561265" calcext:value-type="float">
            <text:p>0.091561265</text:p>
          </table:table-cell>
          <table:table-cell office:value-type="float" office:value="0.34479323" calcext:value-type="float">
            <text:p>0.34479323</text:p>
          </table:table-cell>
          <table:table-cell office:value-type="float" office:value="69.02533" calcext:value-type="float">
            <text:p>69.02533</text:p>
          </table:table-cell>
          <table:table-cell office:value-type="float" office:value="284.0371" calcext:value-type="float">
            <text:p>284.0371</text:p>
          </table:table-cell>
          <table:table-cell office:value-type="float" office:value="266.30414" calcext:value-type="float">
            <text:p>266.30414</text:p>
          </table:table-cell>
          <table:table-cell table:number-columns-repeated="5"/>
        </table:table-row>
        <table:table-row table:style-name="ro1">
          <table:table-cell table:formula="of:=[.A170]+0.5/24" office:value-type="date" office:date-value="2016-07-03T12:00:00" calcext:value-type="date">
            <text:p>2016-07-03T12:00:00</text:p>
          </table:table-cell>
          <table:table-cell office:value-type="float" office:value="84" calcext:value-type="float">
            <text:p>84</text:p>
          </table:table-cell>
          <table:table-cell office:value-type="float" office:value="1.1048896" calcext:value-type="float">
            <text:p>1.1048896</text:p>
          </table:table-cell>
          <table:table-cell office:value-type="float" office:value="0.04964671" calcext:value-type="float">
            <text:p>0.04964671</text:p>
          </table:table-cell>
          <table:table-cell office:value-type="float" office:value="0.30053833" calcext:value-type="float">
            <text:p>0.30053833</text:p>
          </table:table-cell>
          <table:table-cell office:value-type="float" office:value="67.55737" calcext:value-type="float">
            <text:p>67.55737</text:p>
          </table:table-cell>
          <table:table-cell office:value-type="float" office:value="296.56604" calcext:value-type="float">
            <text:p>296.56604</text:p>
          </table:table-cell>
          <table:table-cell office:value-type="float" office:value="265.7581" calcext:value-type="float">
            <text:p>265.7581</text:p>
          </table:table-cell>
          <table:table-cell table:number-columns-repeated="5"/>
        </table:table-row>
        <table:table-row table:style-name="ro1">
          <table:table-cell table:formula="of:=[.A171]+0.5/24" office:value-type="date" office:date-value="2016-07-03T12:30:00" calcext:value-type="date">
            <text:p>2016-07-03T12:30:00</text:p>
          </table:table-cell>
          <table:table-cell office:value-type="float" office:value="84.5" calcext:value-type="float">
            <text:p>84.5</text:p>
          </table:table-cell>
          <table:table-cell office:value-type="float" office:value="0.7297111" calcext:value-type="float">
            <text:p>0.7297111</text:p>
          </table:table-cell>
          <table:table-cell office:value-type="float" office:value="0.02481568" calcext:value-type="float">
            <text:p>0.02481568</text:p>
          </table:table-cell>
          <table:table-cell office:value-type="float" office:value="0.28945997" calcext:value-type="float">
            <text:p>0.28945997</text:p>
          </table:table-cell>
          <table:table-cell office:value-type="float" office:value="63.82373" calcext:value-type="float">
            <text:p>63.82373</text:p>
          </table:table-cell>
          <table:table-cell office:value-type="float" office:value="296.5946" calcext:value-type="float">
            <text:p>296.5946</text:p>
          </table:table-cell>
          <table:table-cell office:value-type="float" office:value="265.6043" calcext:value-type="float">
            <text:p>265.6043</text:p>
          </table:table-cell>
          <table:table-cell table:number-columns-repeated="5"/>
        </table:table-row>
        <table:table-row table:style-name="ro1">
          <table:table-cell table:formula="of:=[.A172]+0.5/24" office:value-type="date" office:date-value="2016-07-03T13:00:00" calcext:value-type="date">
            <text:p>2016-07-03T13:00:00</text:p>
          </table:table-cell>
          <table:table-cell office:value-type="float" office:value="85" calcext:value-type="float">
            <text:p>85</text:p>
          </table:table-cell>
          <table:table-cell office:value-type="float" office:value="0.33116856" calcext:value-type="float">
            <text:p>0.33116856</text:p>
          </table:table-cell>
          <table:table-cell office:value-type="float" office:value="0.011105729" calcext:value-type="float">
            <text:p>0.011105729</text:p>
          </table:table-cell>
          <table:table-cell office:value-type="float" office:value="0.23333934" calcext:value-type="float">
            <text:p>0.23333934</text:p>
          </table:table-cell>
          <table:table-cell office:value-type="float" office:value="50.44275" calcext:value-type="float">
            <text:p>50.44275</text:p>
          </table:table-cell>
          <table:table-cell office:value-type="float" office:value="0.08856201" calcext:value-type="float">
            <text:p>0.08856201</text:p>
          </table:table-cell>
          <table:table-cell office:value-type="float" office:value="267.27817" calcext:value-type="float">
            <text:p>267.27817</text:p>
          </table:table-cell>
          <table:table-cell table:number-columns-repeated="5"/>
        </table:table-row>
        <table:table-row table:style-name="ro1">
          <table:table-cell table:formula="of:=[.A173]+0.5/24" office:value-type="date" office:date-value="2016-07-03T13:30:00" calcext:value-type="date">
            <text:p>2016-07-03T13:30:00</text:p>
          </table:table-cell>
          <table:table-cell office:value-type="float" office:value="85.5" calcext:value-type="float">
            <text:p>85.5</text:p>
          </table:table-cell>
          <table:table-cell office:value-type="float" office:value="0.32260224" calcext:value-type="float">
            <text:p>0.32260224</text:p>
          </table:table-cell>
          <table:table-cell office:value-type="float" office:value="0.03513352" calcext:value-type="float">
            <text:p>0.03513352</text:p>
          </table:table-cell>
          <table:table-cell office:value-type="float" office:value="0.0675135" calcext:value-type="float">
            <text:p>0.0675135</text:p>
          </table:table-cell>
          <table:table-cell office:value-type="float" office:value="229.18472" calcext:value-type="float">
            <text:p>229.18472</text:p>
          </table:table-cell>
          <table:table-cell office:value-type="float" office:value="251.59631" calcext:value-type="float">
            <text:p>251.59631</text:p>
          </table:table-cell>
          <table:table-cell office:value-type="float" office:value="279.43185" calcext:value-type="float">
            <text:p>279.43185</text:p>
          </table:table-cell>
          <table:table-cell table:number-columns-repeated="5"/>
        </table:table-row>
        <table:table-row table:style-name="ro1">
          <table:table-cell table:formula="of:=[.A174]+0.5/24" office:value-type="date" office:date-value="2016-07-03T14:00:00" calcext:value-type="date">
            <text:p>2016-07-03T14:00:00</text:p>
          </table:table-cell>
          <table:table-cell office:value-type="float" office:value="86" calcext:value-type="float">
            <text:p>86</text:p>
          </table:table-cell>
          <table:table-cell office:value-type="float" office:value="0.83448875" calcext:value-type="float">
            <text:p>0.83448875</text:p>
          </table:table-cell>
          <table:table-cell office:value-type="float" office:value="0.12262184" calcext:value-type="float">
            <text:p>0.12262184</text:p>
          </table:table-cell>
          <table:table-cell office:value-type="float" office:value="0.06472969" calcext:value-type="float">
            <text:p>0.06472969</text:p>
          </table:table-cell>
          <table:table-cell office:value-type="float" office:value="241.3892" calcext:value-type="float">
            <text:p>241.3892</text:p>
          </table:table-cell>
          <table:table-cell office:value-type="float" office:value="275.1958" calcext:value-type="float">
            <text:p>275.1958</text:p>
          </table:table-cell>
          <table:table-cell office:value-type="float" office:value="59.017395" calcext:value-type="float">
            <text:p>59.017395</text:p>
          </table:table-cell>
          <table:table-cell table:number-columns-repeated="5"/>
        </table:table-row>
        <table:table-row table:style-name="ro1">
          <table:table-cell table:formula="of:=[.A175]+0.5/24" office:value-type="date" office:date-value="2016-07-03T14:30:00" calcext:value-type="date">
            <text:p>2016-07-03T14:30:00</text:p>
          </table:table-cell>
          <table:table-cell office:value-type="float" office:value="86.5" calcext:value-type="float">
            <text:p>86.5</text:p>
          </table:table-cell>
          <table:table-cell office:value-type="float" office:value="1.332745" calcext:value-type="float">
            <text:p>1.332745</text:p>
          </table:table-cell>
          <table:table-cell office:value-type="float" office:value="0.06752445" calcext:value-type="float">
            <text:p>0.06752445</text:p>
          </table:table-cell>
          <table:table-cell office:value-type="float" office:value="0.044350643" calcext:value-type="float">
            <text:p>0.044350643</text:p>
          </table:table-cell>
          <table:table-cell office:value-type="float" office:value="255.03754" calcext:value-type="float">
            <text:p>255.03754</text:p>
          </table:table-cell>
          <table:table-cell office:value-type="float" office:value="279.43344" calcext:value-type="float">
            <text:p>279.43344</text:p>
          </table:table-cell>
          <table:table-cell office:value-type="float" office:value="90.05299" calcext:value-type="float">
            <text:p>90.05299</text:p>
          </table:table-cell>
          <table:table-cell table:number-columns-repeated="5"/>
        </table:table-row>
        <table:table-row table:style-name="ro1">
          <table:table-cell table:formula="of:=[.A176]+0.5/24" office:value-type="date" office:date-value="2016-07-03T15:00:00" calcext:value-type="date">
            <text:p>2016-07-03T15:00:00</text:p>
          </table:table-cell>
          <table:table-cell office:value-type="float" office:value="87" calcext:value-type="float">
            <text:p>87</text:p>
          </table:table-cell>
          <table:table-cell office:value-type="float" office:value="1.600825" calcext:value-type="float">
            <text:p>1.600825</text:p>
          </table:table-cell>
          <table:table-cell office:value-type="float" office:value="0.070213765" calcext:value-type="float">
            <text:p>0.070213765</text:p>
          </table:table-cell>
          <table:table-cell office:value-type="float" office:value="0.15100108" calcext:value-type="float">
            <text:p>0.15100108</text:p>
          </table:table-cell>
          <table:table-cell office:value-type="float" office:value="250.55927" calcext:value-type="float">
            <text:p>250.55927</text:p>
          </table:table-cell>
          <table:table-cell office:value-type="float" office:value="71.57907" calcext:value-type="float">
            <text:p>71.57907</text:p>
          </table:table-cell>
          <table:table-cell office:value-type="float" office:value="233.9627" calcext:value-type="float">
            <text:p>233.9627</text:p>
          </table:table-cell>
          <table:table-cell table:number-columns-repeated="5"/>
        </table:table-row>
        <table:table-row table:style-name="ro1">
          <table:table-cell table:formula="of:=[.A177]+0.5/24" office:value-type="date" office:date-value="2016-07-03T15:30:00" calcext:value-type="date">
            <text:p>2016-07-03T15:30:00</text:p>
          </table:table-cell>
          <table:table-cell office:value-type="float" office:value="87.5" calcext:value-type="float">
            <text:p>87.5</text:p>
          </table:table-cell>
          <table:table-cell office:value-type="float" office:value="1.7800558" calcext:value-type="float">
            <text:p>1.7800558</text:p>
          </table:table-cell>
          <table:table-cell office:value-type="float" office:value="0.14476286" calcext:value-type="float">
            <text:p>0.14476286</text:p>
          </table:table-cell>
          <table:table-cell office:value-type="float" office:value="0.3899254" calcext:value-type="float">
            <text:p>0.3899254</text:p>
          </table:table-cell>
          <table:table-cell office:value-type="float" office:value="250.32172" calcext:value-type="float">
            <text:p>250.32172</text:p>
          </table:table-cell>
          <table:table-cell office:value-type="float" office:value="94.395645" calcext:value-type="float">
            <text:p>94.395645</text:p>
          </table:table-cell>
          <table:table-cell office:value-type="float" office:value="265.09918" calcext:value-type="float">
            <text:p>265.09918</text:p>
          </table:table-cell>
          <table:table-cell table:number-columns-repeated="5"/>
        </table:table-row>
        <table:table-row table:style-name="ro1">
          <table:table-cell table:style-name="ce5" table:formula="of:=[.A178]+0.5/24" office:value-type="date" office:date-value="2016-07-03T16:00:00" calcext:value-type="date">
            <text:p>2016-07-03T16:00:00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.8293588" calcext:value-type="float">
            <text:p>1.8293588</text:p>
          </table:table-cell>
          <table:table-cell table:style-name="ce11" office:value-type="float" office:value="0.16688669" calcext:value-type="float">
            <text:p>0.16688669</text:p>
          </table:table-cell>
          <table:table-cell table:style-name="ce11" office:value-type="float" office:value="0.18968517" calcext:value-type="float">
            <text:p>0.18968517</text:p>
          </table:table-cell>
          <table:table-cell office:value-type="float" office:value="250.13515" calcext:value-type="float">
            <text:p>250.13515</text:p>
          </table:table-cell>
          <table:table-cell office:value-type="float" office:value="93.80904" calcext:value-type="float">
            <text:p>93.80904</text:p>
          </table:table-cell>
          <table:table-cell office:value-type="float" office:value="249.43571" calcext:value-type="float">
            <text:p>249.43571</text:p>
          </table:table-cell>
          <table:table-cell table:number-columns-repeated="5"/>
        </table:table-row>
        <table:table-row table:style-name="ro1">
          <table:table-cell table:formula="of:=[.A179]+0.5/24" office:value-type="date" office:date-value="2016-07-03T16:30:00" calcext:value-type="date">
            <text:p>2016-07-03T16:30:00</text:p>
          </table:table-cell>
          <table:table-cell office:value-type="float" office:value="88.5" calcext:value-type="float">
            <text:p>88.5</text:p>
          </table:table-cell>
          <table:table-cell office:value-type="float" office:value="1.7942946" calcext:value-type="float">
            <text:p>1.7942946</text:p>
          </table:table-cell>
          <table:table-cell office:value-type="float" office:value="0.20009995" calcext:value-type="float">
            <text:p>0.20009995</text:p>
          </table:table-cell>
          <table:table-cell office:value-type="float" office:value="0.23180768" calcext:value-type="float">
            <text:p>0.23180768</text:p>
          </table:table-cell>
          <table:table-cell office:value-type="float" office:value="250.10733" calcext:value-type="float">
            <text:p>250.10733</text:p>
          </table:table-cell>
          <table:table-cell office:value-type="float" office:value="93.17964" calcext:value-type="float">
            <text:p>93.17964</text:p>
          </table:table-cell>
          <table:table-cell office:value-type="float" office:value="253.29265" calcext:value-type="float">
            <text:p>253.29265</text:p>
          </table:table-cell>
          <table:table-cell table:number-columns-repeated="5"/>
        </table:table-row>
        <table:table-row table:style-name="ro1">
          <table:table-cell table:formula="of:=[.A180]+0.5/24" office:value-type="date" office:date-value="2016-07-03T17:00:00" calcext:value-type="date">
            <text:p>2016-07-03T17:00:00</text:p>
          </table:table-cell>
          <table:table-cell office:value-type="float" office:value="89" calcext:value-type="float">
            <text:p>89</text:p>
          </table:table-cell>
          <table:table-cell office:value-type="float" office:value="1.6785508" calcext:value-type="float">
            <text:p>1.6785508</text:p>
          </table:table-cell>
          <table:table-cell office:value-type="float" office:value="0.15576424" calcext:value-type="float">
            <text:p>0.15576424</text:p>
          </table:table-cell>
          <table:table-cell office:value-type="float" office:value="0.11153893" calcext:value-type="float">
            <text:p>0.11153893</text:p>
          </table:table-cell>
          <table:table-cell office:value-type="float" office:value="249.88809" calcext:value-type="float">
            <text:p>249.88809</text:p>
          </table:table-cell>
          <table:table-cell office:value-type="float" office:value="94.07796" calcext:value-type="float">
            <text:p>94.07796</text:p>
          </table:table-cell>
          <table:table-cell office:value-type="float" office:value="264.30057" calcext:value-type="float">
            <text:p>264.30057</text:p>
          </table:table-cell>
          <table:table-cell table:number-columns-repeated="5"/>
        </table:table-row>
        <table:table-row table:style-name="ro1">
          <table:table-cell table:formula="of:=[.A181]+0.5/24" office:value-type="date" office:date-value="2016-07-03T17:30:00" calcext:value-type="date">
            <text:p>2016-07-03T17:30:00</text:p>
          </table:table-cell>
          <table:table-cell office:value-type="float" office:value="89.5" calcext:value-type="float">
            <text:p>89.5</text:p>
          </table:table-cell>
          <table:table-cell office:value-type="float" office:value="1.513565" calcext:value-type="float">
            <text:p>1.513565</text:p>
          </table:table-cell>
          <table:table-cell office:value-type="float" office:value="0.12208891" calcext:value-type="float">
            <text:p>0.12208891</text:p>
          </table:table-cell>
          <table:table-cell office:value-type="float" office:value="0.03507072" calcext:value-type="float">
            <text:p>0.03507072</text:p>
          </table:table-cell>
          <table:table-cell office:value-type="float" office:value="249.83827" calcext:value-type="float">
            <text:p>249.83827</text:p>
          </table:table-cell>
          <table:table-cell office:value-type="float" office:value="90.00702" calcext:value-type="float">
            <text:p>90.00702</text:p>
          </table:table-cell>
          <table:table-cell office:value-type="float" office:value="161.60703" calcext:value-type="float">
            <text:p>161.60703</text:p>
          </table:table-cell>
          <table:table-cell table:number-columns-repeated="5"/>
        </table:table-row>
        <table:table-row table:style-name="ro1">
          <table:table-cell table:formula="of:=[.A182]+0.5/24" office:value-type="date" office:date-value="2016-07-03T18:00:00" calcext:value-type="date">
            <text:p>2016-07-03T18:00:00</text:p>
          </table:table-cell>
          <table:table-cell office:value-type="float" office:value="90" calcext:value-type="float">
            <text:p>90</text:p>
          </table:table-cell>
          <table:table-cell office:value-type="float" office:value="1.2822964" calcext:value-type="float">
            <text:p>1.2822964</text:p>
          </table:table-cell>
          <table:table-cell office:value-type="float" office:value="0.11099285" calcext:value-type="float">
            <text:p>0.11099285</text:p>
          </table:table-cell>
          <table:table-cell office:value-type="float" office:value="0.14431804" calcext:value-type="float">
            <text:p>0.14431804</text:p>
          </table:table-cell>
          <table:table-cell office:value-type="float" office:value="249.21233" calcext:value-type="float">
            <text:p>249.21233</text:p>
          </table:table-cell>
          <table:table-cell office:value-type="float" office:value="89.99271" calcext:value-type="float">
            <text:p>89.99271</text:p>
          </table:table-cell>
          <table:table-cell office:value-type="float" office:value="89.994385" calcext:value-type="float">
            <text:p>89.994385</text:p>
          </table:table-cell>
          <table:table-cell table:number-columns-repeated="5"/>
        </table:table-row>
        <table:table-row table:style-name="ro1">
          <table:table-cell table:formula="of:=[.A183]+0.5/24" office:value-type="date" office:date-value="2016-07-03T18:30:00" calcext:value-type="date">
            <text:p>2016-07-03T18:30:00</text:p>
          </table:table-cell>
          <table:table-cell office:value-type="float" office:value="90.5" calcext:value-type="float">
            <text:p>90.5</text:p>
          </table:table-cell>
          <table:table-cell office:value-type="float" office:value="0.9853325" calcext:value-type="float">
            <text:p>0.9853325</text:p>
          </table:table-cell>
          <table:table-cell office:value-type="float" office:value="0.12210125" calcext:value-type="float">
            <text:p>0.12210125</text:p>
          </table:table-cell>
          <table:table-cell office:value-type="float" office:value="0.16794938" calcext:value-type="float">
            <text:p>0.16794938</text:p>
          </table:table-cell>
          <table:table-cell office:value-type="float" office:value="247.47841" calcext:value-type="float">
            <text:p>247.47841</text:p>
          </table:table-cell>
          <table:table-cell office:value-type="float" office:value="90.00128" calcext:value-type="float">
            <text:p>90.00128</text:p>
          </table:table-cell>
          <table:table-cell office:value-type="float" office:value="82.39938" calcext:value-type="float">
            <text:p>82.39938</text:p>
          </table:table-cell>
          <table:table-cell table:number-columns-repeated="5"/>
        </table:table-row>
        <table:table-row table:style-name="ro1">
          <table:table-cell table:formula="of:=[.A184]+0.5/24" office:value-type="date" office:date-value="2016-07-03T19:00:00" calcext:value-type="date">
            <text:p>2016-07-03T19:00:00</text:p>
          </table:table-cell>
          <table:table-cell office:value-type="float" office:value="91" calcext:value-type="float">
            <text:p>91</text:p>
          </table:table-cell>
          <table:table-cell office:value-type="float" office:value="0.625646" calcext:value-type="float">
            <text:p>0.625646</text:p>
          </table:table-cell>
          <table:table-cell office:value-type="float" office:value="0.16650122" calcext:value-type="float">
            <text:p>0.16650122</text:p>
          </table:table-cell>
          <table:table-cell office:value-type="float" office:value="0.12209815" calcext:value-type="float">
            <text:p>0.12209815</text:p>
          </table:table-cell>
          <table:table-cell office:value-type="float" office:value="244.8005" calcext:value-type="float">
            <text:p>244.8005</text:p>
          </table:table-cell>
          <table:table-cell office:value-type="float" office:value="89.99802" calcext:value-type="float">
            <text:p>89.99802</text:p>
          </table:table-cell>
          <table:table-cell office:value-type="float" office:value="89.997314" calcext:value-type="float">
            <text:p>89.997314</text:p>
          </table:table-cell>
          <table:table-cell table:number-columns-repeated="5"/>
        </table:table-row>
        <table:table-row table:style-name="ro1">
          <table:table-cell table:formula="of:=[.A185]+0.5/24" office:value-type="date" office:date-value="2016-07-03T19:30:00" calcext:value-type="date">
            <text:p>2016-07-03T19:30:00</text:p>
          </table:table-cell>
          <table:table-cell office:value-type="float" office:value="91.5" calcext:value-type="float">
            <text:p>91.5</text:p>
          </table:table-cell>
          <table:table-cell office:value-type="float" office:value="0.26871228" calcext:value-type="float">
            <text:p>0.26871228</text:p>
          </table:table-cell>
          <table:table-cell office:value-type="float" office:value="0.24419898" calcext:value-type="float">
            <text:p>0.24419898</text:p>
          </table:table-cell>
          <table:table-cell office:value-type="float" office:value="0.1775791" calcext:value-type="float">
            <text:p>0.1775791</text:p>
          </table:table-cell>
          <table:table-cell office:value-type="float" office:value="231.71054" calcext:value-type="float">
            <text:p>231.71054</text:p>
          </table:table-cell>
          <table:table-cell table:number-columns-repeated="2" office:value-type="float" office:value="89.99988" calcext:value-type="float">
            <text:p>89.99988</text:p>
          </table:table-cell>
          <table:table-cell table:number-columns-repeated="5"/>
        </table:table-row>
        <table:table-row table:style-name="ro1">
          <table:table-cell table:formula="of:=[.A186]+0.5/24" office:value-type="date" office:date-value="2016-07-03T20:00:00" calcext:value-type="date">
            <text:p>2016-07-03T20:00:00</text:p>
          </table:table-cell>
          <table:table-cell office:value-type="float" office:value="92" calcext:value-type="float">
            <text:p>92</text:p>
          </table:table-cell>
          <table:table-cell office:value-type="float" office:value="0.0992337" calcext:value-type="float">
            <text:p>0.0992337</text:p>
          </table:table-cell>
          <table:table-cell office:value-type="float" office:value="0.37755707" calcext:value-type="float">
            <text:p>0.37755707</text:p>
          </table:table-cell>
          <table:table-cell office:value-type="float" office:value="0.31100267" calcext:value-type="float">
            <text:p>0.31100267</text:p>
          </table:table-cell>
          <table:table-cell office:value-type="float" office:value="116.56358" calcext:value-type="float">
            <text:p>116.56358</text:p>
          </table:table-cell>
          <table:table-cell office:value-type="float" office:value="88.314575" calcext:value-type="float">
            <text:p>88.314575</text:p>
          </table:table-cell>
          <table:table-cell office:value-type="float" office:value="87.953766" calcext:value-type="float">
            <text:p>87.953766</text:p>
          </table:table-cell>
          <table:table-cell table:number-columns-repeated="5"/>
        </table:table-row>
        <table:table-row table:style-name="ro1">
          <table:table-cell table:formula="of:=[.A187]+0.5/24" office:value-type="date" office:date-value="2016-07-03T20:30:00" calcext:value-type="date">
            <text:p>2016-07-03T20:30:00</text:p>
          </table:table-cell>
          <table:table-cell office:value-type="float" office:value="92.5" calcext:value-type="float">
            <text:p>92.5</text:p>
          </table:table-cell>
          <table:table-cell office:value-type="float" office:value="0.7729973" calcext:value-type="float">
            <text:p>0.7729973</text:p>
          </table:table-cell>
          <table:table-cell office:value-type="float" office:value="0.36647567" calcext:value-type="float">
            <text:p>0.36647567</text:p>
          </table:table-cell>
          <table:table-cell office:value-type="float" office:value="0.43346637" calcext:value-type="float">
            <text:p>0.43346637</text:p>
          </table:table-cell>
          <table:table-cell office:value-type="float" office:value="68.961914" calcext:value-type="float">
            <text:p>68.961914</text:p>
          </table:table-cell>
          <table:table-cell office:value-type="float" office:value="88.26288" calcext:value-type="float">
            <text:p>88.26288</text:p>
          </table:table-cell>
          <table:table-cell office:value-type="float" office:value="87.06195" calcext:value-type="float">
            <text:p>87.06195</text:p>
          </table:table-cell>
          <table:table-cell table:number-columns-repeated="5"/>
        </table:table-row>
        <table:table-row table:style-name="ro1">
          <table:table-cell table:formula="of:=[.A188]+0.5/24" office:value-type="date" office:date-value="2016-07-03T21:00:00" calcext:value-type="date">
            <text:p>2016-07-03T21:00:00</text:p>
          </table:table-cell>
          <table:table-cell office:value-type="float" office:value="93" calcext:value-type="float">
            <text:p>93</text:p>
          </table:table-cell>
          <table:table-cell office:value-type="float" office:value="1.1450746" calcext:value-type="float">
            <text:p>1.1450746</text:p>
          </table:table-cell>
          <table:table-cell office:value-type="float" office:value="0.28880727" calcext:value-type="float">
            <text:p>0.28880727</text:p>
          </table:table-cell>
          <table:table-cell office:value-type="float" office:value="0.3780532" calcext:value-type="float">
            <text:p>0.3780532</text:p>
          </table:table-cell>
          <table:table-cell office:value-type="float" office:value="73.67279" calcext:value-type="float">
            <text:p>73.67279</text:p>
          </table:table-cell>
          <table:table-cell office:value-type="float" office:value="87.79434" calcext:value-type="float">
            <text:p>87.79434</text:p>
          </table:table-cell>
          <table:table-cell office:value-type="float" office:value="86.629974" calcext:value-type="float">
            <text:p>86.629974</text:p>
          </table:table-cell>
          <table:table-cell table:number-columns-repeated="5"/>
        </table:table-row>
        <table:table-row table:style-name="ro1">
          <table:table-cell table:formula="of:=[.A189]+0.5/24" office:value-type="date" office:date-value="2016-07-03T21:30:00" calcext:value-type="date">
            <text:p>2016-07-03T21:30:00</text:p>
          </table:table-cell>
          <table:table-cell office:value-type="float" office:value="93.5" calcext:value-type="float">
            <text:p>93.5</text:p>
          </table:table-cell>
          <table:table-cell office:value-type="float" office:value="1.2674189" calcext:value-type="float">
            <text:p>1.2674189</text:p>
          </table:table-cell>
          <table:table-cell office:value-type="float" office:value="0.20010816" calcext:value-type="float">
            <text:p>0.20010816</text:p>
          </table:table-cell>
          <table:table-cell office:value-type="float" office:value="0.30053645" calcext:value-type="float">
            <text:p>0.30053645</text:p>
          </table:table-cell>
          <table:table-cell office:value-type="float" office:value="72.677124" calcext:value-type="float">
            <text:p>72.677124</text:p>
          </table:table-cell>
          <table:table-cell office:value-type="float" office:value="86.817505" calcext:value-type="float">
            <text:p>86.817505</text:p>
          </table:table-cell>
          <table:table-cell office:value-type="float" office:value="85.76044" calcext:value-type="float">
            <text:p>85.76044</text:p>
          </table:table-cell>
          <table:table-cell table:number-columns-repeated="5"/>
        </table:table-row>
        <table:table-row table:style-name="ro1">
          <table:table-cell table:style-name="ce5" table:formula="of:=[.A190]+0.5/24" office:value-type="date" office:date-value="2016-07-03T22:00:00" calcext:value-type="date">
            <text:p>2016-07-03T22:00:00</text:p>
          </table:table-cell>
          <table:table-cell table:style-name="ce11" office:value-type="float" office:value="94" calcext:value-type="float">
            <text:p>94</text:p>
          </table:table-cell>
          <table:table-cell table:style-name="ce15" office:value-type="float" office:value="1.3584272" calcext:value-type="float">
            <text:p>1.3584272</text:p>
          </table:table-cell>
          <table:table-cell table:style-name="ce11" office:value-type="float" office:value="0.04575832" calcext:value-type="float">
            <text:p>0.04575832</text:p>
          </table:table-cell>
          <table:table-cell table:style-name="ce11" office:value-type="float" office:value="0.16799426" calcext:value-type="float">
            <text:p>0.16799426</text:p>
          </table:table-cell>
          <table:table-cell office:value-type="float" office:value="71.41797" calcext:value-type="float">
            <text:p>71.41797</text:p>
          </table:table-cell>
          <table:table-cell office:value-type="float" office:value="75.92697" calcext:value-type="float">
            <text:p>75.92697</text:p>
          </table:table-cell>
          <table:table-cell office:value-type="float" office:value="82.39429" calcext:value-type="float">
            <text:p>82.39429</text:p>
          </table:table-cell>
          <table:table-cell table:number-columns-repeated="5"/>
        </table:table-row>
        <table:table-row table:style-name="ro1">
          <table:table-cell table:formula="of:=[.A191]+0.5/24" office:value-type="date" office:date-value="2016-07-03T22:30:00" calcext:value-type="date">
            <text:p>2016-07-03T22:30:00</text:p>
          </table:table-cell>
          <table:table-cell office:value-type="float" office:value="94.5" calcext:value-type="float">
            <text:p>94.5</text:p>
          </table:table-cell>
          <table:table-cell office:value-type="float" office:value="1.2919323" calcext:value-type="float">
            <text:p>1.2919323</text:p>
          </table:table-cell>
          <table:table-cell office:value-type="float" office:value="0.11156173" calcext:value-type="float">
            <text:p>0.11156173</text:p>
          </table:table-cell>
          <table:table-cell office:value-type="float" office:value="0.01112367" calcext:value-type="float">
            <text:p>0.01112367</text:p>
          </table:table-cell>
          <table:table-cell office:value-type="float" office:value="72.49939" calcext:value-type="float">
            <text:p>72.49939</text:p>
          </table:table-cell>
          <table:table-cell office:value-type="float" office:value="275.72238" calcext:value-type="float">
            <text:p>275.72238</text:p>
          </table:table-cell>
          <table:table-cell office:value-type="float" office:value="0.088409424" calcext:value-type="float">
            <text:p>0.088409424</text:p>
          </table:table-cell>
          <table:table-cell table:number-columns-repeated="5"/>
        </table:table-row>
        <table:table-row table:style-name="ro1">
          <table:table-cell table:formula="of:=[.A192]+0.5/24" office:value-type="date" office:date-value="2016-07-03T23:00:00" calcext:value-type="date">
            <text:p>2016-07-03T23:00:00</text:p>
          </table:table-cell>
          <table:table-cell office:value-type="float" office:value="95" calcext:value-type="float">
            <text:p>95</text:p>
          </table:table-cell>
          <table:table-cell office:value-type="float" office:value="1.1163192" calcext:value-type="float">
            <text:p>1.1163192</text:p>
          </table:table-cell>
          <table:table-cell office:value-type="float" office:value="0.22225687" calcext:value-type="float">
            <text:p>0.22225687</text:p>
          </table:table-cell>
          <table:table-cell office:value-type="float" office:value="0.13366596" calcext:value-type="float">
            <text:p>0.13366596</text:p>
          </table:table-cell>
          <table:table-cell office:value-type="float" office:value="70.84448" calcext:value-type="float">
            <text:p>70.84448</text:p>
          </table:table-cell>
          <table:table-cell office:value-type="float" office:value="272.8646" calcext:value-type="float">
            <text:p>272.8646</text:p>
          </table:table-cell>
          <table:table-cell office:value-type="float" office:value="265.23248" calcext:value-type="float">
            <text:p>265.23248</text:p>
          </table:table-cell>
          <table:table-cell table:number-columns-repeated="5"/>
        </table:table-row>
        <table:table-row table:style-name="ro1">
          <table:table-cell table:formula="of:=[.A193]+0.5/24" office:value-type="date" office:date-value="2016-07-03T23:30:00" calcext:value-type="date">
            <text:p>2016-07-03T23:30:00</text:p>
          </table:table-cell>
          <table:table-cell office:value-type="float" office:value="95.5" calcext:value-type="float">
            <text:p>95.5</text:p>
          </table:table-cell>
          <table:table-cell office:value-type="float" office:value="0.9213816" calcext:value-type="float">
            <text:p>0.9213816</text:p>
          </table:table-cell>
          <table:table-cell office:value-type="float" office:value="0.26663876" calcext:value-type="float">
            <text:p>0.26663876</text:p>
          </table:table-cell>
          <table:table-cell office:value-type="float" office:value="0.21209243" calcext:value-type="float">
            <text:p>0.21209243</text:p>
          </table:table-cell>
          <table:table-cell office:value-type="float" office:value="68.07086" calcext:value-type="float">
            <text:p>68.07086</text:p>
          </table:table-cell>
          <table:table-cell office:value-type="float" office:value="272.38397" calcext:value-type="float">
            <text:p>272.38397</text:p>
          </table:table-cell>
          <table:table-cell office:value-type="float" office:value="263.9908" calcext:value-type="float">
            <text:p>263.9908</text:p>
          </table:table-cell>
          <table:table-cell table:number-columns-repeated="5"/>
        </table:table-row>
        <table:table-row table:style-name="ro1">
          <table:table-cell table:formula="of:=[.A194]+0.5/24" office:value-type="date" office:date-value="2016-07-04T00:00:00" calcext:value-type="date">
            <text:p>2016-07-04T00:00:00</text:p>
          </table:table-cell>
          <table:table-cell office:value-type="float" office:value="96" calcext:value-type="float">
            <text:p>96</text:p>
          </table:table-cell>
          <table:table-cell office:value-type="float" office:value="0.6304484" calcext:value-type="float">
            <text:p>0.6304484</text:p>
          </table:table-cell>
          <table:table-cell office:value-type="float" office:value="0.28882703" calcext:value-type="float">
            <text:p>0.28882703</text:p>
          </table:table-cell>
          <table:table-cell office:value-type="float" office:value="0.26734918" calcext:value-type="float">
            <text:p>0.26734918</text:p>
          </table:table-cell>
          <table:table-cell office:value-type="float" office:value="63.886047" calcext:value-type="float">
            <text:p>63.886047</text:p>
          </table:table-cell>
          <table:table-cell office:value-type="float" office:value="272.20425" calcext:value-type="float">
            <text:p>272.20425</text:p>
          </table:table-cell>
          <table:table-cell office:value-type="float" office:value="265.23987" calcext:value-type="float">
            <text:p>265.23987</text:p>
          </table:table-cell>
          <table:table-cell table:number-columns-repeated="5"/>
        </table:table-row>
        <table:table-row table:style-name="ro1">
          <table:table-cell table:formula="of:=[.A195]+0.5/24" office:value-type="date" office:date-value="2016-07-04T00:30:00" calcext:value-type="date">
            <text:p>2016-07-04T00:30:00</text:p>
          </table:table-cell>
          <table:table-cell office:value-type="float" office:value="96.5" calcext:value-type="float">
            <text:p>96.5</text:p>
          </table:table-cell>
          <table:table-cell office:value-type="float" office:value="0.27749538" calcext:value-type="float">
            <text:p>0.27749538</text:p>
          </table:table-cell>
          <table:table-cell office:value-type="float" office:value="0.2777089" calcext:value-type="float">
            <text:p>0.2777089</text:p>
          </table:table-cell>
          <table:table-cell office:value-type="float" office:value="0.24520107" calcext:value-type="float">
            <text:p>0.24520107</text:p>
          </table:table-cell>
          <table:table-cell office:value-type="float" office:value="53.129456" calcext:value-type="float">
            <text:p>53.129456</text:p>
          </table:table-cell>
          <table:table-cell office:value-type="float" office:value="272.2916" calcext:value-type="float">
            <text:p>272.2916</text:p>
          </table:table-cell>
          <table:table-cell office:value-type="float" office:value="264.80054" calcext:value-type="float">
            <text:p>264.80054</text:p>
          </table:table-cell>
          <table:table-cell table:number-columns-repeated="5"/>
        </table:table-row>
        <table:table-row table:style-name="ro1">
          <table:table-cell table:formula="of:=[.A196]+0.5/24" office:value-type="date" office:date-value="2016-07-04T01:00:00" calcext:value-type="date">
            <text:p>2016-07-04T01:00:00</text:p>
          </table:table-cell>
          <table:table-cell office:value-type="float" office:value="97" calcext:value-type="float">
            <text:p>97</text:p>
          </table:table-cell>
          <table:table-cell office:value-type="float" office:value="0.30618918" calcext:value-type="float">
            <text:p>0.30618918</text:p>
          </table:table-cell>
          <table:table-cell office:value-type="float" office:value="0.2444416" calcext:value-type="float">
            <text:p>0.2444416</text:p>
          </table:table-cell>
          <table:table-cell office:value-type="float" office:value="0.1557813" calcext:value-type="float">
            <text:p>0.1557813</text:p>
          </table:table-cell>
          <table:table-cell office:value-type="float" office:value="226.47375" calcext:value-type="float">
            <text:p>226.47375</text:p>
          </table:table-cell>
          <table:table-cell office:value-type="float" office:value="272.5922" calcext:value-type="float">
            <text:p>272.5922</text:p>
          </table:table-cell>
          <table:table-cell office:value-type="float" office:value="265.91385" calcext:value-type="float">
            <text:p>265.91385</text:p>
          </table:table-cell>
          <table:table-cell table:number-columns-repeated="5"/>
        </table:table-row>
        <table:table-row table:style-name="ro1">
          <table:table-cell table:formula="of:=[.A197]+0.5/24" office:value-type="date" office:date-value="2016-07-04T01:30:00" calcext:value-type="date">
            <text:p>2016-07-04T01:30:00</text:p>
          </table:table-cell>
          <table:table-cell office:value-type="float" office:value="97.5" calcext:value-type="float">
            <text:p>97.5</text:p>
          </table:table-cell>
          <table:table-cell office:value-type="float" office:value="0.77443314" calcext:value-type="float">
            <text:p>0.77443314</text:p>
          </table:table-cell>
          <table:table-cell office:value-type="float" office:value="0.20007417" calcext:value-type="float">
            <text:p>0.20007417</text:p>
          </table:table-cell>
          <table:table-cell office:value-type="float" office:value="0.0314346" calcext:value-type="float">
            <text:p>0.0314346</text:p>
          </table:table-cell>
          <table:table-cell office:value-type="float" office:value="242.69891" calcext:value-type="float">
            <text:p>242.69891</text:p>
          </table:table-cell>
          <table:table-cell office:value-type="float" office:value="273.188" calcext:value-type="float">
            <text:p>273.188</text:p>
          </table:table-cell>
          <table:table-cell office:value-type="float" office:value="44.98117" calcext:value-type="float">
            <text:p>44.98117</text:p>
          </table:table-cell>
          <table:table-cell table:number-columns-repeated="5"/>
        </table:table-row>
        <table:table-row table:style-name="ro1">
          <table:table-cell table:formula="of:=[.A198]+0.5/24" office:value-type="date" office:date-value="2016-07-04T02:00:00" calcext:value-type="date">
            <text:p>2016-07-04T02:00:00</text:p>
          </table:table-cell>
          <table:table-cell office:value-type="float" office:value="98" calcext:value-type="float">
            <text:p>98</text:p>
          </table:table-cell>
          <table:table-cell office:value-type="float" office:value="1.259952" calcext:value-type="float">
            <text:p>1.259952</text:p>
          </table:table-cell>
          <table:table-cell office:value-type="float" office:value="0.111591525" calcext:value-type="float">
            <text:p>0.111591525</text:p>
          </table:table-cell>
          <table:table-cell office:value-type="float" office:value="0.070246026" calcext:value-type="float">
            <text:p>0.070246026</text:p>
          </table:table-cell>
          <table:table-cell office:value-type="float" office:value="255.71997" calcext:value-type="float">
            <text:p>255.71997</text:p>
          </table:table-cell>
          <table:table-cell office:value-type="float" office:value="275.7179" calcext:value-type="float">
            <text:p>275.7179</text:p>
          </table:table-cell>
          <table:table-cell office:value-type="float" office:value="71.55423" calcext:value-type="float">
            <text:p>71.55423</text:p>
          </table:table-cell>
          <table:table-cell table:number-columns-repeated="5"/>
        </table:table-row>
        <table:table-row table:style-name="ro1">
          <table:table-cell table:formula="of:=[.A199]+0.5/24" office:value-type="date" office:date-value="2016-07-04T02:30:00" calcext:value-type="date">
            <text:p>2016-07-04T02:30:00</text:p>
          </table:table-cell>
          <table:table-cell office:value-type="float" office:value="98.5" calcext:value-type="float">
            <text:p>98.5</text:p>
          </table:table-cell>
          <table:table-cell office:value-type="float" office:value="1.5516624" calcext:value-type="float">
            <text:p>1.5516624</text:p>
          </table:table-cell>
          <table:table-cell office:value-type="float" office:value="0.040008646" calcext:value-type="float">
            <text:p>0.040008646</text:p>
          </table:table-cell>
          <table:table-cell office:value-type="float" office:value="0.080018245" calcext:value-type="float">
            <text:p>0.080018245</text:p>
          </table:table-cell>
          <table:table-cell office:value-type="float" office:value="250.78918" calcext:value-type="float">
            <text:p>250.78918</text:p>
          </table:table-cell>
          <table:table-cell office:value-type="float" office:value="56.28174" calcext:value-type="float">
            <text:p>56.28174</text:p>
          </table:table-cell>
          <table:table-cell office:value-type="float" office:value="123.73749" calcext:value-type="float">
            <text:p>123.73749</text:p>
          </table:table-cell>
          <table:table-cell table:number-columns-repeated="5"/>
        </table:table-row>
        <table:table-row table:style-name="ro1">
          <table:table-cell table:formula="of:=[.A200]+0.5/24" office:value-type="date" office:date-value="2016-07-04T03:00:00" calcext:value-type="date">
            <text:p>2016-07-04T03:00:00</text:p>
          </table:table-cell>
          <table:table-cell office:value-type="float" office:value="99" calcext:value-type="float">
            <text:p>99</text:p>
          </table:table-cell>
          <table:table-cell office:value-type="float" office:value="1.7449479" calcext:value-type="float">
            <text:p>1.7449479</text:p>
          </table:table-cell>
          <table:table-cell office:value-type="float" office:value="0.1336274" calcext:value-type="float">
            <text:p>0.1336274</text:p>
          </table:table-cell>
          <table:table-cell office:value-type="float" office:value="0.14127827" calcext:value-type="float">
            <text:p>0.14127827</text:p>
          </table:table-cell>
          <table:table-cell office:value-type="float" office:value="250.29576" calcext:value-type="float">
            <text:p>250.29576</text:p>
          </table:table-cell>
          <table:table-cell office:value-type="float" office:value="85.23889" calcext:value-type="float">
            <text:p>85.23889</text:p>
          </table:table-cell>
          <table:table-cell office:value-type="float" office:value="224.98114" calcext:value-type="float">
            <text:p>224.98114</text:p>
          </table:table-cell>
          <table:table-cell table:number-columns-repeated="5"/>
        </table:table-row>
        <table:table-row table:style-name="ro1">
          <table:table-cell table:style-name="ce5" table:formula="of:=[.A201]+0.5/24" office:value-type="date" office:date-value="2016-07-04T03:30:00" calcext:value-type="date">
            <text:p>2016-07-04T03:30:00</text:p>
          </table:table-cell>
          <table:table-cell table:style-name="ce11" office:value-type="float" office:value="99.5" calcext:value-type="float">
            <text:p>99.5</text:p>
          </table:table-cell>
          <table:table-cell table:style-name="ce11" office:value-type="float" office:value="1.8046678" calcext:value-type="float">
            <text:p>1.8046678</text:p>
          </table:table-cell>
          <table:table-cell table:style-name="ce11" office:value-type="float" office:value="0.2001128" calcext:value-type="float">
            <text:p>0.2001128</text:p>
          </table:table-cell>
          <table:table-cell table:style-name="ce11" office:value-type="float" office:value="0.24821849" calcext:value-type="float">
            <text:p>0.24821849</text:p>
          </table:table-cell>
          <table:table-cell office:value-type="float" office:value="250.22705" calcext:value-type="float">
            <text:p>250.22705</text:p>
          </table:table-cell>
          <table:table-cell office:value-type="float" office:value="93.174515" calcext:value-type="float">
            <text:p>93.174515</text:p>
          </table:table-cell>
          <table:table-cell office:value-type="float" office:value="259.7085" calcext:value-type="float">
            <text:p>259.7085</text:p>
          </table:table-cell>
          <table:table-cell table:number-columns-repeated="5"/>
        </table:table-row>
        <table:table-row table:style-name="ro1">
          <table:table-cell table:formula="of:=[.A202]+0.5/24" office:value-type="date" office:date-value="2016-07-04T04:00:00" calcext:value-type="date">
            <text:p>2016-07-04T04:00:00</text:p>
          </table:table-cell>
          <table:table-cell office:value-type="float" office:value="100" calcext:value-type="float">
            <text:p>100</text:p>
          </table:table-cell>
          <table:table-cell office:value-type="float" office:value="1.769661" calcext:value-type="float">
            <text:p>1.769661</text:p>
          </table:table-cell>
          <table:table-cell office:value-type="float" office:value="0.1779528" calcext:value-type="float">
            <text:p>0.1779528</text:p>
          </table:table-cell>
          <table:table-cell office:value-type="float" office:value="0.21094133" calcext:value-type="float">
            <text:p>0.21094133</text:p>
          </table:table-cell>
          <table:table-cell office:value-type="float" office:value="250.20027" calcext:value-type="float">
            <text:p>250.20027</text:p>
          </table:table-cell>
          <table:table-cell office:value-type="float" office:value="93.56477" calcext:value-type="float">
            <text:p>93.56477</text:p>
          </table:table-cell>
          <table:table-cell office:value-type="float" office:value="270.0119" calcext:value-type="float">
            <text:p>270.0119</text:p>
          </table:table-cell>
          <table:table-cell table:number-columns-repeated="5"/>
        </table:table-row>
        <table:table-row table:style-name="ro1">
          <table:table-cell table:formula="of:=[.A203]+0.5/24" office:value-type="date" office:date-value="2016-07-04T04:30:00" calcext:value-type="date">
            <text:p>2016-07-04T04:30:00</text:p>
          </table:table-cell>
          <table:table-cell office:value-type="float" office:value="100.5" calcext:value-type="float">
            <text:p>100.5</text:p>
          </table:table-cell>
          <table:table-cell office:value-type="float" office:value="1.657755" calcext:value-type="float">
            <text:p>1.657755</text:p>
          </table:table-cell>
          <table:table-cell office:value-type="float" office:value="0.13501184" calcext:value-type="float">
            <text:p>0.13501184</text:p>
          </table:table-cell>
          <table:table-cell office:value-type="float" office:value="0.059765883" calcext:value-type="float">
            <text:p>0.059765883</text:p>
          </table:table-cell>
          <table:table-cell office:value-type="float" office:value="249.62369" calcext:value-type="float">
            <text:p>249.62369</text:p>
          </table:table-cell>
          <table:table-cell office:value-type="float" office:value="99.469315" calcext:value-type="float">
            <text:p>99.469315</text:p>
          </table:table-cell>
          <table:table-cell office:value-type="float" office:value="21.815613" calcext:value-type="float">
            <text:p>21.815613</text:p>
          </table:table-cell>
          <table:table-cell table:number-columns-repeated="5"/>
        </table:table-row>
        <table:table-row table:style-name="ro1">
          <table:table-cell table:formula="of:=[.A204]+0.5/24" office:value-type="date" office:date-value="2016-07-04T05:00:00" calcext:value-type="date">
            <text:p>2016-07-04T05:00:00</text:p>
          </table:table-cell>
          <table:table-cell office:value-type="float" office:value="101" calcext:value-type="float">
            <text:p>101</text:p>
          </table:table-cell>
          <table:table-cell office:value-type="float" office:value="1.440873" calcext:value-type="float">
            <text:p>1.440873</text:p>
          </table:table-cell>
          <table:table-cell office:value-type="float" office:value="0.13366003" calcext:value-type="float">
            <text:p>0.13366003</text:p>
          </table:table-cell>
          <table:table-cell office:value-type="float" office:value="0.056599576" calcext:value-type="float">
            <text:p>0.056599576</text:p>
          </table:table-cell>
          <table:table-cell office:value-type="float" office:value="248.77371" calcext:value-type="float">
            <text:p>248.77371</text:p>
          </table:table-cell>
          <table:table-cell office:value-type="float" office:value="94.76897" calcext:value-type="float">
            <text:p>94.76897</text:p>
          </table:table-cell>
          <table:table-cell office:value-type="float" office:value="78.685425" calcext:value-type="float">
            <text:p>78.685425</text:p>
          </table:table-cell>
          <table:table-cell table:number-columns-repeated="5"/>
        </table:table-row>
        <table:table-row table:style-name="ro1">
          <table:table-cell table:formula="of:=[.A205]+0.5/24" office:value-type="date" office:date-value="2016-07-04T05:30:00" calcext:value-type="date">
            <text:p>2016-07-04T05:30:00</text:p>
          </table:table-cell>
          <table:table-cell office:value-type="float" office:value="101.5" calcext:value-type="float">
            <text:p>101.5</text:p>
          </table:table-cell>
          <table:table-cell office:value-type="float" office:value="1.1357281" calcext:value-type="float">
            <text:p>1.1357281</text:p>
          </table:table-cell>
          <table:table-cell office:value-type="float" office:value="0.14434546" calcext:value-type="float">
            <text:p>0.14434546</text:p>
          </table:table-cell>
          <table:table-cell office:value-type="float" office:value="0.13507006" calcext:value-type="float">
            <text:p>0.13507006</text:p>
          </table:table-cell>
          <table:table-cell office:value-type="float" office:value="248.19995" calcext:value-type="float">
            <text:p>248.19995</text:p>
          </table:table-cell>
          <table:table-cell office:value-type="float" office:value="89.9841" calcext:value-type="float">
            <text:p>89.9841</text:p>
          </table:table-cell>
          <table:table-cell office:value-type="float" office:value="99.45003" calcext:value-type="float">
            <text:p>99.45003</text:p>
          </table:table-cell>
          <table:table-cell table:number-columns-repeated="5"/>
        </table:table-row>
        <table:table-row table:style-name="ro1">
          <table:table-cell table:formula="of:=[.A206]+0.5/24" office:value-type="date" office:date-value="2016-07-04T06:00:00" calcext:value-type="date">
            <text:p>2016-07-04T06:00:00</text:p>
          </table:table-cell>
          <table:table-cell office:value-type="float" office:value="102" calcext:value-type="float">
            <text:p>102</text:p>
          </table:table-cell>
          <table:table-cell office:value-type="float" office:value="0.7404718" calcext:value-type="float">
            <text:p>0.7404718</text:p>
          </table:table-cell>
          <table:table-cell office:value-type="float" office:value="0.1886822" calcext:value-type="float">
            <text:p>0.1886822</text:p>
          </table:table-cell>
          <table:table-cell office:value-type="float" office:value="0.18900673" calcext:value-type="float">
            <text:p>0.18900673</text:p>
          </table:table-cell>
          <table:table-cell office:value-type="float" office:value="246.12337" calcext:value-type="float">
            <text:p>246.12337</text:p>
          </table:table-cell>
          <table:table-cell office:value-type="float" office:value="89.99274" calcext:value-type="float">
            <text:p>89.99274</text:p>
          </table:table-cell>
          <table:table-cell office:value-type="float" office:value="86.64194" calcext:value-type="float">
            <text:p>86.64194</text:p>
          </table:table-cell>
          <table:table-cell table:number-columns-repeated="5"/>
        </table:table-row>
        <table:table-row table:style-name="ro1">
          <table:table-cell table:formula="of:=[.A207]+0.5/24" office:value-type="date" office:date-value="2016-07-04T06:30:00" calcext:value-type="date">
            <text:p>2016-07-04T06:30:00</text:p>
          </table:table-cell>
          <table:table-cell office:value-type="float" office:value="102.5" calcext:value-type="float">
            <text:p>102.5</text:p>
          </table:table-cell>
          <table:table-cell office:value-type="float" office:value="0.30194914" calcext:value-type="float">
            <text:p>0.30194914</text:p>
          </table:table-cell>
          <table:table-cell office:value-type="float" office:value="0.2885822" calcext:value-type="float">
            <text:p>0.2885822</text:p>
          </table:table-cell>
          <table:table-cell office:value-type="float" office:value="0.25531805" calcext:value-type="float">
            <text:p>0.25531805</text:p>
          </table:table-cell>
          <table:table-cell office:value-type="float" office:value="233.9715" calcext:value-type="float">
            <text:p>233.9715</text:p>
          </table:table-cell>
          <table:table-cell office:value-type="float" office:value="89.99811" calcext:value-type="float">
            <text:p>89.99811</text:p>
          </table:table-cell>
          <table:table-cell office:value-type="float" office:value="89.99786" calcext:value-type="float">
            <text:p>89.99786</text:p>
          </table:table-cell>
          <table:table-cell table:number-columns-repeated="5"/>
        </table:table-row>
        <table:table-row table:style-name="ro1">
          <table:table-cell table:formula="of:=[.A208]+0.5/24" office:value-type="date" office:date-value="2016-07-04T07:00:00" calcext:value-type="date">
            <text:p>2016-07-04T07:00:00</text:p>
          </table:table-cell>
          <table:table-cell office:value-type="float" office:value="103" calcext:value-type="float">
            <text:p>103</text:p>
          </table:table-cell>
          <table:table-cell office:value-type="float" office:value="0.15579557" calcext:value-type="float">
            <text:p>0.15579557</text:p>
          </table:table-cell>
          <table:table-cell office:value-type="float" office:value="0.43349412" calcext:value-type="float">
            <text:p>0.43349412</text:p>
          </table:table-cell>
          <table:table-cell office:value-type="float" office:value="0.43306857" calcext:value-type="float">
            <text:p>0.43306857</text:p>
          </table:table-cell>
          <table:table-cell office:value-type="float" office:value="85.91266" calcext:value-type="float">
            <text:p>85.91266</text:p>
          </table:table-cell>
          <table:table-cell office:value-type="float" office:value="87.06683" calcext:value-type="float">
            <text:p>87.06683</text:p>
          </table:table-cell>
          <table:table-cell office:value-type="float" office:value="88.53067" calcext:value-type="float">
            <text:p>88.53067</text:p>
          </table:table-cell>
          <table:table-cell table:number-columns-repeated="5"/>
        </table:table-row>
        <table:table-row table:style-name="ro1">
          <table:table-cell table:formula="of:=[.A209]+0.5/24" office:value-type="date" office:date-value="2016-07-04T07:30:00" calcext:value-type="date">
            <text:p>2016-07-04T07:30:00</text:p>
          </table:table-cell>
          <table:table-cell office:value-type="float" office:value="103.5" calcext:value-type="float">
            <text:p>103.5</text:p>
          </table:table-cell>
          <table:table-cell office:value-type="float" office:value="1.1200184" calcext:value-type="float">
            <text:p>1.1200184</text:p>
          </table:table-cell>
          <table:table-cell office:value-type="float" office:value="0.4002207" calcext:value-type="float">
            <text:p>0.4002207</text:p>
          </table:table-cell>
          <table:table-cell office:value-type="float" office:value="0.5005674" calcext:value-type="float">
            <text:p>0.5005674</text:p>
          </table:table-cell>
          <table:table-cell office:value-type="float" office:value="70.30725" calcext:value-type="float">
            <text:p>70.30725</text:p>
          </table:table-cell>
          <table:table-cell office:value-type="float" office:value="86.82092" calcext:value-type="float">
            <text:p>86.82092</text:p>
          </table:table-cell>
          <table:table-cell office:value-type="float" office:value="86.18524" calcext:value-type="float">
            <text:p>86.18524</text:p>
          </table:table-cell>
          <table:table-cell table:number-columns-repeated="5"/>
        </table:table-row>
        <table:table-row table:style-name="ro1">
          <table:table-cell table:formula="of:=[.A210]+0.5/24" office:value-type="date" office:date-value="2016-07-04T08:00:00" calcext:value-type="date">
            <text:p>2016-07-04T08:00:00</text:p>
          </table:table-cell>
          <table:table-cell office:value-type="float" office:value="104" calcext:value-type="float">
            <text:p>104</text:p>
          </table:table-cell>
          <table:table-cell office:value-type="float" office:value="1.5416007" calcext:value-type="float">
            <text:p>1.5416007</text:p>
          </table:table-cell>
          <table:table-cell office:value-type="float" office:value="0.32210416" calcext:value-type="float">
            <text:p>0.32210416</text:p>
          </table:table-cell>
          <table:table-cell office:value-type="float" office:value="0.44523153" calcext:value-type="float">
            <text:p>0.44523153</text:p>
          </table:table-cell>
          <table:table-cell office:value-type="float" office:value="73.26007" calcext:value-type="float">
            <text:p>73.26007</text:p>
          </table:table-cell>
          <table:table-cell office:value-type="float" office:value="88.02484" calcext:value-type="float">
            <text:p>88.02484</text:p>
          </table:table-cell>
          <table:table-cell office:value-type="float" office:value="85.70831" calcext:value-type="float">
            <text:p>85.70831</text:p>
          </table:table-cell>
          <table:table-cell table:number-columns-repeated="5"/>
        </table:table-row>
        <table:table-row table:style-name="ro1">
          <table:table-cell table:formula="of:=[.A211]+0.5/24" office:value-type="date" office:date-value="2016-07-04T08:30:00" calcext:value-type="date">
            <text:p>2016-07-04T08:30:00</text:p>
          </table:table-cell>
          <table:table-cell office:value-type="float" office:value="104.5" calcext:value-type="float">
            <text:p>104.5</text:p>
          </table:table-cell>
          <table:table-cell office:value-type="float" office:value="1.9659797" calcext:value-type="float">
            <text:p>1.9659797</text:p>
          </table:table-cell>
          <table:table-cell office:value-type="float" office:value="0.1109438" calcext:value-type="float">
            <text:p>0.1109438</text:p>
          </table:table-cell>
          <table:table-cell office:value-type="float" office:value="0.27007598" calcext:value-type="float">
            <text:p>0.27007598</text:p>
          </table:table-cell>
          <table:table-cell office:value-type="float" office:value="72.58832" calcext:value-type="float">
            <text:p>72.58832</text:p>
          </table:table-cell>
          <table:table-cell office:value-type="float" office:value="89.98276" calcext:value-type="float">
            <text:p>89.98276</text:p>
          </table:table-cell>
          <table:table-cell office:value-type="float" office:value="80.53644" calcext:value-type="float">
            <text:p>80.53644</text:p>
          </table:table-cell>
          <table:table-cell table:number-columns-repeated="5"/>
        </table:table-row>
        <table:table-row table:style-name="ro1">
          <table:table-cell table:formula="of:=[.A212]+0.5/24" office:value-type="date" office:date-value="2016-07-04T09:00:00" calcext:value-type="date">
            <text:p>2016-07-04T09:00:00</text:p>
          </table:table-cell>
          <table:table-cell office:value-type="float" office:value="105" calcext:value-type="float">
            <text:p>105</text:p>
          </table:table-cell>
          <table:table-cell office:value-type="float" office:value="2.1626458" calcext:value-type="float">
            <text:p>2.1626458</text:p>
          </table:table-cell>
          <table:table-cell office:value-type="float" office:value="0.17798689" calcext:value-type="float">
            <text:p>0.17798689</text:p>
          </table:table-cell>
          <table:table-cell office:value-type="float" office:value="0.024797767" calcext:value-type="float">
            <text:p>0.024797767</text:p>
          </table:table-cell>
          <table:table-cell office:value-type="float" office:value="72.681946" calcext:value-type="float">
            <text:p>72.681946</text:p>
          </table:table-cell>
          <table:table-cell office:value-type="float" office:value="273.56808" calcext:value-type="float">
            <text:p>273.56808</text:p>
          </table:table-cell>
          <table:table-cell office:value-type="float" office:value="26.536469" calcext:value-type="float">
            <text:p>26.536469</text:p>
          </table:table-cell>
          <table:table-cell table:number-columns-repeated="5"/>
        </table:table-row>
        <table:table-row table:style-name="ro1">
          <table:table-cell table:style-name="ce5" table:formula="of:=[.A213]+0.5/24" office:value-type="date" office:date-value="2016-07-04T09:30:00" calcext:value-type="date">
            <text:p>2016-07-04T09:30:00</text:p>
          </table:table-cell>
          <table:table-cell table:style-name="ce11" office:value-type="float" office:value="105.5" calcext:value-type="float">
            <text:p>105.5</text:p>
          </table:table-cell>
          <table:table-cell table:style-name="ce15" office:value-type="float" office:value="2.3274188" calcext:value-type="float">
            <text:p>2.3274188</text:p>
          </table:table-cell>
          <table:table-cell table:style-name="ce11" office:value-type="float" office:value="0.3669734" calcext:value-type="float">
            <text:p>0.3669734</text:p>
          </table:table-cell>
          <table:table-cell table:style-name="ce11" office:value-type="float" office:value="0.21206877" calcext:value-type="float">
            <text:p>0.21206877</text:p>
          </table:table-cell>
          <table:table-cell office:value-type="float" office:value="70.78699" calcext:value-type="float">
            <text:p>70.78699</text:p>
          </table:table-cell>
          <table:table-cell office:value-type="float" office:value="273.46756" calcext:value-type="float">
            <text:p>273.46756</text:p>
          </table:table-cell>
          <table:table-cell office:value-type="float" office:value="263.9974" calcext:value-type="float">
            <text:p>263.9974</text:p>
          </table:table-cell>
          <table:table-cell table:number-columns-repeated="5"/>
        </table:table-row>
        <table:table-row table:style-name="ro1">
          <table:table-cell table:formula="of:=[.A214]+0.5/24" office:value-type="date" office:date-value="2016-07-04T10:00:00" calcext:value-type="date">
            <text:p>2016-07-04T10:00:00</text:p>
          </table:table-cell>
          <table:table-cell office:value-type="float" office:value="106" calcext:value-type="float">
            <text:p>106</text:p>
          </table:table-cell>
          <table:table-cell office:value-type="float" office:value="2.3169265" calcext:value-type="float">
            <text:p>2.3169265</text:p>
          </table:table-cell>
          <table:table-cell office:value-type="float" office:value="0.43347183" calcext:value-type="float">
            <text:p>0.43347183</text:p>
          </table:table-cell>
          <table:table-cell office:value-type="float" office:value="0.346946" calcext:value-type="float">
            <text:p>0.346946</text:p>
          </table:table-cell>
          <table:table-cell office:value-type="float" office:value="70.696106" calcext:value-type="float">
            <text:p>70.696106</text:p>
          </table:table-cell>
          <table:table-cell office:value-type="float" office:value="272.93726" calcext:value-type="float">
            <text:p>272.93726</text:p>
          </table:table-cell>
          <table:table-cell office:value-type="float" office:value="262.65125" calcext:value-type="float">
            <text:p>262.65125</text:p>
          </table:table-cell>
          <table:table-cell table:number-columns-repeated="5"/>
        </table:table-row>
        <table:table-row table:style-name="ro1">
          <table:table-cell table:formula="of:=[.A215]+0.5/24" office:value-type="date" office:date-value="2016-07-04T10:30:00" calcext:value-type="date">
            <text:p>2016-07-04T10:30:00</text:p>
          </table:table-cell>
          <table:table-cell office:value-type="float" office:value="106.5" calcext:value-type="float">
            <text:p>106.5</text:p>
          </table:table-cell>
          <table:table-cell office:value-type="float" office:value="2.2363389" calcext:value-type="float">
            <text:p>2.2363389</text:p>
          </table:table-cell>
          <table:table-cell office:value-type="float" office:value="0.30479318" calcext:value-type="float">
            <text:p>0.30479318</text:p>
          </table:table-cell>
          <table:table-cell office:value-type="float" office:value="0.4352145" calcext:value-type="float">
            <text:p>0.4352145</text:p>
          </table:table-cell>
          <table:table-cell office:value-type="float" office:value="70.575806" calcext:value-type="float">
            <text:p>70.575806</text:p>
          </table:table-cell>
          <table:table-cell office:value-type="float" office:value="280.48828" calcext:value-type="float">
            <text:p>280.48828</text:p>
          </table:table-cell>
          <table:table-cell office:value-type="float" office:value="264.14038" calcext:value-type="float">
            <text:p>264.14038</text:p>
          </table:table-cell>
          <table:table-cell table:number-columns-repeated="5"/>
        </table:table-row>
        <table:table-row table:style-name="ro1">
          <table:table-cell table:formula="of:=[.A216]+0.5/24" office:value-type="date" office:date-value="2016-07-04T11:00:00" calcext:value-type="date">
            <text:p>2016-07-04T11:00:00</text:p>
          </table:table-cell>
          <table:table-cell office:value-type="float" office:value="107" calcext:value-type="float">
            <text:p>107</text:p>
          </table:table-cell>
          <table:table-cell office:value-type="float" office:value="2.0959656" calcext:value-type="float">
            <text:p>2.0959656</text:p>
          </table:table-cell>
          <table:table-cell office:value-type="float" office:value="0.15582643" calcext:value-type="float">
            <text:p>0.15582643</text:p>
          </table:table-cell>
          <table:table-cell office:value-type="float" office:value="0.4452515" calcext:value-type="float">
            <text:p>0.4452515</text:p>
          </table:table-cell>
          <table:table-cell office:value-type="float" office:value="70.50943" calcext:value-type="float">
            <text:p>70.50943</text:p>
          </table:table-cell>
          <table:table-cell office:value-type="float" office:value="274.1034" calcext:value-type="float">
            <text:p>274.1034</text:p>
          </table:table-cell>
          <table:table-cell office:value-type="float" office:value="265.70517" calcext:value-type="float">
            <text:p>265.70517</text:p>
          </table:table-cell>
          <table:table-cell table:number-columns-repeated="5"/>
        </table:table-row>
        <table:table-row table:style-name="ro1">
          <table:table-cell table:formula="of:=[.A217]+0.5/24" office:value-type="date" office:date-value="2016-07-04T11:30:00" calcext:value-type="date">
            <text:p>2016-07-04T11:30:00</text:p>
          </table:table-cell>
          <table:table-cell office:value-type="float" office:value="107.5" calcext:value-type="float">
            <text:p>107.5</text:p>
          </table:table-cell>
          <table:table-cell office:value-type="float" office:value="1.9099936" calcext:value-type="float">
            <text:p>1.9099936</text:p>
          </table:table-cell>
          <table:table-cell office:value-type="float" office:value="0.13502333" calcext:value-type="float">
            <text:p>0.13502333</text:p>
          </table:table-cell>
          <table:table-cell office:value-type="float" office:value="0.4341992" calcext:value-type="float">
            <text:p>0.4341992</text:p>
          </table:table-cell>
          <table:table-cell office:value-type="float" office:value="70.30115" calcext:value-type="float">
            <text:p>70.30115</text:p>
          </table:table-cell>
          <table:table-cell office:value-type="float" office:value="279.47668" calcext:value-type="float">
            <text:p>279.47668</text:p>
          </table:table-cell>
          <table:table-cell office:value-type="float" office:value="265.60812" calcext:value-type="float">
            <text:p>265.60812</text:p>
          </table:table-cell>
          <table:table-cell table:number-columns-repeated="5"/>
        </table:table-row>
        <table:table-row table:style-name="ro1">
          <table:table-cell table:formula="of:=[.A218]+0.5/24" office:value-type="date" office:date-value="2016-07-04T12:00:00" calcext:value-type="date">
            <text:p>2016-07-04T12:00:00</text:p>
          </table:table-cell>
          <table:table-cell office:value-type="float" office:value="108" calcext:value-type="float">
            <text:p>108</text:p>
          </table:table-cell>
          <table:table-cell office:value-type="float" office:value="1.6539359" calcext:value-type="float">
            <text:p>1.6539359</text:p>
          </table:table-cell>
          <table:table-cell office:value-type="float" office:value="0.113209635" calcext:value-type="float">
            <text:p>0.113209635</text:p>
          </table:table-cell>
          <table:table-cell office:value-type="float" office:value="0.4009612" calcext:value-type="float">
            <text:p>0.4009612</text:p>
          </table:table-cell>
          <table:table-cell office:value-type="float" office:value="69.98401" calcext:value-type="float">
            <text:p>69.98401</text:p>
          </table:table-cell>
          <table:table-cell office:value-type="float" office:value="281.32385" calcext:value-type="float">
            <text:p>281.32385</text:p>
          </table:table-cell>
          <table:table-cell office:value-type="float" office:value="265.24298" calcext:value-type="float">
            <text:p>265.24298</text:p>
          </table:table-cell>
          <table:table-cell table:number-columns-repeated="5"/>
        </table:table-row>
        <table:table-row table:style-name="ro1">
          <table:table-cell table:formula="of:=[.A219]+0.5/24" office:value-type="date" office:date-value="2016-07-04T12:30:00" calcext:value-type="date">
            <text:p>2016-07-04T12:30:00</text:p>
          </table:table-cell>
          <table:table-cell office:value-type="float" office:value="108.5" calcext:value-type="float">
            <text:p>108.5</text:p>
          </table:table-cell>
          <table:table-cell office:value-type="float" office:value="1.3667268" calcext:value-type="float">
            <text:p>1.3667268</text:p>
          </table:table-cell>
          <table:table-cell office:value-type="float" office:value="0.08454394" calcext:value-type="float">
            <text:p>0.08454394</text:p>
          </table:table-cell>
          <table:table-cell office:value-type="float" office:value="0.32267052" calcext:value-type="float">
            <text:p>0.32267052</text:p>
          </table:table-cell>
          <table:table-cell office:value-type="float" office:value="69.06268" calcext:value-type="float">
            <text:p>69.06268</text:p>
          </table:table-cell>
          <table:table-cell office:value-type="float" office:value="293.20825" calcext:value-type="float">
            <text:p>293.20825</text:p>
          </table:table-cell>
          <table:table-cell office:value-type="float" office:value="266.05035" calcext:value-type="float">
            <text:p>266.05035</text:p>
          </table:table-cell>
          <table:table-cell table:number-columns-repeated="5"/>
        </table:table-row>
        <table:table-row table:style-name="ro1">
          <table:table-cell table:formula="of:=[.A220]+0.5/24" office:value-type="date" office:date-value="2016-07-04T13:00:00" calcext:value-type="date">
            <text:p>2016-07-04T13:00:00</text:p>
          </table:table-cell>
          <table:table-cell office:value-type="float" office:value="109" calcext:value-type="float">
            <text:p>109</text:p>
          </table:table-cell>
          <table:table-cell office:value-type="float" office:value="1.004241" calcext:value-type="float">
            <text:p>1.004241</text:p>
          </table:table-cell>
          <table:table-cell office:value-type="float" office:value="0.039986305" calcext:value-type="float">
            <text:p>0.039986305</text:p>
          </table:table-cell>
          <table:table-cell office:value-type="float" office:value="0.31159848" calcext:value-type="float">
            <text:p>0.31159848</text:p>
          </table:table-cell>
          <table:table-cell office:value-type="float" office:value="66.5517" calcext:value-type="float">
            <text:p>66.5517</text:p>
          </table:table-cell>
          <table:table-cell office:value-type="float" office:value="303.66733" calcext:value-type="float">
            <text:p>303.66733</text:p>
          </table:table-cell>
          <table:table-cell office:value-type="float" office:value="265.91348" calcext:value-type="float">
            <text:p>265.91348</text:p>
          </table:table-cell>
          <table:table-cell table:number-columns-repeated="5"/>
        </table:table-row>
        <table:table-row table:style-name="ro1">
          <table:table-cell table:formula="of:=[.A221]+0.5/24" office:value-type="date" office:date-value="2016-07-04T13:30:00" calcext:value-type="date">
            <text:p>2016-07-04T13:30:00</text:p>
          </table:table-cell>
          <table:table-cell office:value-type="float" office:value="109.5" calcext:value-type="float">
            <text:p>109.5</text:p>
          </table:table-cell>
          <table:table-cell office:value-type="float" office:value="0.5962093" calcext:value-type="float">
            <text:p>0.5962093</text:p>
          </table:table-cell>
          <table:table-cell office:value-type="float" office:value="0.024831468" calcext:value-type="float">
            <text:p>0.024831468</text:p>
          </table:table-cell>
          <table:table-cell office:value-type="float" office:value="0.27843073" calcext:value-type="float">
            <text:p>0.27843073</text:p>
          </table:table-cell>
          <table:table-cell office:value-type="float" office:value="61.050568" calcext:value-type="float">
            <text:p>61.050568</text:p>
          </table:table-cell>
          <table:table-cell office:value-type="float" office:value="333.3818" calcext:value-type="float">
            <text:p>333.3818</text:p>
          </table:table-cell>
          <table:table-cell office:value-type="float" office:value="265.4261" calcext:value-type="float">
            <text:p>265.4261</text:p>
          </table:table-cell>
          <table:table-cell table:number-columns-repeated="5"/>
        </table:table-row>
        <table:table-row table:style-name="ro1">
          <table:table-cell table:formula="of:=[.A222]+0.5/24" office:value-type="date" office:date-value="2016-07-04T14:00:00" calcext:value-type="date">
            <text:p>2016-07-04T14:00:00</text:p>
          </table:table-cell>
          <table:table-cell office:value-type="float" office:value="110" calcext:value-type="float">
            <text:p>110</text:p>
          </table:table-cell>
          <table:table-cell office:value-type="float" office:value="0.14931935" calcext:value-type="float">
            <text:p>0.14931935</text:p>
          </table:table-cell>
          <table:table-cell office:value-type="float" office:value="0.015688097" calcext:value-type="float">
            <text:p>0.015688097</text:p>
          </table:table-cell>
          <table:table-cell office:value-type="float" office:value="0.18902226" calcext:value-type="float">
            <text:p>0.18902226</text:p>
          </table:table-cell>
          <table:table-cell office:value-type="float" office:value="41.981506" calcext:value-type="float">
            <text:p>41.981506</text:p>
          </table:table-cell>
          <table:table-cell office:value-type="float" office:value="44.891632" calcext:value-type="float">
            <text:p>44.891632</text:p>
          </table:table-cell>
          <table:table-cell office:value-type="float" office:value="266.63266" calcext:value-type="float">
            <text:p>266.63266</text:p>
          </table:table-cell>
          <table:table-cell table:number-columns-repeated="5"/>
        </table:table-row>
        <table:table-row table:style-name="ro1">
          <table:table-cell table:formula="of:=[.A223]+0.5/24" office:value-type="date" office:date-value="2016-07-04T14:30:00" calcext:value-type="date">
            <text:p>2016-07-04T14:30:00</text:p>
          </table:table-cell>
          <table:table-cell office:value-type="float" office:value="110.5" calcext:value-type="float">
            <text:p>110.5</text:p>
          </table:table-cell>
          <table:table-cell office:value-type="float" office:value="0.63816243" calcext:value-type="float">
            <text:p>0.63816243</text:p>
          </table:table-cell>
          <table:table-cell office:value-type="float" office:value="0.015735867" calcext:value-type="float">
            <text:p>0.015735867</text:p>
          </table:table-cell>
          <table:table-cell office:value-type="float" office:value="0.03139308" calcext:value-type="float">
            <text:p>0.03139308</text:p>
          </table:table-cell>
          <table:table-cell office:value-type="float" office:value="220.06029" calcext:value-type="float">
            <text:p>220.06029</text:p>
          </table:table-cell>
          <table:table-cell office:value-type="float" office:value="224.96347" calcext:value-type="float">
            <text:p>224.96347</text:p>
          </table:table-cell>
          <table:table-cell office:value-type="float" office:value="45.01831" calcext:value-type="float">
            <text:p>45.01831</text:p>
          </table:table-cell>
          <table:table-cell table:number-columns-repeated="5"/>
        </table:table-row>
        <table:table-row table:style-name="ro1">
          <table:table-cell table:formula="of:=[.A224]+0.5/24" office:value-type="date" office:date-value="2016-07-04T15:00:00" calcext:value-type="date">
            <text:p>2016-07-04T15:00:00</text:p>
          </table:table-cell>
          <table:table-cell office:value-type="float" office:value="111" calcext:value-type="float">
            <text:p>111</text:p>
          </table:table-cell>
          <table:table-cell office:value-type="float" office:value="1.0284144" calcext:value-type="float">
            <text:p>1.0284144</text:p>
          </table:table-cell>
          <table:table-cell office:value-type="float" office:value="0.07852087" calcext:value-type="float">
            <text:p>0.07852087</text:p>
          </table:table-cell>
          <table:table-cell office:value-type="float" office:value="0.049663782" calcext:value-type="float">
            <text:p>0.049663782</text:p>
          </table:table-cell>
          <table:table-cell office:value-type="float" office:value="256.2617" calcext:value-type="float">
            <text:p>256.2617</text:p>
          </table:table-cell>
          <table:table-cell office:value-type="float" office:value="278.15265" calcext:value-type="float">
            <text:p>278.15265</text:p>
          </table:table-cell>
          <table:table-cell office:value-type="float" office:value="63.39215" calcext:value-type="float">
            <text:p>63.39215</text:p>
          </table:table-cell>
          <table:table-cell table:number-columns-repeated="5"/>
        </table:table-row>
        <table:table-row table:style-name="ro1">
          <table:table-cell table:formula="of:=[.A225]+0.5/24" office:value-type="date" office:date-value="2016-07-04T15:30:00" calcext:value-type="date">
            <text:p>2016-07-04T15:30:00</text:p>
          </table:table-cell>
          <table:table-cell office:value-type="float" office:value="111.5" calcext:value-type="float">
            <text:p>111.5</text:p>
          </table:table-cell>
          <table:table-cell office:value-type="float" office:value="1.4955647" calcext:value-type="float">
            <text:p>1.4955647</text:p>
          </table:table-cell>
          <table:table-cell office:value-type="float" office:value="0.024769617" calcext:value-type="float">
            <text:p>0.024769617</text:p>
          </table:table-cell>
          <table:table-cell office:value-type="float" office:value="0.04000856" calcext:value-type="float">
            <text:p>0.04000856</text:p>
          </table:table-cell>
          <table:table-cell office:value-type="float" office:value="250.48766" calcext:value-type="float">
            <text:p>250.48766</text:p>
          </table:table-cell>
          <table:table-cell office:value-type="float" office:value="63.411255" calcext:value-type="float">
            <text:p>63.411255</text:p>
          </table:table-cell>
          <table:table-cell office:value-type="float" office:value="123.76924" calcext:value-type="float">
            <text:p>123.76924</text:p>
          </table:table-cell>
          <table:table-cell table:number-columns-repeated="5"/>
        </table:table-row>
        <table:table-row table:style-name="ro1">
          <table:table-cell table:formula="of:=[.A226]+0.5/24" office:value-type="date" office:date-value="2016-07-04T16:00:00" calcext:value-type="date">
            <text:p>2016-07-04T16:00:00</text:p>
          </table:table-cell>
          <table:table-cell office:value-type="float" office:value="112" calcext:value-type="float">
            <text:p>112</text:p>
          </table:table-cell>
          <table:table-cell office:value-type="float" office:value="1.7659296" calcext:value-type="float">
            <text:p>1.7659296</text:p>
          </table:table-cell>
          <table:table-cell office:value-type="float" office:value="0.15538311" calcext:value-type="float">
            <text:p>0.15538311</text:p>
          </table:table-cell>
          <table:table-cell office:value-type="float" office:value="0.4160801" calcext:value-type="float">
            <text:p>0.4160801</text:p>
          </table:table-cell>
          <table:table-cell office:value-type="float" office:value="250.54018" calcext:value-type="float">
            <text:p>250.54018</text:p>
          </table:table-cell>
          <table:table-cell office:value-type="float" office:value="89.99786" calcext:value-type="float">
            <text:p>89.99786</text:p>
          </table:table-cell>
          <table:table-cell office:value-type="float" office:value="260.7916" calcext:value-type="float">
            <text:p>260.7916</text:p>
          </table:table-cell>
          <table:table-cell table:number-columns-repeated="5"/>
        </table:table-row>
        <table:table-row table:style-name="ro1">
          <table:table-cell table:formula="of:=[.A227]+0.5/24" office:value-type="date" office:date-value="2016-07-04T16:30:00" calcext:value-type="date">
            <text:p>2016-07-04T16:30:00</text:p>
          </table:table-cell>
          <table:table-cell office:value-type="float" office:value="112.5" calcext:value-type="float">
            <text:p>112.5</text:p>
          </table:table-cell>
          <table:table-cell office:value-type="float" office:value="1.8890644" calcext:value-type="float">
            <text:p>1.8890644</text:p>
          </table:table-cell>
          <table:table-cell office:value-type="float" office:value="0.16983064" calcext:value-type="float">
            <text:p>0.16983064</text:p>
          </table:table-cell>
          <table:table-cell office:value-type="float" office:value="0.3446189" calcext:value-type="float">
            <text:p>0.3446189</text:p>
          </table:table-cell>
          <table:table-cell office:value-type="float" office:value="250.07355" calcext:value-type="float">
            <text:p>250.07355</text:p>
          </table:table-cell>
          <table:table-cell office:value-type="float" office:value="101.30226" calcext:value-type="float">
            <text:p>101.30226</text:p>
          </table:table-cell>
          <table:table-cell office:value-type="float" office:value="255.0633" calcext:value-type="float">
            <text:p>255.0633</text:p>
          </table:table-cell>
          <table:table-cell table:number-columns-repeated="5"/>
        </table:table-row>
        <table:table-row table:style-name="ro1">
          <table:table-cell table:style-name="ce5" table:formula="of:=[.A228]+0.5/24" office:value-type="date" office:date-value="2016-07-04T17:00:00" calcext:value-type="date">
            <text:p>2016-07-04T17:00: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.909989" calcext:value-type="float">
            <text:p>1.909989</text:p>
          </table:table-cell>
          <table:table-cell table:style-name="ce11" office:value-type="float" office:value="0.20014396" calcext:value-type="float">
            <text:p>0.20014396</text:p>
          </table:table-cell>
          <table:table-cell table:style-name="ce11" office:value-type="float" office:value="0.115914434" calcext:value-type="float">
            <text:p>0.115914434</text:p>
          </table:table-cell>
          <table:table-cell office:value-type="float" office:value="250.30121" calcext:value-type="float">
            <text:p>250.30121</text:p>
          </table:table-cell>
          <table:table-cell office:value-type="float" office:value="93.18497" calcext:value-type="float">
            <text:p>93.18497</text:p>
          </table:table-cell>
          <table:table-cell office:value-type="float" office:value="253.28586" calcext:value-type="float">
            <text:p>253.28586</text:p>
          </table:table-cell>
          <table:table-cell table:number-columns-repeated="5"/>
        </table:table-row>
        <table:table-row table:style-name="ro1">
          <table:table-cell table:formula="of:=[.A229]+0.5/24" office:value-type="date" office:date-value="2016-07-04T17:30:00" calcext:value-type="date">
            <text:p>2016-07-04T17:30:00</text:p>
          </table:table-cell>
          <table:table-cell office:value-type="float" office:value="113.5" calcext:value-type="float">
            <text:p>113.5</text:p>
          </table:table-cell>
          <table:table-cell office:value-type="float" office:value="1.8436013" calcext:value-type="float">
            <text:p>1.8436013</text:p>
          </table:table-cell>
          <table:table-cell office:value-type="float" office:value="0.17794597" calcext:value-type="float">
            <text:p>0.17794597</text:p>
          </table:table-cell>
          <table:table-cell office:value-type="float" office:value="0.20014371" calcext:value-type="float">
            <text:p>0.20014371</text:p>
          </table:table-cell>
          <table:table-cell office:value-type="float" office:value="249.92918" calcext:value-type="float">
            <text:p>249.92918</text:p>
          </table:table-cell>
          <table:table-cell office:value-type="float" office:value="93.55907" calcext:value-type="float">
            <text:p>93.55907</text:p>
          </table:table-cell>
          <table:table-cell office:value-type="float" office:value="266.8361" calcext:value-type="float">
            <text:p>266.8361</text:p>
          </table:table-cell>
          <table:table-cell table:number-columns-repeated="5"/>
        </table:table-row>
        <table:table-row table:style-name="ro1">
          <table:table-cell table:formula="of:=[.A230]+0.5/24" office:value-type="date" office:date-value="2016-07-04T18:00:00" calcext:value-type="date">
            <text:p>2016-07-04T18:00:00</text:p>
          </table:table-cell>
          <table:table-cell office:value-type="float" office:value="114" calcext:value-type="float">
            <text:p>114</text:p>
          </table:table-cell>
          <table:table-cell office:value-type="float" office:value="1.7136654" calcext:value-type="float">
            <text:p>1.7136654</text:p>
          </table:table-cell>
          <table:table-cell office:value-type="float" office:value="0.11153801" calcext:value-type="float">
            <text:p>0.11153801</text:p>
          </table:table-cell>
          <table:table-cell office:value-type="float" office:value="0.09156381" calcext:value-type="float">
            <text:p>0.09156381</text:p>
          </table:table-cell>
          <table:table-cell office:value-type="float" office:value="249.92319" calcext:value-type="float">
            <text:p>249.92319</text:p>
          </table:table-cell>
          <table:table-cell office:value-type="float" office:value="95.68916" calcext:value-type="float">
            <text:p>95.68916</text:p>
          </table:table-cell>
          <table:table-cell office:value-type="float" office:value="255.99097" calcext:value-type="float">
            <text:p>255.99097</text:p>
          </table:table-cell>
          <table:table-cell table:number-columns-repeated="5"/>
        </table:table-row>
        <table:table-row table:style-name="ro1">
          <table:table-cell table:formula="of:=[.A231]+0.5/24" office:value-type="date" office:date-value="2016-07-04T18:30:00" calcext:value-type="date">
            <text:p>2016-07-04T18:30:00</text:p>
          </table:table-cell>
          <table:table-cell office:value-type="float" office:value="114.5" calcext:value-type="float">
            <text:p>114.5</text:p>
          </table:table-cell>
          <table:table-cell office:value-type="float" office:value="1.5240102" calcext:value-type="float">
            <text:p>1.5240102</text:p>
          </table:table-cell>
          <table:table-cell office:value-type="float" office:value="0.09986151" calcext:value-type="float">
            <text:p>0.09986151</text:p>
          </table:table-cell>
          <table:table-cell office:value-type="float" office:value="0.08003876" calcext:value-type="float">
            <text:p>0.08003876</text:p>
          </table:table-cell>
          <table:table-cell office:value-type="float" office:value="249.98206" calcext:value-type="float">
            <text:p>249.98206</text:p>
          </table:table-cell>
          <table:table-cell office:value-type="float" office:value="90.01341" calcext:value-type="float">
            <text:p>90.01341</text:p>
          </table:table-cell>
          <table:table-cell office:value-type="float" office:value="123.68869" calcext:value-type="float">
            <text:p>123.68869</text:p>
          </table:table-cell>
          <table:table-cell table:number-columns-repeated="5"/>
        </table:table-row>
        <table:table-row table:style-name="ro1">
          <table:table-cell table:formula="of:=[.A232]+0.5/24" office:value-type="date" office:date-value="2016-07-04T19:00:00" calcext:value-type="date">
            <text:p>2016-07-04T19:00:00</text:p>
          </table:table-cell>
          <table:table-cell office:value-type="float" office:value="115" calcext:value-type="float">
            <text:p>115</text:p>
          </table:table-cell>
          <table:table-cell office:value-type="float" office:value="1.2655838" calcext:value-type="float">
            <text:p>1.2655838</text:p>
          </table:table-cell>
          <table:table-cell office:value-type="float" office:value="0.0888561" calcext:value-type="float">
            <text:p>0.0888561</text:p>
          </table:table-cell>
          <table:table-cell office:value-type="float" office:value="0.15584326" calcext:value-type="float">
            <text:p>0.15584326</text:p>
          </table:table-cell>
          <table:table-cell office:value-type="float" office:value="248.38474" calcext:value-type="float">
            <text:p>248.38474</text:p>
          </table:table-cell>
          <table:table-cell office:value-type="float" office:value="90.01257" calcext:value-type="float">
            <text:p>90.01257</text:p>
          </table:table-cell>
          <table:table-cell office:value-type="float" office:value="94.094666" calcext:value-type="float">
            <text:p>94.094666</text:p>
          </table:table-cell>
          <table:table-cell table:number-columns-repeated="5"/>
        </table:table-row>
        <table:table-row table:style-name="ro1">
          <table:table-cell table:formula="of:=[.A233]+0.5/24" office:value-type="date" office:date-value="2016-07-04T19:30:00" calcext:value-type="date">
            <text:p>2016-07-04T19:30:00</text:p>
          </table:table-cell>
          <table:table-cell office:value-type="float" office:value="115.5" calcext:value-type="float">
            <text:p>115.5</text:p>
          </table:table-cell>
          <table:table-cell office:value-type="float" office:value="0.93581414" calcext:value-type="float">
            <text:p>0.93581414</text:p>
          </table:table-cell>
          <table:table-cell office:value-type="float" office:value="0.11102867" calcext:value-type="float">
            <text:p>0.11102867</text:p>
          </table:table-cell>
          <table:table-cell office:value-type="float" office:value="0.14472064" calcext:value-type="float">
            <text:p>0.14472064</text:p>
          </table:table-cell>
          <table:table-cell office:value-type="float" office:value="247.69252" calcext:value-type="float">
            <text:p>247.69252</text:p>
          </table:table-cell>
          <table:table-cell office:value-type="float" office:value="89.99429" calcext:value-type="float">
            <text:p>89.99429</text:p>
          </table:table-cell>
          <table:table-cell office:value-type="float" office:value="85.59338" calcext:value-type="float">
            <text:p>85.59338</text:p>
          </table:table-cell>
          <table:table-cell table:number-columns-repeated="5"/>
        </table:table-row>
        <table:table-row table:style-name="ro1">
          <table:table-cell table:formula="of:=[.A234]+0.5/24" office:value-type="date" office:date-value="2016-07-04T20:00:00" calcext:value-type="date">
            <text:p>2016-07-04T20:00:00</text:p>
          </table:table-cell>
          <table:table-cell office:value-type="float" office:value="116" calcext:value-type="float">
            <text:p>116</text:p>
          </table:table-cell>
          <table:table-cell office:value-type="float" office:value="0.55599463" calcext:value-type="float">
            <text:p>0.55599463</text:p>
          </table:table-cell>
          <table:table-cell office:value-type="float" office:value="0.16648442" calcext:value-type="float">
            <text:p>0.16648442</text:p>
          </table:table-cell>
          <table:table-cell office:value-type="float" office:value="0.15580383" calcext:value-type="float">
            <text:p>0.15580383</text:p>
          </table:table-cell>
          <table:table-cell office:value-type="float" office:value="243.9474" calcext:value-type="float">
            <text:p>243.9474</text:p>
          </table:table-cell>
          <table:table-cell office:value-type="float" office:value="89.996216" calcext:value-type="float">
            <text:p>89.996216</text:p>
          </table:table-cell>
          <table:table-cell office:value-type="float" office:value="85.90741" calcext:value-type="float">
            <text:p>85.90741</text:p>
          </table:table-cell>
          <table:table-cell table:number-columns-repeated="5"/>
        </table:table-row>
        <table:table-row table:style-name="ro1">
          <table:table-cell table:formula="of:=[.A235]+0.5/24" office:value-type="date" office:date-value="2016-07-04T20:30:00" calcext:value-type="date">
            <text:p>2016-07-04T20:30:00</text:p>
          </table:table-cell>
          <table:table-cell office:value-type="float" office:value="116.5" calcext:value-type="float">
            <text:p>116.5</text:p>
          </table:table-cell>
          <table:table-cell office:value-type="float" office:value="0.20464133" calcext:value-type="float">
            <text:p>0.20464133</text:p>
          </table:table-cell>
          <table:table-cell office:value-type="float" office:value="0.26642025" calcext:value-type="float">
            <text:p>0.26642025</text:p>
          </table:table-cell>
          <table:table-cell office:value-type="float" office:value="0.21087825" calcext:value-type="float">
            <text:p>0.21087825</text:p>
          </table:table-cell>
          <table:table-cell office:value-type="float" office:value="220.6006" calcext:value-type="float">
            <text:p>220.6006</text:p>
          </table:table-cell>
          <table:table-cell office:value-type="float" office:value="90.00258" calcext:value-type="float">
            <text:p>90.00258</text:p>
          </table:table-cell>
          <table:table-cell office:value-type="float" office:value="90.003235" calcext:value-type="float">
            <text:p>90.003235</text:p>
          </table:table-cell>
          <table:table-cell table:number-columns-repeated="5"/>
        </table:table-row>
        <table:table-row table:style-name="ro1">
          <table:table-cell table:formula="of:=[.A236]+0.5/24" office:value-type="date" office:date-value="2016-07-04T21:00:00" calcext:value-type="date">
            <text:p>2016-07-04T21:00:00</text:p>
          </table:table-cell>
          <table:table-cell office:value-type="float" office:value="117" calcext:value-type="float">
            <text:p>117</text:p>
          </table:table-cell>
          <table:table-cell office:value-type="float" office:value="0.17229827" calcext:value-type="float">
            <text:p>0.17229827</text:p>
          </table:table-cell>
          <table:table-cell office:value-type="float" office:value="0.38868284" calcext:value-type="float">
            <text:p>0.38868284</text:p>
          </table:table-cell>
          <table:table-cell office:value-type="float" office:value="0.35537252" calcext:value-type="float">
            <text:p>0.35537252</text:p>
          </table:table-cell>
          <table:table-cell office:value-type="float" office:value="75.0654" calcext:value-type="float">
            <text:p>75.0654</text:p>
          </table:table-cell>
          <table:table-cell office:value-type="float" office:value="88.36212" calcext:value-type="float">
            <text:p>88.36212</text:p>
          </table:table-cell>
          <table:table-cell office:value-type="float" office:value="88.20856" calcext:value-type="float">
            <text:p>88.20856</text:p>
          </table:table-cell>
          <table:table-cell table:number-columns-repeated="5"/>
        </table:table-row>
        <table:table-row table:style-name="ro1">
          <table:table-cell table:formula="of:=[.A237]+0.5/24" office:value-type="date" office:date-value="2016-07-04T21:30:00" calcext:value-type="date">
            <text:p>2016-07-04T21:30:00</text:p>
          </table:table-cell>
          <table:table-cell office:value-type="float" office:value="117.5" calcext:value-type="float">
            <text:p>117.5</text:p>
          </table:table-cell>
          <table:table-cell office:value-type="float" office:value="0.9316717" calcext:value-type="float">
            <text:p>0.9316717</text:p>
          </table:table-cell>
          <table:table-cell office:value-type="float" office:value="0.36646754" calcext:value-type="float">
            <text:p>0.36646754</text:p>
          </table:table-cell>
          <table:table-cell office:value-type="float" office:value="0.43416536" calcext:value-type="float">
            <text:p>0.43416536</text:p>
          </table:table-cell>
          <table:table-cell office:value-type="float" office:value="68.32727" calcext:value-type="float">
            <text:p>68.32727</text:p>
          </table:table-cell>
          <table:table-cell office:value-type="float" office:value="88.26056" calcext:value-type="float">
            <text:p>88.26056</text:p>
          </table:table-cell>
          <table:table-cell office:value-type="float" office:value="85.60388" calcext:value-type="float">
            <text:p>85.60388</text:p>
          </table:table-cell>
          <table:table-cell table:number-columns-repeated="5"/>
        </table:table-row>
        <table:table-row table:style-name="ro1">
          <table:table-cell table:formula="of:=[.A238]+0.5/24" office:value-type="date" office:date-value="2016-07-04T22:00:00" calcext:value-type="date">
            <text:p>2016-07-04T22:00:00</text:p>
          </table:table-cell>
          <table:table-cell office:value-type="float" office:value="118" calcext:value-type="float">
            <text:p>118</text:p>
          </table:table-cell>
          <table:table-cell office:value-type="float" office:value="1.1819282" calcext:value-type="float">
            <text:p>1.1819282</text:p>
          </table:table-cell>
          <table:table-cell office:value-type="float" office:value="0.2666377" calcext:value-type="float">
            <text:p>0.2666377</text:p>
          </table:table-cell>
          <table:table-cell office:value-type="float" office:value="0.3559032" calcext:value-type="float">
            <text:p>0.3559032</text:p>
          </table:table-cell>
          <table:table-cell office:value-type="float" office:value="75.31073" calcext:value-type="float">
            <text:p>75.31073</text:p>
          </table:table-cell>
          <table:table-cell office:value-type="float" office:value="87.60657" calcext:value-type="float">
            <text:p>87.60657</text:p>
          </table:table-cell>
          <table:table-cell office:value-type="float" office:value="86.426575" calcext:value-type="float">
            <text:p>86.426575</text:p>
          </table:table-cell>
          <table:table-cell table:number-columns-repeated="5"/>
        </table:table-row>
        <table:table-row table:style-name="ro1">
          <table:table-cell table:formula="of:=[.A239]+0.5/24" office:value-type="date" office:date-value="2016-07-04T22:30:00" calcext:value-type="date">
            <text:p>2016-07-04T22:30:00</text:p>
          </table:table-cell>
          <table:table-cell office:value-type="float" office:value="118.5" calcext:value-type="float">
            <text:p>118.5</text:p>
          </table:table-cell>
          <table:table-cell office:value-type="float" office:value="1.3375744" calcext:value-type="float">
            <text:p>1.3375744</text:p>
          </table:table-cell>
          <table:table-cell office:value-type="float" office:value="0.15580103" calcext:value-type="float">
            <text:p>0.15580103</text:p>
          </table:table-cell>
          <table:table-cell office:value-type="float" office:value="0.27835348" calcext:value-type="float">
            <text:p>0.27835348</text:p>
          </table:table-cell>
          <table:table-cell office:value-type="float" office:value="72.618286" calcext:value-type="float">
            <text:p>72.618286</text:p>
          </table:table-cell>
          <table:table-cell office:value-type="float" office:value="85.89453" calcext:value-type="float">
            <text:p>85.89453</text:p>
          </table:table-cell>
          <table:table-cell office:value-type="float" office:value="85.437805" calcext:value-type="float">
            <text:p>85.437805</text:p>
          </table:table-cell>
          <table:table-cell table:number-columns-repeated="5"/>
        </table:table-row>
        <table:table-row table:style-name="ro1">
          <table:table-cell table:style-name="ce5" table:formula="of:=[.A240]+0.5/24" office:value-type="date" office:date-value="2016-07-04T23:00:00" calcext:value-type="date">
            <text:p>2016-07-04T23:00:00</text:p>
          </table:table-cell>
          <table:table-cell table:style-name="ce11" office:value-type="float" office:value="119" calcext:value-type="float">
            <text:p>119</text:p>
          </table:table-cell>
          <table:table-cell table:style-name="ce15" office:value-type="float" office:value="1.4040364" calcext:value-type="float">
            <text:p>1.4040364</text:p>
          </table:table-cell>
          <table:table-cell table:style-name="ce11" office:value-type="float" office:value="0.01570157" calcext:value-type="float">
            <text:p>0.01570157</text:p>
          </table:table-cell>
          <table:table-cell table:style-name="ce11" office:value-type="float" office:value="0.11324648" calcext:value-type="float">
            <text:p>0.11324648</text:p>
          </table:table-cell>
          <table:table-cell office:value-type="float" office:value="71.565735" calcext:value-type="float">
            <text:p>71.565735</text:p>
          </table:table-cell>
          <table:table-cell office:value-type="float" office:value="315.07874" calcext:value-type="float">
            <text:p>315.07874</text:p>
          </table:table-cell>
          <table:table-cell office:value-type="float" office:value="78.681335" calcext:value-type="float">
            <text:p>78.681335</text:p>
          </table:table-cell>
          <table:table-cell table:number-columns-repeated="5"/>
        </table:table-row>
        <table:table-row table:style-name="ro1">
          <table:table-cell table:style-name="ce6"/>
          <table:table-cell table:style-name="Default" table:number-columns-repeated="7"/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30.6449in" svg:height="11.6114in" svg:x="0in" svg:y="0in">
            <draw:object draw:notify-on-update-of-ranges="'Golden Gate_current_speed'.B3:'Golden Gate_current_speed'.B241 'Golden Gate_current_speed'.C2:'Golden Gate_current_speed'.C2 'Golden Gate_current_speed'.C3:'Golden Gate_current_speed'.C2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4T23:08:05.673734482</dc:date>
    <meta:editing-duration>P1DT23H1M47S</meta:editing-duration>
    <meta:editing-cycles>9</meta:editing-cycles>
    <meta:generator>LibreOffice/6.4.7.2$Linux_X86_64 LibreOffice_project/40$Build-2</meta:generator>
    <meta:document-statistic meta:table-count="2" meta:cell-count="199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7.839cm" svg:height="29.494cm" xlink:href=".." xlink:type="simple" chart:class="chart:line" chart:style-name="ch1">
        <chart:legend chart:legend-position="end" svg:x="74.564cm" svg:y="14.448cm" style:legend-expansion="high" chart:style-name="ch2"/>
        <chart:plot-area chart:style-name="ch3" table:cell-range-address="'Golden Gate_current_speed'.B2:'Golden Gate_current_speed'.C241" chart:data-source-has-labels="both" svg:x="1.357cm" svg:y="2.242cm" svg:width="67.559cm" svg:height="26.6cm">
          <chartooo:coordinate-region svg:x="2.084cm" svg:y="2.441cm" svg:width="66.832cm" svg:height="25.271cm"/>
          <chart:axis chart:dimension="x" chart:name="primary-x" chart:style-name="ch4" chartooo:axis-type="auto">
            <chartooo:date-scale/>
            <chart:categories table:cell-range-address="'Golden Gate_current_speed'.B3:'Golden Gate_current_speed'.B24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olden Gate_current_speed'.C3:'Golden Gate_current_speed'.C241" chart:label-cell-address="'Golden Gate_current_speed'.C2:'Golden Gate_current_speed'.C2" chart:class="chart:line">
            <chart:data-point chart:repeated="2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en Gate</text:p>
                <draw:g>
                  <svg:desc>'Golden Gate_current_speed'.C2:'Golden Gate_current_speed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olden Gate_current_speed'.B3:'Golden Gate_current_speed'.B241</svg:desc>
                </draw:g>
              </table:table-cell>
              <table:table-cell office:value-type="float" office:value="1.6539001">
                <text:p>1.6539001</text:p>
                <draw:g>
                  <svg:desc>'Golden Gate_current_speed'.C3:'Golden Gate_current_speed'.C241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941262">
                <text:p>1.59412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823766">
                <text:p>1.482376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306937">
                <text:p>1.3069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656724">
                <text:p>1.065672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7506315">
                <text:p>0.75063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358853">
                <text:p>0.4035885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122603096">
                <text:p>0.1226030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02579">
                <text:p>0.50257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1127151">
                <text:p>1.1127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726748">
                <text:p>1.372674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6216944">
                <text:p>1.62169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097266">
                <text:p>1.709726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7375757">
                <text:p>1.73757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994622">
                <text:p>1.699462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5733542">
                <text:p>1.57335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978573">
                <text:p>1.397857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1811234">
                <text:p>1.18112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986166">
                <text:p>0.9298616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6304457">
                <text:p>0.63044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74651">
                <text:p>0.317465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11099596">
                <text:p>0.110995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304414">
                <text:p>0.6130441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8729702">
                <text:p>0.87297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865246">
                <text:p>1.186524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.3305548">
                <text:p>1.33055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798205">
                <text:p>1.3798205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.3381479">
                <text:p>1.33814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329092">
                <text:p>1.232909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0718619">
                <text:p>1.07186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453686">
                <text:p>0.845368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5660013">
                <text:p>0.56600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75111">
                <text:p>0.277511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9484524">
                <text:p>0.094845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067467">
                <text:p>0.506746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9688041">
                <text:p>0.9688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1238102">
                <text:p>1.123810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.2568065">
                <text:p>1.25680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2847415">
                <text:p>1.284741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.1829191">
                <text:p>1.18291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679172">
                <text:p>1.067917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8905728">
                <text:p>0.89057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04447">
                <text:p>0.630444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32647735">
                <text:p>0.326477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667584">
                <text:p>0.08667584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60847384">
                <text:p>0.608473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73759">
                <text:p>0.927375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.326872">
                <text:p>1.3268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5621389">
                <text:p>1.5621389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.6643112">
                <text:p>1.66431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6785351">
                <text:p>1.678535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6188029">
                <text:p>1.61880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496625">
                <text:p>1.4966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.2965871">
                <text:p>1.29658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0306289">
                <text:p>1.030628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6853131">
                <text:p>0.68531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174579">
                <text:p>0.3174579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10470039">
                <text:p>0.1047003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3279264">
                <text:p>0.8327926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1.274756">
                <text:p>1.274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044517">
                <text:p>1.604451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8428949">
                <text:p>1.84289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8919597">
                <text:p>1.891959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.9413085">
                <text:p>1.94130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607194">
                <text:p>1.8607194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1.724084">
                <text:p>1.72408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548613">
                <text:p>1.54861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1.3316913">
                <text:p>1.33169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0553715">
                <text:p>1.055371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74504614">
                <text:p>0.745046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0021965">
                <text:p>0.4002196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035100546">
                <text:p>0.03510054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79254">
                <text:p>0.6279254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9318427">
                <text:p>0.931842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2812556">
                <text:p>1.281255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1.4604905">
                <text:p>1.46049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5448552">
                <text:p>1.544855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5240285">
                <text:p>1.52402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4329449">
                <text:p>1.432944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1.2822679">
                <text:p>1.28226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656599">
                <text:p>1.06565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7957947">
                <text:p>0.795794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865105">
                <text:p>0.486510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19763762">
                <text:p>0.197637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3502708">
                <text:p>0.1350270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.8081106">
                <text:p>0.80811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0749065">
                <text:p>1.0749065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.2111195">
                <text:p>1.21111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2881832">
                <text:p>1.2881832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.2250837">
                <text:p>1.22508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0848839">
                <text:p>1.0848839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9110837">
                <text:p>0.91108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05337">
                <text:p>0.660533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35100737">
                <text:p>0.351007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710853">
                <text:p>0.071085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61725765">
                <text:p>0.6172576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22141">
                <text:p>0.9622141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.3865788">
                <text:p>1.38657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6182071">
                <text:p>1.618207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.7098207">
                <text:p>1.7098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240713">
                <text:p>1.724071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.653949">
                <text:p>1.6539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5174234">
                <text:p>1.517423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.2862707">
                <text:p>1.28627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8117405">
                <text:p>0.98117405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6056597">
                <text:p>0.60565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0467255">
                <text:p>0.2046725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25817478">
                <text:p>0.258174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1304626">
                <text:p>1.130462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.4746214">
                <text:p>1.47462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8395">
                <text:p>1.839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.9977764">
                <text:p>1.99777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1131723">
                <text:p>2.113172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.0959628">
                <text:p>2.09596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9906749">
                <text:p>1.990674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.8502524">
                <text:p>1.85025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6538566">
                <text:p>1.653856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.4121608">
                <text:p>1.412160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1151472">
                <text:p>1.115147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.7745238">
                <text:p>0.77452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064864">
                <text:p>0.406486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09551292">
                <text:p>0.095512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0210975">
                <text:p>0.70210975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.051475">
                <text:p>1.0514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4253939">
                <text:p>1.4253939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.6255405">
                <text:p>1.62554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699464">
                <text:p>1.69946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.6785411">
                <text:p>1.67854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837109">
                <text:p>1.583710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.4329706">
                <text:p>1.432970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2121398">
                <text:p>1.212139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93584067">
                <text:p>0.935840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008231">
                <text:p>0.6008231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26872498">
                <text:p>0.268724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8948354">
                <text:p>0.08948354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725851">
                <text:p>0.7258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0993559">
                <text:p>1.0993559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.2217355">
                <text:p>1.2217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3198304">
                <text:p>1.319830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.270777">
                <text:p>1.2707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1058319">
                <text:p>1.105831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93168044">
                <text:p>0.931680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6053784">
                <text:p>0.6605378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3355794">
                <text:p>0.33557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4131266">
                <text:p>0.14131266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68036526">
                <text:p>0.680365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0799537">
                <text:p>1.079953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.4604557">
                <text:p>1.46045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6815281">
                <text:p>1.681528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7696278">
                <text:p>1.76962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759161">
                <text:p>1.759161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.6785083">
                <text:p>1.67850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4966582">
                <text:p>1.496658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.2408401">
                <text:p>1.24084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905732">
                <text:p>0.8905732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.47220364">
                <text:p>0.472203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22117996">
                <text:p>0.122117996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.68011117">
                <text:p>0.6801111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3588293">
                <text:p>1.3588293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7342192">
                <text:p>1.73421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501156">
                <text:p>2.050115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.1868145">
                <text:p>2.186814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.2571979">
                <text:p>2.2571979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.1907196">
                <text:p>2.190719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0750544">
                <text:p>2.0750544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.9099171">
                <text:p>1.90991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699455">
                <text:p>1.69945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4264687">
                <text:p>1.42646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1048896">
                <text:p>1.104889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0.7297111">
                <text:p>0.72971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3116856">
                <text:p>0.3311685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.32260224">
                <text:p>0.3226022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3448875">
                <text:p>0.8344887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.332745">
                <text:p>1.3327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600825">
                <text:p>1.600825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.7800558">
                <text:p>1.78005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8293588">
                <text:p>1.8293588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.7942946">
                <text:p>1.794294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6785508">
                <text:p>1.6785508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.513565">
                <text:p>1.5135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822964">
                <text:p>1.2822964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0.9853325">
                <text:p>0.98533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25646">
                <text:p>0.625646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0.26871228">
                <text:p>0.268712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992337">
                <text:p>0.0992337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.7729973">
                <text:p>0.772997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1450746">
                <text:p>1.1450746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.2674189">
                <text:p>1.26741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3584272">
                <text:p>1.358427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.2919323">
                <text:p>1.29193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1163192">
                <text:p>1.1163192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0.9213816">
                <text:p>0.921381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04484">
                <text:p>0.6304484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0.27749538">
                <text:p>0.2774953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0618918">
                <text:p>0.30618918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0.77443314">
                <text:p>0.7744331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259952">
                <text:p>1.259952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.5516624">
                <text:p>1.551662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7449479">
                <text:p>1.7449479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.8046678">
                <text:p>1.80466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69661">
                <text:p>1.76966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.657755">
                <text:p>1.65775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440873">
                <text:p>1.440873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.1357281">
                <text:p>1.135728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404718">
                <text:p>0.740471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0.30194914">
                <text:p>0.3019491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5579557">
                <text:p>0.1557955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.1200184">
                <text:p>1.120018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5416007">
                <text:p>1.541600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.9659797">
                <text:p>1.965979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.1626458">
                <text:p>2.1626458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2.3274188">
                <text:p>2.327418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.3169265">
                <text:p>2.3169265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2.2363389">
                <text:p>2.23633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.0959656">
                <text:p>2.0959656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.9099936">
                <text:p>1.90999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6539359">
                <text:p>1.6539359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.3667268">
                <text:p>1.366726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004241">
                <text:p>1.004241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0.5962093">
                <text:p>0.59620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4931935">
                <text:p>0.1493193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0.63816243">
                <text:p>0.638162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0284144">
                <text:p>1.0284144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.4955647">
                <text:p>1.49556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7659296">
                <text:p>1.765929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.8890644">
                <text:p>1.88906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909989">
                <text:p>1.909989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.8436013">
                <text:p>1.84360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7136654">
                <text:p>1.7136654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.5240102">
                <text:p>1.52401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2655838">
                <text:p>1.2655838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0.93581414">
                <text:p>0.9358141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5599463">
                <text:p>0.55599463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0.20464133">
                <text:p>0.2046413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7229827">
                <text:p>0.1722982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0.9316717">
                <text:p>0.931671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1819282">
                <text:p>1.181928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.3375744">
                <text:p>1.33757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4040364">
                <text:p>1.4040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